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fo:text-align="center" style:justify-single-word="false"/>
      <style:text-properties fo:color="#00ae00" style:font-name="Verdana" fo:font-size="14pt" style:text-underline-style="solid" style:text-underline-width="auto" style:text-underline-color="font-color" fo:font-weight="bold" officeooo:rsid="0018fd94" officeooo:paragraph-rsid="0018fd94" style:font-size-asian="14pt" style:font-weight-asian="bold" style:font-size-complex="14pt"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text-properties style:font-name="Verdana" fo:font-size="9pt" style:text-underline-style="solid" style:text-underline-width="auto" style:text-underline-color="font-color" style:font-size-asian="9pt" style:font-size-complex="9pt"/>
    </style:style>
    <style:style style:name="P21" style:family="paragraph" style:parent-style-name="Text_20_body" style:list-style-name="L5">
      <style:text-properties style:font-name="Verdana" fo:font-size="9pt" style:text-underline-style="solid" style:text-underline-width="auto" style:text-underline-color="font-color" style:font-size-asian="9pt" style:font-size-complex="9pt"/>
    </style:style>
    <style:style style:name="P22" style:family="paragraph" style:parent-style-name="Text_20_body" style:list-style-name="L9">
      <style:text-properties style:font-name="Verdana" fo:font-size="9pt" style:text-underline-style="solid" style:text-underline-width="auto" style:text-underline-color="font-color" style:font-size-asian="9pt" style:font-size-complex="9pt"/>
    </style:style>
    <style:style style:name="P23" style:family="paragraph" style:parent-style-name="Text_20_body" style:list-style-name="L10">
      <style:text-properties style:font-name="Verdana" fo:font-size="9pt" style:text-underline-style="solid" style:text-underline-width="auto" style:text-underline-color="font-color" style:font-size-asian="9pt" style:font-size-complex="9pt"/>
    </style:style>
    <style:style style:name="P24" style:family="paragraph" style:parent-style-name="Text_20_body" style:list-style-name="L13">
      <style:text-properties style:font-name="Verdana" fo:font-size="9pt" style:text-underline-style="solid" style:text-underline-width="auto" style:text-underline-color="font-color" style:font-size-asian="9pt" style:font-size-complex="9pt"/>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P27" style:family="paragraph" style:parent-style-name="Heading_20_3">
      <style:text-properties style:font-name="Verdana" fo:font-size="9pt" style:text-underline-style="solid" style:text-underline-width="auto" style:text-underline-color="font-color" style:font-size-asian="9pt" style:font-size-complex="9pt"/>
    </style:style>
    <style:style style:name="P28" style:family="paragraph" style:parent-style-name="Preformatted_20_Text">
      <style:text-properties style:font-name="Verdana" fo:font-size="9pt" style:text-underline-style="solid" style:text-underline-width="auto" style:text-underline-color="font-color" style:font-size-asian="9pt" style:font-size-complex="9pt"/>
    </style:style>
    <style:style style:name="P29" style:family="paragraph" style:parent-style-name="Preformatted_20_Text">
      <style:paragraph-properties fo:margin-top="0cm" fo:margin-bottom="0.499cm" loext:contextual-spacing="false"/>
    </style:style>
    <style:style style:name="P30" style:family="paragraph" style:parent-style-name="Preformatted_20_Text">
      <style:paragraph-properties fo:margin-top="0cm" fo:margin-bottom="0.499cm" loext:contextual-spacing="false"/>
      <style:text-properties style:font-name="Verdana" fo:font-size="9pt" style:text-underline-style="solid" style:text-underline-width="auto" style:text-underline-color="font-color" style:font-size-asian="9pt" style:font-size-complex="9pt"/>
    </style:style>
    <style:style style:name="P31" style:family="paragraph" style:parent-style-name="Heading_20_2">
      <style:text-properties style:font-name="Verdana" fo:font-size="9pt" style:text-underline-style="solid" style:text-underline-width="auto" style:text-underline-color="font-color" style:font-size-asian="9pt" style:font-size-complex="9pt"/>
    </style:style>
    <style:style style:name="T1" style:family="text">
      <style:text-properties style:font-name="Verdana"/>
    </style:style>
    <style:style style:name="T2" style:family="text">
      <style:text-properties style:font-name="Verdana" fo:font-size="9pt" style:font-size-asian="9pt" style:font-size-complex="9pt"/>
    </style:style>
    <style:style style:name="T3" style:family="text">
      <style:text-properties style:font-name="Verdana" fo:font-size="9pt" style:text-underline-style="solid" style:text-underline-width="auto" style:text-underline-color="font-color" style:font-size-asian="9pt" style:font-size-complex="9pt"/>
    </style:style>
    <style:style style:name="T4" style:family="text">
      <style:text-properties style:font-name="Verdana" fo:font-size="9pt" style:text-underline-style="none" style:font-size-asian="9pt" style:font-size-complex="9pt"/>
    </style:style>
    <style:style style:name="T5" style:family="text">
      <style:text-properties fo:font-size="22pt" style:font-size-asian="22pt" style:font-size-complex="2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S</text:span>ENCTUARY</text:p>
      <text:p text:style-name="Text_20_body"><text:span text:style-name="T3">Sanctuary is a JavaScript functional programming library inspired by </text:span><text:a xlink:type="simple" xlink:href="https://www.haskell.org/" text:style-name="Internet_20_link" text:visited-style-name="Visited_20_Internet_20_Link"><text:span text:style-name="T3">Haskell</text:span></text:a><text:span text:style-name="T3"> and </text:span><text:a xlink:type="simple" xlink:href="http://www.purescript.org/" text:style-name="Internet_20_link" text:visited-style-name="Visited_20_Internet_20_Link"><text:span text:style-name="T3">PureScript</text:span></text:a><text:span text:style-name="T3">. It's stricter than </text:span><text:a xlink:type="simple" xlink:href="http://ramdajs.com/" text:style-name="Internet_20_link" text:visited-style-name="Visited_20_Internet_20_Link"><text:span text:style-name="T3">Ramda</text:span></text:a><text:span text:style-name="T3">, and provides a similar suite of functions.</text:span></text:p>
      <text:p text:style-name="P20">Sanctuary promotes programs composed of simple, pure functions. Such programs are easier to comprehend, test, and maintain – they are also a pleasure to write.</text:p>
      <text:p text:style-name="Text_20_body"><text:span text:style-name="T3">Sanctuary provides two data types, </text:span><text:a xlink:type="simple" xlink:href="https://github.com/sanctuary-js/sanctuary#maybe-type" text:style-name="Internet_20_link" text:visited-style-name="Visited_20_Internet_20_Link"><text:span text:style-name="T3">Maybe</text:span></text:a><text:span text:style-name="T3"> and </text:span><text:a xlink:type="simple" xlink:href="https://github.com/sanctuary-js/sanctuary#either-type" text:style-name="Internet_20_link" text:visited-style-name="Visited_20_Internet_20_Link"><text:span text:style-name="T3">Either</text:span></text:a><text:span text:style-name="T3">, both of which are compatible with </text:span><text:a xlink:type="simple" xlink:href="https://github.com/fantasyland/fantasy-land/tree/v3.4.0" text:style-name="Internet_20_link" text:visited-style-name="Visited_20_Internet_20_Link"><text:span text:style-name="T3">Fantasy Land</text:span></text:a><text:span text:style-name="T3">. Thanks to these data types even Sanctuary functions which may fail, such as </text:span><text:a xlink:type="simple" xlink:href="https://github.com/sanctuary-js/sanctuary#head" text:style-name="Internet_20_link" text:visited-style-name="Visited_20_Internet_20_Link"><text:span text:style-name="Source_20_Text"><text:span text:style-name="T3">head</text:span></text:span></text:a><text:span text:style-name="T3">, are composable.</text:span></text:p>
      <text:p text:style-name="P20">Sanctuary makes it possible to write safe code without null checks. In JavaScript it's trivial to introduce a possible run-time type error:</text:p>
      <text:p text:style-name="P29"><text:span text:style-name="Source_20_Text"><text:span text:style-name="T3">words[0].toUpperCase()</text:span></text:span></text:p>
      <text:p text:style-name="Text_20_body"><text:span text:style-name="T3">If </text:span><text:span text:style-name="Source_20_Text"><text:span text:style-name="T3">words</text:span></text:span><text:span text:style-name="T3"> is </text:span><text:span text:style-name="Source_20_Text"><text:span text:style-name="T3">[]</text:span></text:span><text:span text:style-name="T3"> we'll get a familiar error at run-time:</text:span></text:p>
      <text:p text:style-name="P29"><text:span text:style-name="Source_20_Text"><text:span text:style-name="T3">TypeError: Cannot read property 'toUpperCase' of undefined</text:span></text:span></text:p>
      <text:p text:style-name="P20">Sanctuary gives us a fighting chance of avoiding such errors. We might write:</text:p>
      <text:p text:style-name="P29"><text:span text:style-name="Source_20_Text"><text:span text:style-name="T3">S.map(S.toUpper, S.head(words))</text:span></text:span></text:p>
      <text:p text:style-name="P20">Sanctuary is designed to work in Node.js and in ES5-compatible browsers.</text:p>
      <text:h text:style-name="P31" text:outline-level="2"><text:bookmark text:name="user-content-types"/>Types</text:h>
      <text:p text:style-name="Text_20_body"><text:span text:style-name="T3">Sanctuary uses Haskell-like type signatures to describe the types of values, including functions. </text:span><text:span text:style-name="Source_20_Text"><text:span text:style-name="T3">'foo'</text:span></text:span><text:span text:style-name="T3">, for example, is a member of </text:span><text:span text:style-name="Source_20_Text"><text:span text:style-name="T3">String</text:span></text:span><text:span text:style-name="T3">; </text:span><text:span text:style-name="Source_20_Text"><text:span text:style-name="T3">[1, 2, 3]</text:span></text:span><text:span text:style-name="T3"> is a member of </text:span><text:span text:style-name="Source_20_Text"><text:span text:style-name="T3">Array Number</text:span></text:span><text:span text:style-name="T3">. The double colon (</text:span><text:span text:style-name="Source_20_Text"><text:span text:style-name="T3">::</text:span></text:span><text:span text:style-name="T3">) is used to mean "is a member of", so one could write:</text:span></text:p>
      <text:p text:style-name="Preformatted_20_Text"><text:span text:style-name="Source_20_Text"><text:span text:style-name="T3">'foo' :: String</text:span></text:span></text:p>
      <text:p text:style-name="P29"><text:span text:style-name="Source_20_Text"><text:span text:style-name="T3">[1, 2, 3] :: Array Number</text:span></text:span></text:p>
      <text:p text:style-name="P20">An identifier may appear to the left of the double colon:</text:p>
      <text:p text:style-name="P29"><text:span text:style-name="Source_20_Text"><text:span text:style-name="T3">Math.PI :: Number</text:span></text:span></text:p>
      <text:p text:style-name="Text_20_body"><text:span text:style-name="T3">The arrow (</text:span><text:span text:style-name="Source_20_Text"><text:span text:style-name="T3">-&gt;</text:span></text:span><text:span text:style-name="T3">) is used to express a function's type:</text:span></text:p>
      <text:p text:style-name="P29"><text:span text:style-name="Source_20_Text"><text:span text:style-name="T3">Math.abs :: Number -&gt; Number</text:span></text:span></text:p>
      <text:p text:style-name="Text_20_body"><text:span text:style-name="T3">That states that </text:span><text:span text:style-name="Source_20_Text"><text:span text:style-name="T3">Math.abs</text:span></text:span><text:span text:style-name="T3"> is a unary function which takes an argument of type </text:span><text:span text:style-name="Source_20_Text"><text:span text:style-name="T3">Number</text:span></text:span><text:span text:style-name="T3"> and returns a value of type </text:span><text:span text:style-name="Source_20_Text"><text:span text:style-name="T3">Number</text:span></text:span><text:span text:style-name="T3">.</text:span></text:p>
      <text:p text:style-name="P20">Some functions are parametrically polymorphic: their types are not fixed. Type variables are used in the representations of such functions:</text:p>
      <text:p text:style-name="P29"><text:span text:style-name="Source_20_Text"><text:span text:style-name="T3">S.I :: a -&gt; a</text:span></text:span></text:p>
      <text:p text:style-name="Text_20_body"><text:span text:style-name="Source_20_Text"><text:span text:style-name="T3">a</text:span></text:span><text:span text:style-name="T3"> is a type variable. Type variables are not capitalized, so they are differentiable from type identifiers (which are always capitalized). By convention type variables have single-character names. The signature above states that </text:span><text:span text:style-name="Source_20_Text"><text:span text:style-name="T3">S.I</text:span></text:span><text:span text:style-name="T3"> takes a value of any type and returns a value of the same type. Some signatures feature multiple type variables:</text:span></text:p>
      <text:p text:style-name="P29"><text:span text:style-name="Source_20_Text"><text:span text:style-name="T3">S.K :: a -&gt; b -&gt; a</text:span></text:span></text:p>
      <text:p text:style-name="Text_20_body"><text:soft-page-break/><text:span text:style-name="T3">It must be possible to replace all occurrences of </text:span><text:span text:style-name="Source_20_Text"><text:span text:style-name="T3">a</text:span></text:span><text:span text:style-name="T3"> with a concrete type. The same applies for each other type variable. For the function above, the types with which </text:span><text:span text:style-name="Source_20_Text"><text:span text:style-name="T3">a</text:span></text:span><text:span text:style-name="T3"> and </text:span><text:span text:style-name="Source_20_Text"><text:span text:style-name="T3">b</text:span></text:span><text:span text:style-name="T3"> are replaced may be different, but needn't be.</text:span></text:p>
      <text:p text:style-name="Text_20_body"><text:span text:style-name="T3">Since all Sanctuary functions are curried (they accept their arguments one at a time), a binary function is represented as a unary function which returns a unary function: </text:span><text:span text:style-name="Source_20_Text"><text:span text:style-name="T3">* -&gt; * -&gt; *</text:span></text:span><text:span text:style-name="T3">. This aligns neatly with Haskell, which uses curried functions exclusively. In JavaScript, though, we may wish to represent the types of functions with arities less than or greater than one. The general form is </text:span><text:span text:style-name="Source_20_Text"><text:span text:style-name="T3">(&lt;input-types&gt;) -&gt; &lt;output-type&gt;</text:span></text:span><text:span text:style-name="T3">, where </text:span><text:span text:style-name="Source_20_Text"><text:span text:style-name="T3">&lt;input-types&gt;</text:span></text:span><text:span text:style-name="T3"> comprises zero or more comma–space (</text:span><text:span text:style-name="Source_20_Text"><text:span text:style-name="T3">, </text:span></text:span><text:span text:style-name="T3">) -separated type representations:</text:span></text:p>
      <text:list xml:id="list6108947951208811271" text:style-name="L1">
        <text:list-item>
          <text:p text:style-name="P25"><text:span text:style-name="Source_20_Text"><text:span text:style-name="T3">() -&gt; String</text:span></text:span><text:span text:style-name="T3"> </text:span></text:p>
        </text:list-item>
        <text:list-item>
          <text:p text:style-name="P25"><text:span text:style-name="Source_20_Text"><text:span text:style-name="T3">(a, b) -&gt; a</text:span></text:span><text:span text:style-name="T3"> </text:span></text:p>
        </text:list-item>
        <text:list-item>
          <text:p text:style-name="P2"><text:span text:style-name="Source_20_Text"><text:span text:style-name="T3">(a, b, c) -&gt; d</text:span></text:span><text:span text:style-name="T3"> </text:span></text:p>
        </text:list-item>
      </text:list>
      <text:p text:style-name="Text_20_body"><text:span text:style-name="Source_20_Text"><text:span text:style-name="T3">Number -&gt; Number</text:span></text:span><text:span text:style-name="T3"> can thus be seen as shorthand for </text:span><text:span text:style-name="Source_20_Text"><text:span text:style-name="T3">(Number) -&gt; Number</text:span></text:span><text:span text:style-name="T3">.</text:span></text:p>
      <text:p text:style-name="Text_20_body"><text:span text:style-name="T3">The question mark (</text:span><text:span text:style-name="Source_20_Text"><text:span text:style-name="T3">?</text:span></text:span><text:span text:style-name="T3">) is used to represent types which include </text:span><text:span text:style-name="Source_20_Text"><text:span text:style-name="T3">null</text:span></text:span><text:span text:style-name="T3"> and </text:span><text:span text:style-name="Source_20_Text"><text:span text:style-name="T3">undefined</text:span></text:span><text:span text:style-name="T3"> as members. </text:span><text:span text:style-name="Source_20_Text"><text:span text:style-name="T3">String?</text:span></text:span><text:span text:style-name="T3">, for example, represents the type comprising </text:span><text:span text:style-name="Source_20_Text"><text:span text:style-name="T3">null</text:span></text:span><text:span text:style-name="T3">, </text:span><text:span text:style-name="Source_20_Text"><text:span text:style-name="T3">undefined</text:span></text:span><text:span text:style-name="T3">, and all strings.</text:span></text:p>
      <text:p text:style-name="P20">Sanctuary embraces types. JavaScript doesn't support algebraic data types, but these can be simulated by providing a group of data constructors which return values with the same set of methods. A value of the Either type, for example, is created via the Left constructor or the Right constructor.</text:p>
      <text:p text:style-name="Text_20_body"><text:span text:style-name="T3">It's necessary to extend Haskell's notation to describe implicit arguments to the </text:span><text:span text:style-name="Emphasis"><text:span text:style-name="T3">methods</text:span></text:span><text:span text:style-name="T3"> provided by Sanctuary's types. In </text:span><text:span text:style-name="Source_20_Text"><text:span text:style-name="T3">x.map(y)</text:span></text:span><text:span text:style-name="T3">, for example, the </text:span><text:span text:style-name="Source_20_Text"><text:span text:style-name="T3">map</text:span></text:span><text:span text:style-name="T3"> method takes an implicit argument </text:span><text:span text:style-name="Source_20_Text"><text:span text:style-name="T3">x</text:span></text:span><text:span text:style-name="T3"> in addition to the explicit argument </text:span><text:span text:style-name="Source_20_Text"><text:span text:style-name="T3">y</text:span></text:span><text:span text:style-name="T3">. The type of the value upon which a method is invoked appears at the beginning of the signature, separated from the arguments and return value by a squiggly arrow (</text:span><text:span text:style-name="Source_20_Text"><text:span text:style-name="T3">~&gt;</text:span></text:span><text:span text:style-name="T3">). The type of the </text:span><text:span text:style-name="Source_20_Text"><text:span text:style-name="T3">fantasy-land/map</text:span></text:span><text:span text:style-name="T3"> method of the Maybe type is written </text:span><text:span text:style-name="Source_20_Text"><text:span text:style-name="T3">Maybe a ~&gt; (a -&gt; b) -&gt; Maybe b</text:span></text:span><text:span text:style-name="T3">. One could read this as:</text:span></text:p>
      <text:p text:style-name="Text_20_body"><text:span text:style-name="Emphasis"><text:span text:style-name="T3">When the </text:span></text:span><text:span text:style-name="Emphasis"><text:span text:style-name="Source_20_Text"><text:span text:style-name="T3">fantasy-land/map</text:span></text:span></text:span><text:span text:style-name="Emphasis"><text:span text:style-name="T3"> method is invoked on a value of type </text:span></text:span><text:span text:style-name="Emphasis"><text:span text:style-name="Source_20_Text"><text:span text:style-name="T3">Maybe a</text:span></text:span></text:span><text:span text:style-name="Emphasis"><text:span text:style-name="T3"> (for any type </text:span></text:span><text:span text:style-name="Emphasis"><text:span text:style-name="Source_20_Text"><text:span text:style-name="T3">a</text:span></text:span></text:span><text:span text:style-name="Emphasis"><text:span text:style-name="T3">) with an argument of type </text:span></text:span><text:span text:style-name="Emphasis"><text:span text:style-name="Source_20_Text"><text:span text:style-name="T3">a -&gt; b</text:span></text:span></text:span><text:span text:style-name="Emphasis"><text:span text:style-name="T3"> (for any type </text:span></text:span><text:span text:style-name="Emphasis"><text:span text:style-name="Source_20_Text"><text:span text:style-name="T3">b</text:span></text:span></text:span><text:span text:style-name="Emphasis"><text:span text:style-name="T3">), it returns a value of type </text:span></text:span><text:span text:style-name="Emphasis"><text:span text:style-name="Source_20_Text"><text:span text:style-name="T3">Maybe b</text:span></text:span></text:span><text:span text:style-name="Emphasis"><text:span text:style-name="T3">.</text:span></text:span></text:p>
      <text:p text:style-name="Text_20_body"><text:span text:style-name="T3">The squiggly arrow is also used when representing non-function properties. </text:span><text:span text:style-name="Source_20_Text"><text:span text:style-name="T3">Maybe a ~&gt; Boolean</text:span></text:span><text:span text:style-name="T3">, for example, represents a Boolean property of a value of type </text:span><text:span text:style-name="Source_20_Text"><text:span text:style-name="T3">Maybe a</text:span></text:span><text:span text:style-name="T3">.</text:span></text:p>
      <text:p text:style-name="Text_20_body"><text:span text:style-name="T3">Sanctuary supports type classes: constraints on type variables. Whereas </text:span><text:span text:style-name="Source_20_Text"><text:span text:style-name="T3">a -&gt; a</text:span></text:span><text:span text:style-name="T3"> implicitly supports every type, </text:span><text:span text:style-name="Source_20_Text"><text:span text:style-name="T3">Functor f =&gt; (a -&gt; b) -&gt; f a -&gt; f b</text:span></text:span><text:span text:style-name="T3"> requires that </text:span><text:span text:style-name="Source_20_Text"><text:span text:style-name="T3">f</text:span></text:span><text:span text:style-name="T3"> be a type which satisfies the requirements of the Functor type class. Type-class constraints appear at the beginning of a type signature, separated from the rest of the signature by a fat arrow (</text:span><text:span text:style-name="Source_20_Text"><text:span text:style-name="T3">=&gt;</text:span></text:span><text:span text:style-name="T3">).</text:span></text:p>
      <text:h text:style-name="P27" text:outline-level="3"><text:bookmark text:name="user-content-type-representatives"/>Type representatives</text:h>
      <text:p text:style-name="Text_20_body"><text:span text:style-name="T3">What is the type of </text:span><text:span text:style-name="Source_20_Text"><text:span text:style-name="T3">Number</text:span></text:span><text:span text:style-name="T3">? One answer is </text:span><text:span text:style-name="Source_20_Text"><text:span text:style-name="T3">a -&gt; Number</text:span></text:span><text:span text:style-name="T3">, since it's a function which takes an argument of any type and returns a Number value. When provided as the first argument to </text:span><text:a xlink:type="simple" xlink:href="https://github.com/sanctuary-js/sanctuary#is" text:style-name="Internet_20_link" text:visited-style-name="Visited_20_Internet_20_Link"><text:span text:style-name="Source_20_Text"><text:span text:style-name="T3">is</text:span></text:span></text:a><text:span text:style-name="T3">, though, </text:span><text:span text:style-name="Source_20_Text"><text:span text:style-name="T3">Number</text:span></text:span><text:span text:style-name="T3"> is really the value-level representative of the Number type.</text:span></text:p>
      <text:p text:style-name="P20">Sanctuary uses the TypeRep pseudotype to describe type representatives. For example:</text:p>
      <text:p text:style-name="P29"><text:span text:style-name="Source_20_Text"><text:span text:style-name="T3">Number :: TypeRep Number</text:span></text:span></text:p>
      <text:p text:style-name="Text_20_body"><text:span text:style-name="Source_20_Text"><text:span text:style-name="T3">Number</text:span></text:span><text:span text:style-name="T3"> is the sole inhabitant of the TypeRep Number type.</text:span></text:p>
      <text:h text:style-name="P31" text:outline-level="2"><text:bookmark text:name="user-content-type-checking"/>Type checking</text:h>
      <text:p text:style-name="Text_20_body"><text:span text:style-name="T3">Sanctuary functions are defined via </text:span><text:a xlink:type="simple" xlink:href="https://github.com/sanctuary-js/sanctuary-def/tree/v0.14.0" text:style-name="Internet_20_link" text:visited-style-name="Visited_20_Internet_20_Link"><text:span text:style-name="T3">sanctuary-def</text:span></text:a><text:span text:style-name="T3"> to provide run-time type checking. This is tremendously useful during development: type errors are reported immediately, avoiding circuitous stack traces (at best) and silent failures due to type coercion (at worst). For example:</text:span></text:p>
      <text:p text:style-name="P28"><text:soft-page-break/>S.add(2, true);</text:p>
      <text:p text:style-name="P28">// ! TypeError: Invalid value</text:p>
      <text:p text:style-name="P28">//</text:p>
      <text:p text:style-name="P28">// <text:s text:c="2"/>add :: FiniteNumber -&gt; FiniteNumber -&gt; FiniteNumber</text:p>
      <text:p text:style-name="P28">// <text:s text:c="25"/>^^^^^^^^^^^^</text:p>
      <text:p text:style-name="P28">// <text:s text:c="30"/>1</text:p>
      <text:p text:style-name="P28">//</text:p>
      <text:p text:style-name="P28">// <text:s text:c="2"/>1) <text:s/>true :: Boolean</text:p>
      <text:p text:style-name="P28">//</text:p>
      <text:p text:style-name="P28">// <text:s text:c="2"/>The value at position 1 is not a member of ‘FiniteNumber’.</text:p>
      <text:p text:style-name="P28">//</text:p>
      <text:p text:style-name="P30">// <text:s text:c="2"/>See https://github.com/sanctuary-js/sanctuary-def/tree/v0.14.0#FiniteNumber for information about the sanctuary-def/FiniteNumber type.</text:p>
      <text:p text:style-name="P20">Compare this to the behaviour of Ramda's unchecked equivalent:</text:p>
      <text:p text:style-name="P28">R.add(2, true);</text:p>
      <text:p text:style-name="P30">// =&gt; 3</text:p>
      <text:p text:style-name="Text_20_body"><text:span text:style-name="T3">There is a performance cost to run-time type checking. One may wish to disable type checking in certain contexts to avoid paying this cost. </text:span><text:a xlink:type="simple" xlink:href="https://github.com/sanctuary-js/sanctuary#create" text:style-name="Internet_20_link" text:visited-style-name="Visited_20_Internet_20_Link"><text:span text:style-name="Source_20_Text"><text:span text:style-name="T3">create</text:span></text:span></text:a><text:span text:style-name="T3"> facilitates the creation of a Sanctuary module which does not perform type checking.</text:span></text:p>
      <text:p text:style-name="P20">In Node, one could use an environment variable to determine whether to perform type checking:</text:p>
      <text:p text:style-name="P28">const {create, env} = require('sanctuary');</text:p>
      <text:p text:style-name="P28"/>
      <text:p text:style-name="P28">const checkTypes = process.env.NODE_ENV !== 'production';</text:p>
      <text:p text:style-name="P30">const S = create({checkTypes, env});</text:p>
      <text:h text:style-name="P31" text:outline-level="2"><text:bookmark text:name="user-content-api"/>API</text:h>
      <text:h text:style-name="Heading_20_4" text:outline-level="4"><text:bookmark text:name="user-content-create--checktypes--booleanenv--arraytype---module"/><text:a xlink:type="simple" xlink:href="https://github.com/sanctuary-js/sanctuary/blob/v0.14.1/index.js#L349" text:style-name="Internet_20_link" text:visited-style-name="Visited_20_Internet_20_Link"><text:span text:style-name="Source_20_Text"><text:span text:style-name="T3">create :: { checkTypes :: Boolean, env :: Array Type } -⁠&gt; Module</text:span></text:span></text:a></text:h>
      <text:p text:style-name="Text_20_body"><text:span text:style-name="T3">Takes an options record and returns a Sanctuary module. </text:span><text:span text:style-name="Source_20_Text"><text:span text:style-name="T3">checkTypes</text:span></text:span><text:span text:style-name="T3"> specifies whether to enable type checking. The module's polymorphic functions (such as </text:span><text:a xlink:type="simple" xlink:href="https://github.com/sanctuary-js/sanctuary#I" text:style-name="Internet_20_link" text:visited-style-name="Visited_20_Internet_20_Link"><text:span text:style-name="Source_20_Text"><text:span text:style-name="T3">I</text:span></text:span></text:a><text:span text:style-name="T3">) require each value associated with a type variable to be a member of at least one type in the environment.</text:span></text:p>
      <text:p text:style-name="P20">A well-typed application of a Sanctuary function will produce the same result regardless of whether type checking is enabled. If type checking is enabled, a badly typed application will produce an exception with a descriptive error message.</text:p>
      <text:p text:style-name="Text_20_body"><text:span text:style-name="T3">The following snippet demonstrates defining a custom type and using </text:span><text:span text:style-name="Source_20_Text"><text:span text:style-name="T3">create</text:span></text:span><text:span text:style-name="T3"> to produce a Sanctuary module which is aware of that type:</text:span></text:p>
      <text:p text:style-name="P28">const {create, env} = require('sanctuary');</text:p>
      <text:p text:style-name="P28">const $ = require('sanctuary-def');</text:p>
      <text:p text:style-name="P28">const type = require('sanctuary-type-identifiers');</text:p>
      <text:p text:style-name="P28"/>
      <text:p text:style-name="P28">// <text:s text:c="3"/>Identity :: a -&gt; Identity a</text:p>
      <text:p text:style-name="P28">const Identity = function Identity(x) {</text:p>
      <text:p text:style-name="P28"><text:s text:c="2"/>if (!(this instanceof Identity)) return new Identity(x);</text:p>
      <text:p text:style-name="P28"><text:s text:c="2"/>this.value = x;</text:p>
      <text:p text:style-name="P28">};</text:p>
      <text:p text:style-name="P28"/>
      <text:p text:style-name="P28">Identity['@@type'] = 'my-package/Identity@1';</text:p>
      <text:p text:style-name="P28"/>
      <text:p text:style-name="P28">Identity.prototype['fantasy-land/map'] = function(f) {</text:p>
      <text:p text:style-name="P28"><text:s text:c="2"/>return Identity(f(this.value));</text:p>
      <text:p text:style-name="P28">};</text:p>
      <text:p text:style-name="P28"><text:soft-page-break/></text:p>
      <text:p text:style-name="P28">// <text:s text:c="3"/>IdentityType :: Type -&gt; Type</text:p>
      <text:p text:style-name="P28">const IdentityType = $.UnaryType(</text:p>
      <text:p text:style-name="P28"><text:s text:c="2"/>Identity['@@type'],</text:p>
      <text:p text:style-name="P28"><text:s text:c="2"/>'http://example.com/my-package#Identity',</text:p>
      <text:p text:style-name="P28"><text:s text:c="2"/>x =&gt; type(x) === Identity['@@type'],</text:p>
      <text:p text:style-name="P28"><text:s text:c="2"/>identity =&gt; [identity.value]</text:p>
      <text:p text:style-name="P28">);</text:p>
      <text:p text:style-name="P28"/>
      <text:p text:style-name="P28">const S = create({</text:p>
      <text:p text:style-name="P28"><text:s text:c="2"/>checkTypes: process.env.NODE_ENV !== 'production',</text:p>
      <text:p text:style-name="P28"><text:s text:c="2"/>env: env.concat([IdentityType($.Unknown)]),</text:p>
      <text:p text:style-name="P28">});</text:p>
      <text:p text:style-name="P28"/>
      <text:p text:style-name="P28">S.map(S.sub(1), Identity(43));</text:p>
      <text:p text:style-name="P30">// =&gt; Identity(42)</text:p>
      <text:p text:style-name="Text_20_body"><text:span text:style-name="T3">See also </text:span><text:a xlink:type="simple" xlink:href="https://github.com/sanctuary-js/sanctuary#env" text:style-name="Internet_20_link" text:visited-style-name="Visited_20_Internet_20_Link"><text:span text:style-name="Source_20_Text"><text:span text:style-name="T3">env</text:span></text:span></text:a><text:span text:style-name="T3">.</text:span></text:p>
      <text:h text:style-name="Heading_20_4" text:outline-level="4"><text:bookmark text:name="user-content-env--arraytype"/><text:a xlink:type="simple" xlink:href="https://github.com/sanctuary-js/sanctuary/blob/v0.14.1/index.js#L405" text:style-name="Internet_20_link" text:visited-style-name="Visited_20_Internet_20_Link"><text:span text:style-name="Source_20_Text"><text:span text:style-name="T3">env :: Array Type</text:span></text:span></text:a></text:h>
      <text:p text:style-name="Text_20_body"><text:span text:style-name="T3">The default environment, which may be used as is or as the basis of a custom environment in conjunction with </text:span><text:a xlink:type="simple" xlink:href="https://github.com/sanctuary-js/sanctuary#create" text:style-name="Internet_20_link" text:visited-style-name="Visited_20_Internet_20_Link"><text:span text:style-name="Source_20_Text"><text:span text:style-name="T3">create</text:span></text:span></text:a><text:span text:style-name="T3">.</text:span></text:p>
      <text:h text:style-name="P27" text:outline-level="3"><text:bookmark text:name="user-content-placeholder"/>Placeholder</text:h>
      <text:p text:style-name="Text_20_body"><text:span text:style-name="T3">Sanctuary functions are designed with partial application in mind. In many cases one can define a more specific function in terms of a more general one simply by applying the more general function to some (but not all) of its arguments. For example, one could define </text:span><text:span text:style-name="Source_20_Text"><text:span text:style-name="T3">sum :: Foldable f =&gt; f Number -&gt; Number</text:span></text:span><text:span text:style-name="T3"> as </text:span><text:span text:style-name="Source_20_Text"><text:span text:style-name="T3">S.reduce(S.add, 0)</text:span></text:span><text:span text:style-name="T3">.</text:span></text:p>
      <text:p text:style-name="Text_20_body"><text:span text:style-name="T3">In some cases, though, there are multiple orders in which one may wish to provide a function's arguments. </text:span><text:span text:style-name="Source_20_Text"><text:span text:style-name="T3">S.concat('prefix')</text:span></text:span><text:span text:style-name="T3"> is a function which prefixes its argument, but how would one define a function which suffixes its argument? It's possible with the help of </text:span><text:a xlink:type="simple" xlink:href="https://github.com/sanctuary-js/sanctuary#__" text:style-name="Internet_20_link" text:visited-style-name="Visited_20_Internet_20_Link"><text:span text:style-name="Source_20_Text"><text:span text:style-name="T3">__</text:span></text:span></text:a><text:span text:style-name="T3">, the special placeholder value.</text:span></text:p>
      <text:p text:style-name="Text_20_body"><text:span text:style-name="T3">The placeholder indicates a hole to be filled at some future time. The following are all equivalent (</text:span><text:span text:style-name="Source_20_Text"><text:span text:style-name="T3">_</text:span></text:span><text:span text:style-name="T3"> represents the placeholder):</text:span></text:p>
      <text:list xml:id="list7311246507276163306" text:style-name="L2">
        <text:list-item>
          <text:p text:style-name="P26"><text:span text:style-name="Source_20_Text"><text:span text:style-name="T3">f(x, y, z)</text:span></text:span><text:span text:style-name="T3"> </text:span></text:p>
        </text:list-item>
        <text:list-item>
          <text:p text:style-name="P26"><text:span text:style-name="Source_20_Text"><text:span text:style-name="T3">f(_, y, z)(x)</text:span></text:span><text:span text:style-name="T3"> </text:span></text:p>
        </text:list-item>
        <text:list-item>
          <text:p text:style-name="P26"><text:span text:style-name="Source_20_Text"><text:span text:style-name="T3">f(_, _, z)(x, y)</text:span></text:span><text:span text:style-name="T3"> </text:span></text:p>
        </text:list-item>
        <text:list-item>
          <text:p text:style-name="P3"><text:span text:style-name="Source_20_Text"><text:span text:style-name="T3">f(_, _, z)(_, y)(x)</text:span></text:span><text:span text:style-name="T3"> </text:span></text:p>
        </text:list-item>
      </text:list>
      <text:h text:style-name="Heading_20_4" text:outline-level="4"><text:bookmark text:name="user-content-__--placeholder"/><text:a xlink:type="simple" xlink:href="https://github.com/sanctuary-js/sanctuary/blob/v0.14.1/index.js#L447" text:style-name="Internet_20_link" text:visited-style-name="Visited_20_Internet_20_Link"><text:span text:style-name="Source_20_Text"><text:span text:style-name="T3">__ :: Placeholder</text:span></text:span></text:a></text:h>
      <text:p text:style-name="Text_20_body"><text:span text:style-name="T3">The special </text:span><text:a xlink:type="simple" xlink:href="https://github.com/sanctuary-js/sanctuary#placeholder" text:style-name="Internet_20_link" text:visited-style-name="Visited_20_Internet_20_Link"><text:span text:style-name="T3">placeholder</text:span></text:a><text:span text:style-name="T3"> value.</text:span></text:p>
      <text:p text:style-name="P28">&gt; S.map(S.concat('@'), ['foo', 'bar', 'baz'])</text:p>
      <text:p text:style-name="P28">['@foo', '@bar', '@baz']</text:p>
      <text:p text:style-name="P28"/>
      <text:p text:style-name="P28">&gt; S.map(S.concat(S.__, '?'), ['foo', 'bar', 'baz'])</text:p>
      <text:p text:style-name="P30">['foo?', 'bar?', 'baz?']</text:p>
      <text:h text:style-name="P27" text:outline-level="3"><text:bookmark text:name="user-content-classify"/>Classify</text:h>
      <text:h text:style-name="Heading_20_4" text:outline-level="4"><text:bookmark text:name="user-content-type--any---namespace--maybestringname--stringversion--nonnegativeinteger"/><text:a xlink:type="simple" xlink:href="https://github.com/sanctuary-js/sanctuary/blob/v0.14.1/index.js#L462" text:style-name="Internet_20_link" text:visited-style-name="Visited_20_Internet_20_Link"><text:span text:style-name="Source_20_Text"><text:span text:style-name="T3">type :: Any -⁠&gt; { namespace :: Maybe String, name :: String, version :: NonNegativeInteger }</text:span></text:span></text:a></text:h>
      <text:p text:style-name="Text_20_body"><text:span text:style-name="T3">Returns the result of parsing the </text:span><text:a xlink:type="simple" xlink:href="https://github.com/sanctuary-js/sanctuary-type-identifiers/tree/v2.0.1" text:style-name="Internet_20_link" text:visited-style-name="Visited_20_Internet_20_Link"><text:span text:style-name="T3">type identifier</text:span></text:a><text:span text:style-name="T3"> of the given value.</text:span></text:p>
      <text:p text:style-name="P28"><text:soft-page-break/>&gt; S.type(S.Just(42))</text:p>
      <text:p text:style-name="P28">{namespace: Just('sanctuary'), name: 'Maybe', version: 0}</text:p>
      <text:p text:style-name="P28"/>
      <text:p text:style-name="P28">&gt; S.type([1, 2, 3])</text:p>
      <text:p text:style-name="P30">{namespace: Nothing, name: 'Array', version: 0}</text:p>
      <text:h text:style-name="Heading_20_4" text:outline-level="4"><text:bookmark text:name="user-content-is--typerepa---any---boolean"/><text:a xlink:type="simple" xlink:href="https://github.com/sanctuary-js/sanctuary/blob/v0.14.1/index.js#L486" text:style-name="Internet_20_link" text:visited-style-name="Visited_20_Internet_20_Link"><text:span text:style-name="Source_20_Text"><text:span text:style-name="T3">is :: TypeRep a -⁠&gt; Any -⁠&gt; Boolean</text:span></text:span></text:a></text:h>
      <text:p text:style-name="Text_20_body"><text:span text:style-name="T3">Takes a </text:span><text:a xlink:type="simple" xlink:href="https://github.com/sanctuary-js/sanctuary#type-representatives" text:style-name="Internet_20_link" text:visited-style-name="Visited_20_Internet_20_Link"><text:span text:style-name="T3">type representative</text:span></text:a><text:span text:style-name="T3"> and a value of any type and 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given value is of the specified type. Subtyping is not respected.</text:span></text:p>
      <text:p text:style-name="P28">&gt; S.is(Number, 42)</text:p>
      <text:p text:style-name="P28">true</text:p>
      <text:p text:style-name="P28"/>
      <text:p text:style-name="P28">&gt; S.is(Object, 42)</text:p>
      <text:p text:style-name="P28">false</text:p>
      <text:p text:style-name="P28"/>
      <text:p text:style-name="P28">&gt; S.is(String, 42)</text:p>
      <text:p text:style-name="P30">false</text:p>
      <text:h text:style-name="P27" text:outline-level="3"><text:bookmark text:name="user-content-showable"/>Showable</text:h>
      <text:h text:style-name="Heading_20_4" text:outline-level="4"><text:bookmark text:name="user-content-tostring--any---string"/><text:a xlink:type="simple" xlink:href="https://github.com/sanctuary-js/sanctuary/blob/v0.14.1/index.js#L515" text:style-name="Internet_20_link" text:visited-style-name="Visited_20_Internet_20_Link"><text:span text:style-name="Source_20_Text"><text:span text:style-name="T3">toString :: Any -⁠&gt; String</text:span></text:span></text:a></text:h>
      <text:p text:style-name="Text_20_body"><text:span text:style-name="T3">Alias of </text:span><text:a xlink:type="simple" xlink:href="https://github.com/sanctuary-js/sanctuary-type-classes/tree/v7.1.1#toString" text:style-name="Internet_20_link" text:visited-style-name="Visited_20_Internet_20_Link"><text:span text:style-name="Source_20_Text"><text:span text:style-name="T3">Z.toString</text:span></text:span></text:a><text:span text:style-name="T3">.</text:span></text:p>
      <text:p text:style-name="P28">&gt; S.toString(-0)</text:p>
      <text:p text:style-name="P28">'-0'</text:p>
      <text:p text:style-name="P28"/>
      <text:p text:style-name="P28">&gt; S.toString(['foo', 'bar', 'baz'])</text:p>
      <text:p text:style-name="P28">'["foo", "bar", "baz"]'</text:p>
      <text:p text:style-name="P28"/>
      <text:p text:style-name="P28">&gt; S.toString({x: 1, y: 2, z: 3})</text:p>
      <text:p text:style-name="P28">'{"x": 1, "y": 2, "z": 3}'</text:p>
      <text:p text:style-name="P28"/>
      <text:p text:style-name="P28">&gt; S.toString(S.Left(S.Right(S.Just(S.Nothing))))</text:p>
      <text:p text:style-name="P30">'Left(Right(Just(Nothing)))'</text:p>
      <text:h text:style-name="P27" text:outline-level="3"><text:bookmark text:name="user-content-fantasy-land"/>Fantasy Land</text:h>
      <text:p text:style-name="Text_20_body"><text:span text:style-name="T3">Sanctuary is compatible with the </text:span><text:a xlink:type="simple" xlink:href="https://github.com/fantasyland/fantasy-land/tree/v3.4.0" text:style-name="Internet_20_link" text:visited-style-name="Visited_20_Internet_20_Link"><text:span text:style-name="T3">Fantasy Land</text:span></text:a><text:span text:style-name="T3"> specification.</text:span></text:p>
      <text:h text:style-name="Heading_20_4" text:outline-level="4"><text:bookmark text:name="user-content-equals--setoida--a---a---boolean"/><text:a xlink:type="simple" xlink:href="https://github.com/sanctuary-js/sanctuary/blob/v0.14.1/index.js#L538" text:style-name="Internet_20_link" text:visited-style-name="Visited_20_Internet_20_Link"><text:span text:style-name="Source_20_Text"><text:span text:style-name="T3">equals :: Setoid a =&gt; a -⁠&gt; a -⁠&gt; Boolean</text:span></text:span></text:a></text:h>
      <text:p text:style-name="Text_20_body"><text:span text:style-name="T3">Curried version of </text:span><text:a xlink:type="simple" xlink:href="https://github.com/sanctuary-js/sanctuary-type-classes/tree/v7.1.1#equals" text:style-name="Internet_20_link" text:visited-style-name="Visited_20_Internet_20_Link"><text:span text:style-name="Source_20_Text"><text:span text:style-name="T3">Z.equals</text:span></text:span></text:a><text:span text:style-name="T3"> which requires two arguments of the same type.</text:span></text:p>
      <text:p text:style-name="Text_20_body"><text:span text:style-name="T3">To compare values of different types first use </text:span><text:a xlink:type="simple" xlink:href="https://github.com/sanctuary-js/sanctuary#create" text:style-name="Internet_20_link" text:visited-style-name="Visited_20_Internet_20_Link"><text:span text:style-name="Source_20_Text"><text:span text:style-name="T3">create</text:span></text:span></text:a><text:span text:style-name="T3"> to create a Sanctuary module with type checking disabled, then use that module's </text:span><text:span text:style-name="Source_20_Text"><text:span text:style-name="T3">equals</text:span></text:span><text:span text:style-name="T3"> function.</text:span></text:p>
      <text:p text:style-name="P28">&gt; S.equals(0, -0)</text:p>
      <text:p text:style-name="P28">true</text:p>
      <text:p text:style-name="P28"/>
      <text:p text:style-name="P28">&gt; S.equals(NaN, NaN)</text:p>
      <text:p text:style-name="P28">true</text:p>
      <text:p text:style-name="P28"/>
      <text:p text:style-name="P28">&gt; S.equals(S.Just([1, 2, 3]), S.Just([1, 2, 3]))</text:p>
      <text:p text:style-name="P28">true</text:p>
      <text:p text:style-name="P28"/>
      <text:p text:style-name="P28">&gt; S.equals(S.Just([1, 2, 3]), S.Just([1, 2, 4]))</text:p>
      <text:p text:style-name="P30">false</text:p>
      <text:h text:style-name="Heading_20_4" text:outline-level="4"><text:bookmark text:name="user-content-lt--orda--a---a-boolean"/><text:soft-page-break/><text:a xlink:type="simple" xlink:href="https://github.com/sanctuary-js/sanctuary/blob/v0.14.1/index.js#L562" text:style-name="Internet_20_link" text:visited-style-name="Visited_20_Internet_20_Link"><text:span text:style-name="Source_20_Text"><text:span text:style-name="T3">lt :: Ord a =&gt; a -⁠&gt; (a -⁠&gt; Boolean)</text:span></text:span></text:a></text:h>
      <text:p text:style-name="Text_20_body"><text:span text:style-name="T3">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text:span><text:span text:style-name="Emphasis"><text:span text:style-name="T3">second</text:span></text:span><text:span text:style-name="T3"> argument is less than the first according to </text:span><text:a xlink:type="simple" xlink:href="https://github.com/sanctuary-js/sanctuary-type-classes/tree/v7.1.1#lt" text:style-name="Internet_20_link" text:visited-style-name="Visited_20_Internet_20_Link"><text:span text:style-name="Source_20_Text"><text:span text:style-name="T3">Z.lt</text:span></text:span></text:a><text:span text:style-name="T3">. The arguments must be provided one at a time.</text:span></text:p>
      <text:p text:style-name="Text_20_body"><text:span text:style-name="T3">See also </text:span><text:a xlink:type="simple" xlink:href="https://github.com/sanctuary-js/sanctuary#lt_" text:style-name="Internet_20_link" text:visited-style-name="Visited_20_Internet_20_Link"><text:span text:style-name="Source_20_Text"><text:span text:style-name="T3">lt_</text:span></text:span></text:a><text:span text:style-name="T3">.</text:span></text:p>
      <text:p text:style-name="P28">&gt; S.filter(S.lt(3), [1, 2, 3, 4, 5])</text:p>
      <text:p text:style-name="P30">[1, 2]</text:p>
      <text:h text:style-name="Heading_20_4" text:outline-level="4"><text:bookmark text:name="user-content-lt_--orda--a---a---boolean"/><text:a xlink:type="simple" xlink:href="https://github.com/sanctuary-js/sanctuary/blob/v0.14.1/index.js#L575" text:style-name="Internet_20_link" text:visited-style-name="Visited_20_Internet_20_Link"><text:span text:style-name="Source_20_Text"><text:span text:style-name="T3">lt_ :: Ord a =&gt; a -⁠&gt; a -⁠&gt; Boolean</text:span></text:span></text:a></text:h>
      <text:p text:style-name="Text_20_body"><text:span text:style-name="T3">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first argument is less than the second according to </text:span><text:a xlink:type="simple" xlink:href="https://github.com/sanctuary-js/sanctuary-type-classes/tree/v7.1.1#lt" text:style-name="Internet_20_link" text:visited-style-name="Visited_20_Internet_20_Link"><text:span text:style-name="Source_20_Text"><text:span text:style-name="T3">Z.lt</text:span></text:span></text:a><text:span text:style-name="T3">.</text:span></text:p>
      <text:p text:style-name="Text_20_body"><text:span text:style-name="T3">See also </text:span><text:a xlink:type="simple" xlink:href="https://github.com/sanctuary-js/sanctuary#lt" text:style-name="Internet_20_link" text:visited-style-name="Visited_20_Internet_20_Link"><text:span text:style-name="Source_20_Text"><text:span text:style-name="T3">lt</text:span></text:span></text:a><text:span text:style-name="T3">.</text:span></text:p>
      <text:p text:style-name="P28">&gt; S.lt_([1, 2, 3], [1, 2, 3])</text:p>
      <text:p text:style-name="P28">false</text:p>
      <text:p text:style-name="P28"/>
      <text:p text:style-name="P28">&gt; S.lt_([1, 2, 3], [1, 2, 4])</text:p>
      <text:p text:style-name="P28">true</text:p>
      <text:p text:style-name="P28"/>
      <text:p text:style-name="P28">&gt; S.lt_([1, 2, 3], [1, 2])</text:p>
      <text:p text:style-name="P30">false</text:p>
      <text:h text:style-name="Heading_20_4" text:outline-level="4"><text:bookmark text:name="user-content-lte--orda--a---a-boolean"/><text:a xlink:type="simple" xlink:href="https://github.com/sanctuary-js/sanctuary/blob/v0.14.1/index.js#L594" text:style-name="Internet_20_link" text:visited-style-name="Visited_20_Internet_20_Link"><text:span text:style-name="Source_20_Text"><text:span text:style-name="T3">lte :: Ord a =&gt; a -⁠&gt; (a -⁠&gt; Boolean)</text:span></text:span></text:a></text:h>
      <text:p text:style-name="Text_20_body"><text:span text:style-name="T3">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text:span><text:span text:style-name="Emphasis"><text:span text:style-name="T3">second</text:span></text:span><text:span text:style-name="T3"> argument is less than or equal to the first according to </text:span><text:a xlink:type="simple" xlink:href="https://github.com/sanctuary-js/sanctuary-type-classes/tree/v7.1.1#lte" text:style-name="Internet_20_link" text:visited-style-name="Visited_20_Internet_20_Link"><text:span text:style-name="Source_20_Text"><text:span text:style-name="T3">Z.lte</text:span></text:span></text:a><text:span text:style-name="T3">. The arguments must be provided one at a time.</text:span></text:p>
      <text:p text:style-name="Text_20_body"><text:span text:style-name="T3">See also </text:span><text:a xlink:type="simple" xlink:href="https://github.com/sanctuary-js/sanctuary#lte_" text:style-name="Internet_20_link" text:visited-style-name="Visited_20_Internet_20_Link"><text:span text:style-name="Source_20_Text"><text:span text:style-name="T3">lte_</text:span></text:span></text:a><text:span text:style-name="T3">.</text:span></text:p>
      <text:p text:style-name="P28">&gt; S.filter(S.lte(3), [1, 2, 3, 4, 5])</text:p>
      <text:p text:style-name="P30">[1, 2, 3]</text:p>
      <text:h text:style-name="Heading_20_4" text:outline-level="4"><text:bookmark text:name="user-content-lte_--orda--a---a---boolean"/><text:a xlink:type="simple" xlink:href="https://github.com/sanctuary-js/sanctuary/blob/v0.14.1/index.js#L608" text:style-name="Internet_20_link" text:visited-style-name="Visited_20_Internet_20_Link"><text:span text:style-name="Source_20_Text"><text:span text:style-name="T3">lte_ :: Ord a =&gt; a -⁠&gt; a -⁠&gt; Boolean</text:span></text:span></text:a></text:h>
      <text:p text:style-name="Text_20_body"><text:span text:style-name="T3">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first argument is less than or equal to the second according to </text:span><text:a xlink:type="simple" xlink:href="https://github.com/sanctuary-js/sanctuary-type-classes/tree/v7.1.1#lte" text:style-name="Internet_20_link" text:visited-style-name="Visited_20_Internet_20_Link"><text:span text:style-name="Source_20_Text"><text:span text:style-name="T3">Z.lte</text:span></text:span></text:a><text:span text:style-name="T3">.</text:span></text:p>
      <text:p text:style-name="Text_20_body"><text:span text:style-name="T3">See also </text:span><text:a xlink:type="simple" xlink:href="https://github.com/sanctuary-js/sanctuary#lte" text:style-name="Internet_20_link" text:visited-style-name="Visited_20_Internet_20_Link"><text:span text:style-name="Source_20_Text"><text:span text:style-name="T3">lte</text:span></text:span></text:a><text:span text:style-name="T3">.</text:span></text:p>
      <text:p text:style-name="P28">&gt; S.lte_([1, 2, 3], [1, 2, 3])</text:p>
      <text:p text:style-name="P28">true</text:p>
      <text:p text:style-name="P28"/>
      <text:p text:style-name="P28">&gt; S.lte_([1, 2, 3], [1, 2, 4])</text:p>
      <text:p text:style-name="P28">true</text:p>
      <text:p text:style-name="P28"/>
      <text:p text:style-name="P28">&gt; S.lte_([1, 2, 3], [1, 2])</text:p>
      <text:p text:style-name="P30">false</text:p>
      <text:h text:style-name="Heading_20_4" text:outline-level="4"><text:bookmark text:name="user-content-gt--orda--a---a-boolean"/><text:a xlink:type="simple" xlink:href="https://github.com/sanctuary-js/sanctuary/blob/v0.14.1/index.js#L627" text:style-name="Internet_20_link" text:visited-style-name="Visited_20_Internet_20_Link"><text:span text:style-name="Source_20_Text"><text:span text:style-name="T3">gt :: Ord a =&gt; a -⁠&gt; (a -⁠&gt; Boolean)</text:span></text:span></text:a></text:h>
      <text:p text:style-name="Text_20_body"><text:span text:style-name="T3">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text:span><text:span text:style-name="Emphasis"><text:span text:style-name="T3">second</text:span></text:span><text:span text:style-name="T3"> argument is greater than the first according to </text:span><text:a xlink:type="simple" xlink:href="https://github.com/sanctuary-js/sanctuary-type-classes/tree/v7.1.1#gt" text:style-name="Internet_20_link" text:visited-style-name="Visited_20_Internet_20_Link"><text:span text:style-name="Source_20_Text"><text:span text:style-name="T3">Z.gt</text:span></text:span></text:a><text:span text:style-name="T3">. The arguments must be provided one at a time.</text:span></text:p>
      <text:p text:style-name="Text_20_body"><text:span text:style-name="T3">See also </text:span><text:a xlink:type="simple" xlink:href="https://github.com/sanctuary-js/sanctuary#gt_" text:style-name="Internet_20_link" text:visited-style-name="Visited_20_Internet_20_Link"><text:span text:style-name="Source_20_Text"><text:span text:style-name="T3">gt_</text:span></text:span></text:a><text:span text:style-name="T3">.</text:span></text:p>
      <text:p text:style-name="P28">&gt; S.filter(S.gt(3), [1, 2, 3, 4, 5])</text:p>
      <text:p text:style-name="P30">[4, 5]</text:p>
      <text:h text:style-name="Heading_20_4" text:outline-level="4"><text:bookmark text:name="user-content-gt_--orda--a---a---boolean"/><text:soft-page-break/><text:a xlink:type="simple" xlink:href="https://github.com/sanctuary-js/sanctuary/blob/v0.14.1/index.js#L640" text:style-name="Internet_20_link" text:visited-style-name="Visited_20_Internet_20_Link"><text:span text:style-name="Source_20_Text"><text:span text:style-name="T3">gt_ :: Ord a =&gt; a -⁠&gt; a -⁠&gt; Boolean</text:span></text:span></text:a></text:h>
      <text:p text:style-name="Text_20_body"><text:span text:style-name="T3">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first argument is greater than the second according to </text:span><text:a xlink:type="simple" xlink:href="https://github.com/sanctuary-js/sanctuary-type-classes/tree/v7.1.1#gt" text:style-name="Internet_20_link" text:visited-style-name="Visited_20_Internet_20_Link"><text:span text:style-name="Source_20_Text"><text:span text:style-name="T3">Z.gt</text:span></text:span></text:a><text:span text:style-name="T3">.</text:span></text:p>
      <text:p text:style-name="Text_20_body"><text:span text:style-name="T3">See also </text:span><text:a xlink:type="simple" xlink:href="https://github.com/sanctuary-js/sanctuary#gt" text:style-name="Internet_20_link" text:visited-style-name="Visited_20_Internet_20_Link"><text:span text:style-name="Source_20_Text"><text:span text:style-name="T3">gt</text:span></text:span></text:a><text:span text:style-name="T3">.</text:span></text:p>
      <text:p text:style-name="P28">&gt; S.gt_([1, 2, 3], [1, 2, 3])</text:p>
      <text:p text:style-name="P28">false</text:p>
      <text:p text:style-name="P28"/>
      <text:p text:style-name="P28">&gt; S.gt_([1, 2, 3], [1, 2, 4])</text:p>
      <text:p text:style-name="P28">false</text:p>
      <text:p text:style-name="P28"/>
      <text:p text:style-name="P28">&gt; S.gt_([1, 2, 3], [1, 2])</text:p>
      <text:p text:style-name="P30">true</text:p>
      <text:h text:style-name="Heading_20_4" text:outline-level="4"><text:bookmark text:name="user-content-gte--orda--a---a-boolean"/><text:a xlink:type="simple" xlink:href="https://github.com/sanctuary-js/sanctuary/blob/v0.14.1/index.js#L659" text:style-name="Internet_20_link" text:visited-style-name="Visited_20_Internet_20_Link"><text:span text:style-name="Source_20_Text"><text:span text:style-name="T3">gte :: Ord a =&gt; a -⁠&gt; (a -⁠&gt; Boolean)</text:span></text:span></text:a></text:h>
      <text:p text:style-name="Text_20_body"><text:span text:style-name="T3">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text:span><text:span text:style-name="Emphasis"><text:span text:style-name="T3">second</text:span></text:span><text:span text:style-name="T3"> argument is greater than or equal to the first according to </text:span><text:a xlink:type="simple" xlink:href="https://github.com/sanctuary-js/sanctuary-type-classes/tree/v7.1.1#gte" text:style-name="Internet_20_link" text:visited-style-name="Visited_20_Internet_20_Link"><text:span text:style-name="Source_20_Text"><text:span text:style-name="T3">Z.gte</text:span></text:span></text:a><text:span text:style-name="T3">. The arguments must be provided one at a time.</text:span></text:p>
      <text:p text:style-name="Text_20_body"><text:span text:style-name="T3">See also </text:span><text:a xlink:type="simple" xlink:href="https://github.com/sanctuary-js/sanctuary#gte_" text:style-name="Internet_20_link" text:visited-style-name="Visited_20_Internet_20_Link"><text:span text:style-name="Source_20_Text"><text:span text:style-name="T3">gte_</text:span></text:span></text:a><text:span text:style-name="T3">.</text:span></text:p>
      <text:p text:style-name="P28">&gt; S.filter(S.gte(3), [1, 2, 3, 4, 5])</text:p>
      <text:p text:style-name="P30">[3, 4, 5]</text:p>
      <text:h text:style-name="Heading_20_4" text:outline-level="4"><text:bookmark text:name="user-content-gte_--orda--a---a---boolean"/><text:a xlink:type="simple" xlink:href="https://github.com/sanctuary-js/sanctuary/blob/v0.14.1/index.js#L673" text:style-name="Internet_20_link" text:visited-style-name="Visited_20_Internet_20_Link"><text:span text:style-name="Source_20_Text"><text:span text:style-name="T3">gte_ :: Ord a =&gt; a -⁠&gt; a -⁠&gt; Boolean</text:span></text:span></text:a></text:h>
      <text:p text:style-name="Text_20_body"><text:span text:style-name="T3">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first argument is greater than or equal to the second according to </text:span><text:a xlink:type="simple" xlink:href="https://github.com/sanctuary-js/sanctuary-type-classes/tree/v7.1.1#gte" text:style-name="Internet_20_link" text:visited-style-name="Visited_20_Internet_20_Link"><text:span text:style-name="Source_20_Text"><text:span text:style-name="T3">Z.gte</text:span></text:span></text:a><text:span text:style-name="T3">.</text:span></text:p>
      <text:p text:style-name="Text_20_body"><text:span text:style-name="T3">See also </text:span><text:a xlink:type="simple" xlink:href="https://github.com/sanctuary-js/sanctuary#gte" text:style-name="Internet_20_link" text:visited-style-name="Visited_20_Internet_20_Link"><text:span text:style-name="Source_20_Text"><text:span text:style-name="T3">gte</text:span></text:span></text:a><text:span text:style-name="T3">.</text:span></text:p>
      <text:p text:style-name="P28">&gt; S.gte_([1, 2, 3], [1, 2, 3])</text:p>
      <text:p text:style-name="P28">true</text:p>
      <text:p text:style-name="P28"/>
      <text:p text:style-name="P28">&gt; S.gte_([1, 2, 3], [1, 2, 4])</text:p>
      <text:p text:style-name="P28">false</text:p>
      <text:p text:style-name="P28"/>
      <text:p text:style-name="P28">&gt; S.gte_([1, 2, 3], [1, 2])</text:p>
      <text:p text:style-name="P30">true</text:p>
      <text:h text:style-name="Heading_20_4" text:outline-level="4"><text:bookmark text:name="user-content-min--orda--a---a---a"/><text:a xlink:type="simple" xlink:href="https://github.com/sanctuary-js/sanctuary/blob/v0.14.1/index.js#L692" text:style-name="Internet_20_link" text:visited-style-name="Visited_20_Internet_20_Link"><text:span text:style-name="Source_20_Text"><text:span text:style-name="T3">min :: Ord a =&gt; a -⁠&gt; a -⁠&gt; a</text:span></text:span></text:a></text:h>
      <text:p text:style-name="Text_20_body"><text:span text:style-name="T3">Returns the smaller of its two arguments (according to </text:span><text:a xlink:type="simple" xlink:href="https://github.com/sanctuary-js/sanctuary-type-classes/tree/v7.1.1#lte" text:style-name="Internet_20_link" text:visited-style-name="Visited_20_Internet_20_Link"><text:span text:style-name="Source_20_Text"><text:span text:style-name="T3">Z.lte</text:span></text:span></text:a><text:span text:style-name="T3">).</text:span></text:p>
      <text:p text:style-name="Text_20_body"><text:span text:style-name="T3">See also </text:span><text:a xlink:type="simple" xlink:href="https://github.com/sanctuary-js/sanctuary#max" text:style-name="Internet_20_link" text:visited-style-name="Visited_20_Internet_20_Link"><text:span text:style-name="Source_20_Text"><text:span text:style-name="T3">max</text:span></text:span></text:a><text:span text:style-name="T3">.</text:span></text:p>
      <text:p text:style-name="P28">&gt; S.min(10, 2)</text:p>
      <text:p text:style-name="P28">2</text:p>
      <text:p text:style-name="P28"/>
      <text:p text:style-name="P28">&gt; S.min(new Date('1999-12-31'), new Date('2000-01-01'))</text:p>
      <text:p text:style-name="P28">new Date('1999-12-31')</text:p>
      <text:p text:style-name="P28"/>
      <text:p text:style-name="P28">&gt; S.min('10', '2')</text:p>
      <text:p text:style-name="P30">'10'</text:p>
      <text:h text:style-name="Heading_20_4" text:outline-level="4"><text:bookmark text:name="user-content-max--orda--a---a---a"/><text:a xlink:type="simple" xlink:href="https://github.com/sanctuary-js/sanctuary/blob/v0.14.1/index.js#L710" text:style-name="Internet_20_link" text:visited-style-name="Visited_20_Internet_20_Link"><text:span text:style-name="Source_20_Text"><text:span text:style-name="T3">max :: Ord a =&gt; a -⁠&gt; a -⁠&gt; a</text:span></text:span></text:a></text:h>
      <text:p text:style-name="Text_20_body"><text:span text:style-name="T3">Returns the larger of its two arguments (according to </text:span><text:a xlink:type="simple" xlink:href="https://github.com/sanctuary-js/sanctuary-type-classes/tree/v7.1.1#lte" text:style-name="Internet_20_link" text:visited-style-name="Visited_20_Internet_20_Link"><text:span text:style-name="Source_20_Text"><text:span text:style-name="T3">Z.lte</text:span></text:span></text:a><text:span text:style-name="T3">).</text:span></text:p>
      <text:p text:style-name="Text_20_body"><text:span text:style-name="T3">See also </text:span><text:a xlink:type="simple" xlink:href="https://github.com/sanctuary-js/sanctuary#min" text:style-name="Internet_20_link" text:visited-style-name="Visited_20_Internet_20_Link"><text:span text:style-name="Source_20_Text"><text:span text:style-name="T3">min</text:span></text:span></text:a><text:span text:style-name="T3">.</text:span></text:p>
      <text:p text:style-name="P28">&gt; S.max(10, 2)</text:p>
      <text:p text:style-name="P28"><text:soft-page-break/>10</text:p>
      <text:p text:style-name="P28"/>
      <text:p text:style-name="P28">&gt; S.max(new Date('1999-12-31'), new Date('2000-01-01'))</text:p>
      <text:p text:style-name="P28">new Date('2000-01-01')</text:p>
      <text:p text:style-name="P28"/>
      <text:p text:style-name="P28">&gt; S.max('10', '2')</text:p>
      <text:p text:style-name="P30">'2'</text:p>
      <text:h text:style-name="Heading_20_4" text:outline-level="4"><text:bookmark text:name="user-content-id--categoryc--typerepc---c"/><text:a xlink:type="simple" xlink:href="https://github.com/sanctuary-js/sanctuary/blob/v0.14.1/index.js#L728" text:style-name="Internet_20_link" text:visited-style-name="Visited_20_Internet_20_Link"><text:span text:style-name="Source_20_Text"><text:span text:style-name="T3">id :: Category c =&gt; TypeRep c -⁠&gt; c</text:span></text:span></text:a></text:h>
      <text:p text:style-name="Text_20_body"><text:a xlink:type="simple" xlink:href="https://github.com/sanctuary-js/sanctuary-def/tree/v0.14.0" text:style-name="Internet_20_link" text:visited-style-name="Visited_20_Internet_20_Link"><text:span text:style-name="T3">Type-safe</text:span></text:a><text:span text:style-name="T3"> version of </text:span><text:a xlink:type="simple" xlink:href="https://github.com/sanctuary-js/sanctuary-type-classes/tree/v7.1.1#id" text:style-name="Internet_20_link" text:visited-style-name="Visited_20_Internet_20_Link"><text:span text:style-name="Source_20_Text"><text:span text:style-name="T3">Z.id</text:span></text:span></text:a><text:span text:style-name="T3">.</text:span></text:p>
      <text:p text:style-name="P28">&gt; S.id(Function)(42)</text:p>
      <text:p text:style-name="P30">42</text:p>
      <text:h text:style-name="Heading_20_4" text:outline-level="4"><text:bookmark text:name="user-content-concat--semigroupa--a---a---a"/><text:a xlink:type="simple" xlink:href="https://github.com/sanctuary-js/sanctuary/blob/v0.14.1/index.js#L738" text:style-name="Internet_20_link" text:visited-style-name="Visited_20_Internet_20_Link"><text:span text:style-name="Source_20_Text"><text:span text:style-name="T3">concat :: Semigroup a =&gt; a -⁠&gt; a -⁠&gt; a</text:span></text:span></text:a></text:h>
      <text:p text:style-name="Text_20_body"><text:span text:style-name="T3">Curried version of </text:span><text:a xlink:type="simple" xlink:href="https://github.com/sanctuary-js/sanctuary-type-classes/tree/v7.1.1#concat" text:style-name="Internet_20_link" text:visited-style-name="Visited_20_Internet_20_Link"><text:span text:style-name="Source_20_Text"><text:span text:style-name="T3">Z.concat</text:span></text:span></text:a><text:span text:style-name="T3">.</text:span></text:p>
      <text:p text:style-name="P28">&gt; S.concat('abc', 'def')</text:p>
      <text:p text:style-name="P28">'abcdef'</text:p>
      <text:p text:style-name="P28"/>
      <text:p text:style-name="P28">&gt; S.concat([1, 2, 3], [4, 5, 6])</text:p>
      <text:p text:style-name="P28">[1, 2, 3, 4, 5, 6]</text:p>
      <text:p text:style-name="P28"/>
      <text:p text:style-name="P28">&gt; S.concat({x: 1, y: 2}, {y: 3, z: 4})</text:p>
      <text:p text:style-name="P28">{x: 1, y: 3, z: 4}</text:p>
      <text:p text:style-name="P28"/>
      <text:p text:style-name="P28">&gt; S.concat(S.Just([1, 2, 3]), S.Just([4, 5, 6]))</text:p>
      <text:p text:style-name="P28">Just([1, 2, 3, 4, 5, 6])</text:p>
      <text:p text:style-name="P28"/>
      <text:p text:style-name="P28">&gt; S.concat(Sum(18), Sum(24))</text:p>
      <text:p text:style-name="P30">Sum(42)</text:p>
      <text:h text:style-name="Heading_20_4" text:outline-level="4"><text:bookmark text:name="user-content-empty--monoida--typerepa---a"/><text:a xlink:type="simple" xlink:href="https://github.com/sanctuary-js/sanctuary/blob/v0.14.1/index.js#L760" text:style-name="Internet_20_link" text:visited-style-name="Visited_20_Internet_20_Link"><text:span text:style-name="Source_20_Text"><text:span text:style-name="T3">empty :: Monoid a =&gt; TypeRep a -⁠&gt; a</text:span></text:span></text:a></text:h>
      <text:p text:style-name="Text_20_body"><text:a xlink:type="simple" xlink:href="https://github.com/sanctuary-js/sanctuary-def/tree/v0.14.0" text:style-name="Internet_20_link" text:visited-style-name="Visited_20_Internet_20_Link"><text:span text:style-name="T3">Type-safe</text:span></text:a><text:span text:style-name="T3"> version of </text:span><text:a xlink:type="simple" xlink:href="https://github.com/sanctuary-js/sanctuary-type-classes/tree/v7.1.1#empty" text:style-name="Internet_20_link" text:visited-style-name="Visited_20_Internet_20_Link"><text:span text:style-name="Source_20_Text"><text:span text:style-name="T3">Z.empty</text:span></text:span></text:a><text:span text:style-name="T3">.</text:span></text:p>
      <text:p text:style-name="P28">&gt; S.empty(String)</text:p>
      <text:p text:style-name="P28">''</text:p>
      <text:p text:style-name="P28"/>
      <text:p text:style-name="P28">&gt; S.empty(Array)</text:p>
      <text:p text:style-name="P28">[]</text:p>
      <text:p text:style-name="P28"/>
      <text:p text:style-name="P28">&gt; S.empty(Object)</text:p>
      <text:p text:style-name="P28">{}</text:p>
      <text:p text:style-name="P28"/>
      <text:p text:style-name="P28">&gt; S.empty(Sum)</text:p>
      <text:p text:style-name="P30">Sum(0)</text:p>
      <text:h text:style-name="Heading_20_4" text:outline-level="4"><text:bookmark text:name="user-content-invert--groupg--g---g"/><text:a xlink:type="simple" xlink:href="https://github.com/sanctuary-js/sanctuary/blob/v0.14.1/index.js#L779" text:style-name="Internet_20_link" text:visited-style-name="Visited_20_Internet_20_Link"><text:span text:style-name="Source_20_Text"><text:span text:style-name="T3">invert :: Group g =&gt; g -⁠&gt; g</text:span></text:span></text:a></text:h>
      <text:p text:style-name="Text_20_body"><text:a xlink:type="simple" xlink:href="https://github.com/sanctuary-js/sanctuary-def/tree/v0.14.0" text:style-name="Internet_20_link" text:visited-style-name="Visited_20_Internet_20_Link"><text:span text:style-name="T3">Type-safe</text:span></text:a><text:span text:style-name="T3"> version of </text:span><text:a xlink:type="simple" xlink:href="https://github.com/sanctuary-js/sanctuary-type-classes/tree/v7.1.1#invert" text:style-name="Internet_20_link" text:visited-style-name="Visited_20_Internet_20_Link"><text:span text:style-name="Source_20_Text"><text:span text:style-name="T3">Z.invert</text:span></text:span></text:a><text:span text:style-name="T3">.</text:span></text:p>
      <text:p text:style-name="P28">&gt; S.invert(Sum(5))</text:p>
      <text:p text:style-name="P30">Sum(-5)</text:p>
      <text:h text:style-name="Heading_20_4" text:outline-level="4"><text:bookmark text:name="user-content-map--functorf--a-b---fa---fb"/><text:a xlink:type="simple" xlink:href="https://github.com/sanctuary-js/sanctuary/blob/v0.14.1/index.js#L789" text:style-name="Internet_20_link" text:visited-style-name="Visited_20_Internet_20_Link"><text:span text:style-name="Source_20_Text"><text:span text:style-name="T3">map :: Functor f =&gt; (a -⁠&gt; b) -⁠&gt; f a -⁠&gt; f b</text:span></text:span></text:a></text:h>
      <text:p text:style-name="Text_20_body"><text:span text:style-name="T3">Curried version of </text:span><text:a xlink:type="simple" xlink:href="https://github.com/sanctuary-js/sanctuary-type-classes/tree/v7.1.1#map" text:style-name="Internet_20_link" text:visited-style-name="Visited_20_Internet_20_Link"><text:span text:style-name="Source_20_Text"><text:span text:style-name="T3">Z.map</text:span></text:span></text:a><text:span text:style-name="T3">.</text:span></text:p>
      <text:p text:style-name="P28"><text:soft-page-break/>&gt; S.map(Math.sqrt, [1, 4, 9])</text:p>
      <text:p text:style-name="P28">[1, 2, 3]</text:p>
      <text:p text:style-name="P28"/>
      <text:p text:style-name="P28">&gt; S.map(Math.sqrt, {x: 1, y: 4, z: 9})</text:p>
      <text:p text:style-name="P28">{x: 1, y: 2, z: 3}</text:p>
      <text:p text:style-name="P28"/>
      <text:p text:style-name="P28">&gt; S.map(Math.sqrt, S.Just(9))</text:p>
      <text:p text:style-name="P28">Just(3)</text:p>
      <text:p text:style-name="P28"/>
      <text:p text:style-name="P28">&gt; S.map(Math.sqrt, S.Right(9))</text:p>
      <text:p text:style-name="P30">Right(3)</text:p>
      <text:p text:style-name="Text_20_body"><text:span text:style-name="T3">Replacing </text:span><text:span text:style-name="Source_20_Text"><text:span text:style-name="T3">Functor f =&gt; f</text:span></text:span><text:span text:style-name="T3"> with </text:span><text:span text:style-name="Source_20_Text"><text:span text:style-name="T3">Function x</text:span></text:span><text:span text:style-name="T3"> produces the B combinator from combinatory logic (i.e. </text:span><text:a xlink:type="simple" xlink:href="https://github.com/sanctuary-js/sanctuary#compose" text:style-name="Internet_20_link" text:visited-style-name="Visited_20_Internet_20_Link"><text:span text:style-name="Source_20_Text"><text:span text:style-name="T3">compose</text:span></text:span></text:a><text:span text:style-name="T3">):</text:span></text:p>
      <text:p text:style-name="Preformatted_20_Text"><text:span text:style-name="Source_20_Text"><text:span text:style-name="T3">Functor f =&gt; (a -&gt; b) -&gt; f a -&gt; f b</text:span></text:span></text:p>
      <text:p text:style-name="Preformatted_20_Text"><text:span text:style-name="Source_20_Text"><text:span text:style-name="T3">(a -&gt; b) -&gt; Function x a -&gt; Function x b</text:span></text:span></text:p>
      <text:p text:style-name="Preformatted_20_Text"><text:span text:style-name="Source_20_Text"><text:span text:style-name="T3">(a -&gt; c) -&gt; Function x a -&gt; Function x c</text:span></text:span></text:p>
      <text:p text:style-name="Preformatted_20_Text"><text:span text:style-name="Source_20_Text"><text:span text:style-name="T3">(b -&gt; c) -&gt; Function x b -&gt; Function x c</text:span></text:span></text:p>
      <text:p text:style-name="Preformatted_20_Text"><text:span text:style-name="Source_20_Text"><text:span text:style-name="T3">(b -&gt; c) -&gt; Function a b -&gt; Function a c</text:span></text:span></text:p>
      <text:p text:style-name="P29"><text:span text:style-name="Source_20_Text"><text:span text:style-name="T3">(b -&gt; c) -&gt; (a -&gt; b) -&gt; (a -&gt; c)</text:span></text:span></text:p>
      <text:p text:style-name="P28">&gt; S.map(Math.sqrt, S.add(1))(99)</text:p>
      <text:p text:style-name="P30">10</text:p>
      <text:h text:style-name="Heading_20_4" text:outline-level="4"><text:bookmark text:name="user-content-bimap--bifunctorf--a-b---c-d---fac---fbd"/><text:a xlink:type="simple" xlink:href="https://github.com/sanctuary-js/sanctuary/blob/v0.14.1/index.js#L823" text:style-name="Internet_20_link" text:visited-style-name="Visited_20_Internet_20_Link"><text:span text:style-name="Source_20_Text"><text:span text:style-name="T3">bimap :: Bifunctor f =&gt; (a -⁠&gt; b) -⁠&gt; (c -⁠&gt; d) -⁠&gt; f a c -⁠&gt; f b d</text:span></text:span></text:a></text:h>
      <text:p text:style-name="Text_20_body"><text:span text:style-name="T3">Curried version of </text:span><text:a xlink:type="simple" xlink:href="https://github.com/sanctuary-js/sanctuary-type-classes/tree/v7.1.1#bimap" text:style-name="Internet_20_link" text:visited-style-name="Visited_20_Internet_20_Link"><text:span text:style-name="Source_20_Text"><text:span text:style-name="T3">Z.bimap</text:span></text:span></text:a><text:span text:style-name="T3">.</text:span></text:p>
      <text:p text:style-name="P28">&gt; S.bimap(S.toUpper, Math.sqrt, S.Left('foo'))</text:p>
      <text:p text:style-name="P28">Left('FOO')</text:p>
      <text:p text:style-name="P28"/>
      <text:p text:style-name="P28">&gt; S.bimap(S.toUpper, Math.sqrt, S.Right(64))</text:p>
      <text:p text:style-name="P30">Right(8)</text:p>
      <text:h text:style-name="Heading_20_4" text:outline-level="4"><text:bookmark text:name="user-content-promap--profunctorp--a-b---c-d---pbc---pad"/><text:a xlink:type="simple" xlink:href="https://github.com/sanctuary-js/sanctuary/blob/v0.14.1/index.js#L840" text:style-name="Internet_20_link" text:visited-style-name="Visited_20_Internet_20_Link"><text:span text:style-name="Source_20_Text"><text:span text:style-name="T3">promap :: Profunctor p =&gt; (a -⁠&gt; b) -⁠&gt; (c -⁠&gt; d) -⁠&gt; p b c -⁠&gt; p a d</text:span></text:span></text:a></text:h>
      <text:p text:style-name="Text_20_body"><text:span text:style-name="T3">Curried version of </text:span><text:a xlink:type="simple" xlink:href="https://github.com/sanctuary-js/sanctuary-type-classes/tree/v7.1.1#promap" text:style-name="Internet_20_link" text:visited-style-name="Visited_20_Internet_20_Link"><text:span text:style-name="Source_20_Text"><text:span text:style-name="T3">Z.promap</text:span></text:span></text:a><text:span text:style-name="T3">.</text:span></text:p>
      <text:p text:style-name="P28">&gt; S.promap(Math.abs, S.add(1), Math.sqrt)(-100)</text:p>
      <text:p text:style-name="P30">11</text:p>
      <text:h text:style-name="Heading_20_4" text:outline-level="4"><text:bookmark text:name="user-content-alt--altf--fa---fa---fa"/><text:a xlink:type="simple" xlink:href="https://github.com/sanctuary-js/sanctuary/blob/v0.14.1/index.js#L854" text:style-name="Internet_20_link" text:visited-style-name="Visited_20_Internet_20_Link"><text:span text:style-name="Source_20_Text"><text:span text:style-name="T3">alt :: Alt f =&gt; f a -⁠&gt; f a -⁠&gt; f a</text:span></text:span></text:a></text:h>
      <text:p text:style-name="Text_20_body"><text:span text:style-name="T3">Curried version of </text:span><text:a xlink:type="simple" xlink:href="https://github.com/sanctuary-js/sanctuary-type-classes/tree/v7.1.1#alt" text:style-name="Internet_20_link" text:visited-style-name="Visited_20_Internet_20_Link"><text:span text:style-name="Source_20_Text"><text:span text:style-name="T3">Z.alt</text:span></text:span></text:a><text:span text:style-name="T3">.</text:span></text:p>
      <text:p text:style-name="P28">&gt; S.alt(S.Nothing, S.Just(1))</text:p>
      <text:p text:style-name="P28">Just(1)</text:p>
      <text:p text:style-name="P28"/>
      <text:p text:style-name="P28">&gt; S.alt(S.Just(2), S.Just(3))</text:p>
      <text:p text:style-name="P28">Just(2)</text:p>
      <text:p text:style-name="P28"/>
      <text:p text:style-name="P28">&gt; S.alt(S.Left('X'), S.Right(1))</text:p>
      <text:p text:style-name="P28">Right(1)</text:p>
      <text:p text:style-name="P28"/>
      <text:p text:style-name="P28">&gt; S.alt(S.Right(2), S.Right(3))</text:p>
      <text:p text:style-name="P30">Right(2)</text:p>
      <text:h text:style-name="Heading_20_4" text:outline-level="4"><text:bookmark text:name="user-content-zero--plusf--typerepf---fa"/><text:a xlink:type="simple" xlink:href="https://github.com/sanctuary-js/sanctuary/blob/v0.14.1/index.js#L873" text:style-name="Internet_20_link" text:visited-style-name="Visited_20_Internet_20_Link"><text:span text:style-name="Source_20_Text"><text:span text:style-name="T3">zero :: Plus f =&gt; TypeRep f -⁠&gt; f a</text:span></text:span></text:a></text:h>
      <text:p text:style-name="Text_20_body"><text:a xlink:type="simple" xlink:href="https://github.com/sanctuary-js/sanctuary-def/tree/v0.14.0" text:style-name="Internet_20_link" text:visited-style-name="Visited_20_Internet_20_Link"><text:span text:style-name="T3">Type-safe</text:span></text:a><text:span text:style-name="T3"> version of </text:span><text:a xlink:type="simple" xlink:href="https://github.com/sanctuary-js/sanctuary-type-classes/tree/v7.1.1#zero" text:style-name="Internet_20_link" text:visited-style-name="Visited_20_Internet_20_Link"><text:span text:style-name="Source_20_Text"><text:span text:style-name="T3">Z.zero</text:span></text:span></text:a><text:span text:style-name="T3">.</text:span></text:p>
      <text:p text:style-name="P28"><text:soft-page-break/>&gt; S.zero(Array)</text:p>
      <text:p text:style-name="P28">[]</text:p>
      <text:p text:style-name="P28"/>
      <text:p text:style-name="P28">&gt; S.zero(Object)</text:p>
      <text:p text:style-name="P28">{}</text:p>
      <text:p text:style-name="P28"/>
      <text:p text:style-name="P28">&gt; S.zero(S.Maybe)</text:p>
      <text:p text:style-name="P30">Nothing</text:p>
      <text:h text:style-name="Heading_20_4" text:outline-level="4"><text:bookmark text:name="user-content-reduce--foldablef--b-a-b---b---fa---b"/><text:a xlink:type="simple" xlink:href="https://github.com/sanctuary-js/sanctuary/blob/v0.14.1/index.js#L890" text:style-name="Internet_20_link" text:visited-style-name="Visited_20_Internet_20_Link"><text:span text:style-name="Source_20_Text"><text:span text:style-name="T3">reduce :: Foldable f =&gt; (b -⁠&gt; a -⁠&gt; b) -⁠&gt; b -⁠&gt; f a -⁠&gt; b</text:span></text:span></text:a></text:h>
      <text:p text:style-name="Text_20_body"><text:span text:style-name="T3">Takes a curried binary function, an initial value, and a </text:span><text:a xlink:type="simple" xlink:href="https://github.com/fantasyland/fantasy-land/tree/v3.4.0#foldable" text:style-name="Internet_20_link" text:visited-style-name="Visited_20_Internet_20_Link"><text:span text:style-name="T3">Foldable</text:span></text:a><text:span text:style-name="T3">, and applies the function to the initial value and the Foldable's first value, then applies the function to the result of the previous application and the Foldable's second value. Repeats this process until each of the Foldable's values has been used. Returns the initial value if the Foldable is empty; the result of the final application otherwise.</text:span></text:p>
      <text:p text:style-name="P28">&gt; S.reduce(S.add, 0, [1, 2, 3, 4, 5])</text:p>
      <text:p text:style-name="P28">15</text:p>
      <text:p text:style-name="P28"/>
      <text:p text:style-name="P28">&gt; S.reduce(xs =&gt; x =&gt; [x].concat(xs), [], [1, 2, 3, 4, 5])</text:p>
      <text:p text:style-name="P30">[5, 4, 3, 2, 1]</text:p>
      <text:h text:style-name="Heading_20_4" text:outline-level="4"><text:bookmark text:name="user-content-traverse--applicativeftraversablet--typerepf---a-fb---ta---ftb"/><text:a xlink:type="simple" xlink:href="https://github.com/sanctuary-js/sanctuary/blob/v0.14.1/index.js#L913" text:style-name="Internet_20_link" text:visited-style-name="Visited_20_Internet_20_Link"><text:span text:style-name="Source_20_Text"><text:span text:style-name="T3">traverse :: (Applicative f, Traversable t) =&gt; TypeRep f -⁠&gt; (a -⁠&gt; f b) -⁠&gt; t a -⁠&gt; f (t b)</text:span></text:span></text:a></text:h>
      <text:p text:style-name="Text_20_body"><text:span text:style-name="T3">Curried version of </text:span><text:a xlink:type="simple" xlink:href="https://github.com/sanctuary-js/sanctuary-type-classes/tree/v7.1.1#traverse" text:style-name="Internet_20_link" text:visited-style-name="Visited_20_Internet_20_Link"><text:span text:style-name="Source_20_Text"><text:span text:style-name="T3">Z.traverse</text:span></text:span></text:a><text:span text:style-name="T3">.</text:span></text:p>
      <text:p text:style-name="P28">&gt; S.traverse(Array, S.words, S.Just('foo bar baz'))</text:p>
      <text:p text:style-name="P28">[Just('foo'), Just('bar'), Just('baz')]</text:p>
      <text:p text:style-name="P28"/>
      <text:p text:style-name="P28">&gt; S.traverse(Array, S.words, S.Nothing)</text:p>
      <text:p text:style-name="P28">[Nothing]</text:p>
      <text:p text:style-name="P28"/>
      <text:p text:style-name="P28">&gt; S.traverse(S.Maybe, S.parseInt(16), ['A', 'B', 'C'])</text:p>
      <text:p text:style-name="P28">Just([10, 11, 12])</text:p>
      <text:p text:style-name="P28"/>
      <text:p text:style-name="P28">&gt; S.traverse(S.Maybe, S.parseInt(16), ['A', 'B', 'C', 'X'])</text:p>
      <text:p text:style-name="P28">Nothing</text:p>
      <text:p text:style-name="P28"/>
      <text:p text:style-name="P28">&gt; S.traverse(S.Maybe, S.parseInt(16), {a: 'A', b: 'B', c: 'C'})</text:p>
      <text:p text:style-name="P28">Just({a: 10, b: 11, c: 12})</text:p>
      <text:p text:style-name="P28"/>
      <text:p text:style-name="P28">&gt; S.traverse(S.Maybe, S.parseInt(16), {a: 'A', b: 'B', c: 'C', x: 'X'})</text:p>
      <text:p text:style-name="P30">Nothing</text:p>
      <text:h text:style-name="Heading_20_4" text:outline-level="4"><text:bookmark text:name="user-content-sequence--applicativeftraversablet--typerepf---tfa---fta"/><text:a xlink:type="simple" xlink:href="https://github.com/sanctuary-js/sanctuary/blob/v0.14.1/index.js#L942" text:style-name="Internet_20_link" text:visited-style-name="Visited_20_Internet_20_Link"><text:span text:style-name="Source_20_Text"><text:span text:style-name="T3">sequence :: (Applicative f, Traversable t) =&gt; TypeRep f -⁠&gt; t (f a) -⁠&gt; f (t a)</text:span></text:span></text:a></text:h>
      <text:p text:style-name="Text_20_body"><text:span text:style-name="T3">Curried version of </text:span><text:a xlink:type="simple" xlink:href="https://github.com/sanctuary-js/sanctuary-type-classes/tree/v7.1.1#sequence" text:style-name="Internet_20_link" text:visited-style-name="Visited_20_Internet_20_Link"><text:span text:style-name="Source_20_Text"><text:span text:style-name="T3">Z.sequence</text:span></text:span></text:a><text:span text:style-name="T3">. Inverts the given </text:span><text:span text:style-name="Source_20_Text"><text:span text:style-name="T3">t (f a)</text:span></text:span><text:span text:style-name="T3"> to produce an </text:span><text:span text:style-name="Source_20_Text"><text:span text:style-name="T3">f (t a)</text:span></text:span><text:span text:style-name="T3">.</text:span></text:p>
      <text:p text:style-name="P28">&gt; S.sequence(Array, S.Just([1, 2, 3]))</text:p>
      <text:p text:style-name="P28">[Just(1), Just(2), Just(3)]</text:p>
      <text:p text:style-name="P28"/>
      <text:p text:style-name="P28">&gt; S.sequence(S.Maybe, [S.Just(1), S.Just(2), S.Just(3)])</text:p>
      <text:p text:style-name="P28">Just([1, 2, 3])</text:p>
      <text:p text:style-name="P28"/>
      <text:p text:style-name="P28">&gt; S.sequence(S.Maybe, [S.Just(1), S.Just(2), S.Nothing])</text:p>
      <text:p text:style-name="P28">Nothing</text:p>
      <text:p text:style-name="P28"/>
      <text:p text:style-name="P28">&gt; S.sequence(S.Maybe, {a: S.Just(1), b: S.Just(2), c: S.Just(3)})</text:p>
      <text:p text:style-name="P28">Just({a: 1, b: 2, c: 3})</text:p>
      <text:p text:style-name="P28"/>
      <text:p text:style-name="P28"><text:soft-page-break/>&gt; S.sequence(S.Maybe, {a: S.Just(1), b: S.Just(2), c: S.Nothing})</text:p>
      <text:p text:style-name="P30">Nothing</text:p>
      <text:h text:style-name="Heading_20_4" text:outline-level="4"><text:bookmark text:name="user-content-ap--applyf--fa-b---fa---fb"/><text:a xlink:type="simple" xlink:href="https://github.com/sanctuary-js/sanctuary/blob/v0.14.1/index.js#L969" text:style-name="Internet_20_link" text:visited-style-name="Visited_20_Internet_20_Link"><text:span text:style-name="Source_20_Text"><text:span text:style-name="T3">ap :: Apply f =&gt; f (a -⁠&gt; b) -⁠&gt; f a -⁠&gt; f b</text:span></text:span></text:a></text:h>
      <text:p text:style-name="Text_20_body"><text:span text:style-name="T3">Curried version of </text:span><text:a xlink:type="simple" xlink:href="https://github.com/sanctuary-js/sanctuary-type-classes/tree/v7.1.1#ap" text:style-name="Internet_20_link" text:visited-style-name="Visited_20_Internet_20_Link"><text:span text:style-name="Source_20_Text"><text:span text:style-name="T3">Z.ap</text:span></text:span></text:a><text:span text:style-name="T3">.</text:span></text:p>
      <text:p text:style-name="P28">&gt; S.ap([Math.sqrt, x =&gt; x * x], [1, 4, 9, 16, 25])</text:p>
      <text:p text:style-name="P28">[1, 2, 3, 4, 5, 1, 16, 81, 256, 625]</text:p>
      <text:p text:style-name="P28"/>
      <text:p text:style-name="P28">&gt; S.ap({x: Math.sqrt, y: S.add(1), z: S.sub(1)}, {w: 4, x: 4, y: 4})</text:p>
      <text:p text:style-name="P28">{x: 2, y: 5}</text:p>
      <text:p text:style-name="P28"/>
      <text:p text:style-name="P28">&gt; S.ap(S.Just(Math.sqrt), S.Just(64))</text:p>
      <text:p text:style-name="P30">Just(8)</text:p>
      <text:p text:style-name="Text_20_body"><text:span text:style-name="T3">Replacing </text:span><text:span text:style-name="Source_20_Text"><text:span text:style-name="T3">Apply f =&gt; f</text:span></text:span><text:span text:style-name="T3"> with </text:span><text:span text:style-name="Source_20_Text"><text:span text:style-name="T3">Function x</text:span></text:span><text:span text:style-name="T3"> produces the S combinator from combinatory logic:</text:span></text:p>
      <text:p text:style-name="Preformatted_20_Text"><text:span text:style-name="Source_20_Text"><text:span text:style-name="T3">Apply f =&gt; f (a -&gt; b) -&gt; f a -&gt; f b</text:span></text:span></text:p>
      <text:p text:style-name="Preformatted_20_Text"><text:span text:style-name="Source_20_Text"><text:span text:style-name="T3">Function x (a -&gt; b) -&gt; Function x a -&gt; Function x b</text:span></text:span></text:p>
      <text:p text:style-name="Preformatted_20_Text"><text:span text:style-name="Source_20_Text"><text:span text:style-name="T3">Function x (a -&gt; c) -&gt; Function x a -&gt; Function x c</text:span></text:span></text:p>
      <text:p text:style-name="Preformatted_20_Text"><text:span text:style-name="Source_20_Text"><text:span text:style-name="T3">Function x (b -&gt; c) -&gt; Function x b -&gt; Function x c</text:span></text:span></text:p>
      <text:p text:style-name="Preformatted_20_Text"><text:span text:style-name="Source_20_Text"><text:span text:style-name="T3">Function a (b -&gt; c) -&gt; Function a b -&gt; Function a c</text:span></text:span></text:p>
      <text:p text:style-name="P29"><text:span text:style-name="Source_20_Text"><text:span text:style-name="T3">(a -&gt; b -&gt; c) -&gt; (a -&gt; b) -&gt; (a -&gt; c)</text:span></text:span></text:p>
      <text:p text:style-name="P28">&gt; S.ap(s =&gt; n =&gt; s.slice(0, n), s =&gt; Math.ceil(s.length / 2))('Haskell')</text:p>
      <text:p text:style-name="P30">'Hask'</text:p>
      <text:h text:style-name="Heading_20_4" text:outline-level="4"><text:bookmark text:name="user-content-lift2--applyf--a-b-c---fa---fb---fc"/><text:a xlink:type="simple" xlink:href="https://github.com/sanctuary-js/sanctuary/blob/v0.14.1/index.js#L1004" text:style-name="Internet_20_link" text:visited-style-name="Visited_20_Internet_20_Link"><text:span text:style-name="Source_20_Text"><text:span text:style-name="T3">lift2 :: Apply f =&gt; (a -⁠&gt; b -⁠&gt; c) -⁠&gt; f a -⁠&gt; f b -⁠&gt; f c</text:span></text:span></text:a></text:h>
      <text:p text:style-name="Text_20_body"><text:span text:style-name="T3">Promotes a curried binary function to a function which operates on two </text:span><text:a xlink:type="simple" xlink:href="https://github.com/fantasyland/fantasy-land/tree/v3.4.0#apply" text:style-name="Internet_20_link" text:visited-style-name="Visited_20_Internet_20_Link"><text:span text:style-name="T3">Apply</text:span></text:a><text:span text:style-name="T3">s.</text:span></text:p>
      <text:p text:style-name="P28">&gt; S.lift2(S.add, S.Just(2), S.Just(3))</text:p>
      <text:p text:style-name="P28">Just(5)</text:p>
      <text:p text:style-name="P28"/>
      <text:p text:style-name="P28">&gt; S.lift2(S.add, S.Just(2), S.Nothing)</text:p>
      <text:p text:style-name="P28">Nothing</text:p>
      <text:p text:style-name="P28"/>
      <text:p text:style-name="P28">&gt; S.lift2(S.and, S.Just(true), S.Just(true))</text:p>
      <text:p text:style-name="P28">Just(true)</text:p>
      <text:p text:style-name="P28"/>
      <text:p text:style-name="P28">&gt; S.lift2(S.and, S.Just(true), S.Just(false))</text:p>
      <text:p text:style-name="P30">Just(false)</text:p>
      <text:h text:style-name="Heading_20_4" text:outline-level="4"><text:bookmark text:name="user-content-lift3--applyf--a-b-c-d---fa---fb---fc---fd"/><text:a xlink:type="simple" xlink:href="https://github.com/sanctuary-js/sanctuary/blob/v0.14.1/index.js#L1025" text:style-name="Internet_20_link" text:visited-style-name="Visited_20_Internet_20_Link"><text:span text:style-name="Source_20_Text"><text:span text:style-name="T3">lift3 :: Apply f =&gt; (a -⁠&gt; b -⁠&gt; c -⁠&gt; d) -⁠&gt; f a -⁠&gt; f b -⁠&gt; f c -⁠&gt; f d</text:span></text:span></text:a></text:h>
      <text:p text:style-name="Text_20_body"><text:span text:style-name="T3">Promotes a curried ternary function to a function which operates on three </text:span><text:a xlink:type="simple" xlink:href="https://github.com/fantasyland/fantasy-land/tree/v3.4.0#apply" text:style-name="Internet_20_link" text:visited-style-name="Visited_20_Internet_20_Link"><text:span text:style-name="T3">Apply</text:span></text:a><text:span text:style-name="T3">s.</text:span></text:p>
      <text:p text:style-name="P28">&gt; S.lift3(S.reduce, S.Just(S.add), S.Just(0), S.Just([1, 2, 3]))</text:p>
      <text:p text:style-name="P28">Just(6)</text:p>
      <text:p text:style-name="P28"/>
      <text:p text:style-name="P28">&gt; S.lift3(S.reduce, S.Just(S.add), S.Just(0), S.Nothing)</text:p>
      <text:p text:style-name="P30">Nothing</text:p>
      <text:h text:style-name="Heading_20_4" text:outline-level="4"><text:bookmark text:name="user-content-apfirst--applyf--fa---fb---fa"/><text:a xlink:type="simple" xlink:href="https://github.com/sanctuary-js/sanctuary/blob/v0.14.1/index.js#L1043" text:style-name="Internet_20_link" text:visited-style-name="Visited_20_Internet_20_Link"><text:span text:style-name="Source_20_Text"><text:span text:style-name="T3">apFirst :: Apply f =&gt; f a -⁠&gt; f b -⁠&gt; f a</text:span></text:span></text:a></text:h>
      <text:p text:style-name="Text_20_body"><text:span text:style-name="T3">Curried version of </text:span><text:a xlink:type="simple" xlink:href="https://github.com/sanctuary-js/sanctuary-type-classes/tree/v7.1.1#apFirst" text:style-name="Internet_20_link" text:visited-style-name="Visited_20_Internet_20_Link"><text:span text:style-name="Source_20_Text"><text:span text:style-name="T3">Z.apFirst</text:span></text:span></text:a><text:span text:style-name="T3">. Combines two effectful actions, keeping only the result of the first. Equivalent to Haskell's </text:span><text:span text:style-name="Source_20_Text"><text:span text:style-name="T3">(&lt;*)</text:span></text:span><text:span text:style-name="T3"> function.</text:span></text:p>
      <text:p text:style-name="Text_20_body"><text:span text:style-name="T3">See also </text:span><text:a xlink:type="simple" xlink:href="https://github.com/sanctuary-js/sanctuary#apSecond" text:style-name="Internet_20_link" text:visited-style-name="Visited_20_Internet_20_Link"><text:span text:style-name="Source_20_Text"><text:span text:style-name="T3">apSecond</text:span></text:span></text:a><text:span text:style-name="T3">.</text:span></text:p>
      <text:p text:style-name="P28"><text:soft-page-break/>&gt; S.apFirst([1, 2], [3, 4])</text:p>
      <text:p text:style-name="P28">[1, 1, 2, 2]</text:p>
      <text:p text:style-name="P28"/>
      <text:p text:style-name="P28">&gt; S.apFirst(S.Just(1), S.Just(2))</text:p>
      <text:p text:style-name="P30">Just(1)</text:p>
      <text:h text:style-name="Heading_20_4" text:outline-level="4"><text:bookmark text:name="user-content-apsecond--applyf--fa---fb---fb"/><text:a xlink:type="simple" xlink:href="https://github.com/sanctuary-js/sanctuary/blob/v0.14.1/index.js#L1060" text:style-name="Internet_20_link" text:visited-style-name="Visited_20_Internet_20_Link"><text:span text:style-name="Source_20_Text"><text:span text:style-name="T3">apSecond :: Apply f =&gt; f a -⁠&gt; f b -⁠&gt; f b</text:span></text:span></text:a></text:h>
      <text:p text:style-name="Text_20_body"><text:span text:style-name="T3">Curried version of </text:span><text:a xlink:type="simple" xlink:href="https://github.com/sanctuary-js/sanctuary-type-classes/tree/v7.1.1#apSecond" text:style-name="Internet_20_link" text:visited-style-name="Visited_20_Internet_20_Link"><text:span text:style-name="Source_20_Text"><text:span text:style-name="T3">Z.apSecond</text:span></text:span></text:a><text:span text:style-name="T3">. Combines two effectful actions, keeping only the result of the second. Equivalent to Haskell's </text:span><text:span text:style-name="Source_20_Text"><text:span text:style-name="T3">(*&gt;)</text:span></text:span><text:span text:style-name="T3"> function.</text:span></text:p>
      <text:p text:style-name="Text_20_body"><text:span text:style-name="T3">See also </text:span><text:a xlink:type="simple" xlink:href="https://github.com/sanctuary-js/sanctuary#apFirst" text:style-name="Internet_20_link" text:visited-style-name="Visited_20_Internet_20_Link"><text:span text:style-name="Source_20_Text"><text:span text:style-name="T3">apFirst</text:span></text:span></text:a><text:span text:style-name="T3">.</text:span></text:p>
      <text:p text:style-name="P28">&gt; S.apSecond([1, 2], [3, 4])</text:p>
      <text:p text:style-name="P28">[3, 4, 3, 4]</text:p>
      <text:p text:style-name="P28"/>
      <text:p text:style-name="P28">&gt; S.apSecond(S.Just(1), S.Just(2))</text:p>
      <text:p text:style-name="P30">Just(2)</text:p>
      <text:h text:style-name="Heading_20_4" text:outline-level="4"><text:bookmark text:name="user-content-of--applicativef--typerepf---a---fa"/><text:a xlink:type="simple" xlink:href="https://github.com/sanctuary-js/sanctuary/blob/v0.14.1/index.js#L1077" text:style-name="Internet_20_link" text:visited-style-name="Visited_20_Internet_20_Link"><text:span text:style-name="Source_20_Text"><text:span text:style-name="T3">of :: Applicative f =&gt; TypeRep f -⁠&gt; a -⁠&gt; f a</text:span></text:span></text:a></text:h>
      <text:p text:style-name="Text_20_body"><text:span text:style-name="T3">Curried version of </text:span><text:a xlink:type="simple" xlink:href="https://github.com/sanctuary-js/sanctuary-type-classes/tree/v7.1.1#of" text:style-name="Internet_20_link" text:visited-style-name="Visited_20_Internet_20_Link"><text:span text:style-name="Source_20_Text"><text:span text:style-name="T3">Z.of</text:span></text:span></text:a><text:span text:style-name="T3">.</text:span></text:p>
      <text:p text:style-name="P28">&gt; S.of(Array, 42)</text:p>
      <text:p text:style-name="P28">[42]</text:p>
      <text:p text:style-name="P28"/>
      <text:p text:style-name="P28">&gt; S.of(Function, 42)(null)</text:p>
      <text:p text:style-name="P28">42</text:p>
      <text:p text:style-name="P28"/>
      <text:p text:style-name="P28">&gt; S.of(S.Maybe, 42)</text:p>
      <text:p text:style-name="P28">Just(42)</text:p>
      <text:p text:style-name="P28"/>
      <text:p text:style-name="P28">&gt; S.of(S.Either, 42)</text:p>
      <text:p text:style-name="P30">Right(42)</text:p>
      <text:h text:style-name="Heading_20_4" text:outline-level="4"><text:bookmark text:name="user-content-chain--chainm--a-mb---ma---mb"/><text:a xlink:type="simple" xlink:href="https://github.com/sanctuary-js/sanctuary/blob/v0.14.1/index.js#L1100" text:style-name="Internet_20_link" text:visited-style-name="Visited_20_Internet_20_Link"><text:span text:style-name="Source_20_Text"><text:span text:style-name="T3">chain :: Chain m =&gt; (a -⁠&gt; m b) -⁠&gt; m a -⁠&gt; m b</text:span></text:span></text:a></text:h>
      <text:p text:style-name="Text_20_body"><text:span text:style-name="T3">Curried version of </text:span><text:a xlink:type="simple" xlink:href="https://github.com/sanctuary-js/sanctuary-type-classes/tree/v7.1.1#chain" text:style-name="Internet_20_link" text:visited-style-name="Visited_20_Internet_20_Link"><text:span text:style-name="Source_20_Text"><text:span text:style-name="T3">Z.chain</text:span></text:span></text:a><text:span text:style-name="T3">.</text:span></text:p>
      <text:p text:style-name="P28">&gt; S.chain(x =&gt; [x, x], [1, 2, 3])</text:p>
      <text:p text:style-name="P28">[1, 1, 2, 2, 3, 3]</text:p>
      <text:p text:style-name="P28"/>
      <text:p text:style-name="P28">&gt; S.chain(n =&gt; s =&gt; s.slice(0, n), s =&gt; Math.ceil(s.length / 2))('slice')</text:p>
      <text:p text:style-name="P28">'sli'</text:p>
      <text:p text:style-name="P28"/>
      <text:p text:style-name="P28">&gt; S.chain(S.parseInt(10), S.Just('123'))</text:p>
      <text:p text:style-name="P28">Just(123)</text:p>
      <text:p text:style-name="P28"/>
      <text:p text:style-name="P28">&gt; S.chain(S.parseInt(10), S.Just('XXX'))</text:p>
      <text:p text:style-name="P30">Nothing</text:p>
      <text:h text:style-name="Heading_20_4" text:outline-level="4"><text:bookmark text:name="user-content-join--chainm--mma---ma"/><text:a xlink:type="simple" xlink:href="https://github.com/sanctuary-js/sanctuary/blob/v0.14.1/index.js#L1119" text:style-name="Internet_20_link" text:visited-style-name="Visited_20_Internet_20_Link"><text:span text:style-name="Source_20_Text"><text:span text:style-name="T3">join :: Chain m =&gt; m (m a) -⁠&gt; m a</text:span></text:span></text:a></text:h>
      <text:p text:style-name="Text_20_body"><text:a xlink:type="simple" xlink:href="https://github.com/sanctuary-js/sanctuary-def/tree/v0.14.0" text:style-name="Internet_20_link" text:visited-style-name="Visited_20_Internet_20_Link"><text:span text:style-name="T3">Type-safe</text:span></text:a><text:span text:style-name="T3"> version of </text:span><text:a xlink:type="simple" xlink:href="https://github.com/sanctuary-js/sanctuary-type-classes/tree/v7.1.1#join" text:style-name="Internet_20_link" text:visited-style-name="Visited_20_Internet_20_Link"><text:span text:style-name="Source_20_Text"><text:span text:style-name="T3">Z.join</text:span></text:span></text:a><text:span text:style-name="T3">. Removes one level of nesting from a nested monadic structure.</text:span></text:p>
      <text:p text:style-name="P28">&gt; S.join([[1], [2], [3]])</text:p>
      <text:p text:style-name="P28">[1, 2, 3]</text:p>
      <text:p text:style-name="P28"/>
      <text:p text:style-name="P28">&gt; S.join([[[1, 2, 3]]])</text:p>
      <text:p text:style-name="P28">[[1, 2, 3]]</text:p>
      <text:p text:style-name="P28"/>
      <text:p text:style-name="P28"><text:soft-page-break/>&gt; S.join(S.Just(S.Just(1)))</text:p>
      <text:p text:style-name="P30">S.Just(1)</text:p>
      <text:p text:style-name="Text_20_body"><text:span text:style-name="T3">Replacing </text:span><text:span text:style-name="Source_20_Text"><text:span text:style-name="T3">Chain m =&gt; m</text:span></text:span><text:span text:style-name="T3"> with </text:span><text:span text:style-name="Source_20_Text"><text:span text:style-name="T3">Function x</text:span></text:span><text:span text:style-name="T3"> produces the W combinator from combinatory logic:</text:span></text:p>
      <text:p text:style-name="Preformatted_20_Text"><text:span text:style-name="Source_20_Text"><text:span text:style-name="T3">Chain m =&gt; m (m a) -&gt; m a</text:span></text:span></text:p>
      <text:p text:style-name="Preformatted_20_Text"><text:span text:style-name="Source_20_Text"><text:span text:style-name="T3">Function x (Function x a) -&gt; Function x a</text:span></text:span></text:p>
      <text:p text:style-name="P29"><text:span text:style-name="Source_20_Text"><text:span text:style-name="T3">(x -&gt; x -&gt; a) -&gt; (x -&gt; a)</text:span></text:span></text:p>
      <text:p text:style-name="P28">&gt; S.join(S.concat)('abc')</text:p>
      <text:p text:style-name="P30">'abcabc'</text:p>
      <text:h text:style-name="Heading_20_4" text:outline-level="4"><text:bookmark text:name="user-content-chainrec--chainrecm--typerepm---a---meitherab---a---mb"/><text:a xlink:type="simple" xlink:href="https://github.com/sanctuary-js/sanctuary/blob/v0.14.1/index.js#L1148" text:style-name="Internet_20_link" text:visited-style-name="Visited_20_Internet_20_Link"><text:span text:style-name="Source_20_Text"><text:span text:style-name="T3">chainRec :: ChainRec m =&gt; TypeRep m -⁠&gt; (a -⁠&gt; m (Either a b)) -⁠&gt; a -⁠&gt; m b</text:span></text:span></text:a></text:h>
      <text:p text:style-name="Text_20_body"><text:span text:style-name="T3">Performs a </text:span><text:a xlink:type="simple" xlink:href="https://github.com/sanctuary-js/sanctuary#chain" text:style-name="Internet_20_link" text:visited-style-name="Visited_20_Internet_20_Link"><text:span text:style-name="Source_20_Text"><text:span text:style-name="T3">chain</text:span></text:span></text:a><text:span text:style-name="T3">-like computation with constant stack usage. Similar to </text:span><text:a xlink:type="simple" xlink:href="https://github.com/sanctuary-js/sanctuary-type-classes/tree/v7.1.1#chainRec" text:style-name="Internet_20_link" text:visited-style-name="Visited_20_Internet_20_Link"><text:span text:style-name="Source_20_Text"><text:span text:style-name="T3">Z.chainRec</text:span></text:span></text:a><text:span text:style-name="T3">, but curried and more convenient due to the use of the Either type to indicate completion (via a Right).</text:span></text:p>
      <text:p text:style-name="P28">&gt; S.chainRec(Array,</text:p>
      <text:p text:style-name="P28">. <text:s text:c="11"/>s =&gt; s.length === 2 ? S.map(S.Right, [s + '!', s + '?'])</text:p>
      <text:p text:style-name="P28">. <text:s text:c="31"/>: S.map(S.Left, [s + 'o', s + 'n']),</text:p>
      <text:p text:style-name="P28">. <text:s text:c="11"/>'')</text:p>
      <text:p text:style-name="P30">['oo!', 'oo?', 'on!', 'on?', 'no!', 'no?', 'nn!', 'nn?']</text:p>
      <text:h text:style-name="Heading_20_4" text:outline-level="4"><text:bookmark text:name="user-content-extend--extendw--wa-b---wa---wb"/><text:a xlink:type="simple" xlink:href="https://github.com/sanctuary-js/sanctuary/blob/v0.14.1/index.js#L1173" text:style-name="Internet_20_link" text:visited-style-name="Visited_20_Internet_20_Link"><text:span text:style-name="Source_20_Text"><text:span text:style-name="T3">extend :: Extend w =&gt; (w a -⁠&gt; b) -⁠&gt; w a -⁠&gt; w b</text:span></text:span></text:a></text:h>
      <text:p text:style-name="Text_20_body"><text:span text:style-name="T3">Curried version of </text:span><text:a xlink:type="simple" xlink:href="https://github.com/sanctuary-js/sanctuary-type-classes/tree/v7.1.1#extend" text:style-name="Internet_20_link" text:visited-style-name="Visited_20_Internet_20_Link"><text:span text:style-name="Source_20_Text"><text:span text:style-name="T3">Z.extend</text:span></text:span></text:a><text:span text:style-name="T3">.</text:span></text:p>
      <text:p text:style-name="P28">&gt; S.extend(S.joinWith(''), ['x', 'y', 'z'])</text:p>
      <text:p text:style-name="P30">['xyz', 'yz', 'z']</text:p>
      <text:h text:style-name="Heading_20_4" text:outline-level="4"><text:bookmark text:name="user-content-extract--comonadw--wa---a"/><text:a xlink:type="simple" xlink:href="https://github.com/sanctuary-js/sanctuary/blob/v0.14.1/index.js#L1184" text:style-name="Internet_20_link" text:visited-style-name="Visited_20_Internet_20_Link"><text:span text:style-name="Source_20_Text"><text:span text:style-name="T3">extract :: Comonad w =&gt; w a -⁠&gt; a</text:span></text:span></text:a></text:h>
      <text:p text:style-name="Text_20_body"><text:a xlink:type="simple" xlink:href="https://github.com/sanctuary-js/sanctuary-def/tree/v0.14.0" text:style-name="Internet_20_link" text:visited-style-name="Visited_20_Internet_20_Link"><text:span text:style-name="T3">Type-safe</text:span></text:a><text:span text:style-name="T3"> version of </text:span><text:a xlink:type="simple" xlink:href="https://github.com/sanctuary-js/sanctuary-type-classes/tree/v7.1.1#extract" text:style-name="Internet_20_link" text:visited-style-name="Visited_20_Internet_20_Link"><text:span text:style-name="Source_20_Text"><text:span text:style-name="T3">Z.extract</text:span></text:span></text:a><text:span text:style-name="T3">.</text:span></text:p>
      <text:h text:style-name="Heading_20_4" text:outline-level="4"><text:bookmark text:name="user-content-contramap--contravariantf--b-a---fa---fb"/><text:a xlink:type="simple" xlink:href="https://github.com/sanctuary-js/sanctuary/blob/v0.14.1/index.js#L1190" text:style-name="Internet_20_link" text:visited-style-name="Visited_20_Internet_20_Link"><text:span text:style-name="Source_20_Text"><text:span text:style-name="T3">contramap :: Contravariant f =&gt; (b -⁠&gt; a) -⁠&gt; f a -⁠&gt; f b</text:span></text:span></text:a></text:h>
      <text:p text:style-name="Text_20_body"><text:a xlink:type="simple" xlink:href="https://github.com/sanctuary-js/sanctuary-def/tree/v0.14.0" text:style-name="Internet_20_link" text:visited-style-name="Visited_20_Internet_20_Link"><text:span text:style-name="T3">Type-safe</text:span></text:a><text:span text:style-name="T3"> version of </text:span><text:a xlink:type="simple" xlink:href="https://github.com/sanctuary-js/sanctuary-type-classes/tree/v7.1.1#contramap" text:style-name="Internet_20_link" text:visited-style-name="Visited_20_Internet_20_Link"><text:span text:style-name="Source_20_Text"><text:span text:style-name="T3">Z.contramap</text:span></text:span></text:a><text:span text:style-name="T3">.</text:span></text:p>
      <text:p text:style-name="P28">&gt; S.contramap(s =&gt; s.length, Math.sqrt)('Sanctuary')</text:p>
      <text:p text:style-name="P30">3</text:p>
      <text:h text:style-name="Heading_20_4" text:outline-level="4"><text:bookmark text:name="user-content-filter--applicativeffoldablefmonoidfa--a-boolean---fa---fa"/><text:a xlink:type="simple" xlink:href="https://github.com/sanctuary-js/sanctuary/blob/v0.14.1/index.js#L1204" text:style-name="Internet_20_link" text:visited-style-name="Visited_20_Internet_20_Link"><text:span text:style-name="Source_20_Text"><text:span text:style-name="T3">filter :: (Applicative f, Foldable f, Monoid (f a)) =&gt; (a -⁠&gt; Boolean) -⁠&gt; f a -⁠&gt; f a</text:span></text:span></text:a></text:h>
      <text:p text:style-name="Text_20_body"><text:span text:style-name="T3">Curried version of </text:span><text:a xlink:type="simple" xlink:href="https://github.com/sanctuary-js/sanctuary-type-classes/tree/v7.1.1#filter" text:style-name="Internet_20_link" text:visited-style-name="Visited_20_Internet_20_Link"><text:span text:style-name="Source_20_Text"><text:span text:style-name="T3">Z.filter</text:span></text:span></text:a><text:span text:style-name="T3">. Filters its second argument in accordance with the given predicate.</text:span></text:p>
      <text:p text:style-name="Text_20_body"><text:span text:style-name="T3">See also </text:span><text:a xlink:type="simple" xlink:href="https://github.com/sanctuary-js/sanctuary#filterM" text:style-name="Internet_20_link" text:visited-style-name="Visited_20_Internet_20_Link"><text:span text:style-name="Source_20_Text"><text:span text:style-name="T3">filterM</text:span></text:span></text:a><text:span text:style-name="T3">.</text:span></text:p>
      <text:p text:style-name="P28">&gt; S.filter(S.odd, [1, 2, 3, 4, 5])</text:p>
      <text:p text:style-name="P30">[1, 3, 5]</text:p>
      <text:h text:style-name="Heading_20_4" text:outline-level="4"><text:bookmark text:name="user-content-filterm--alternativemmonadm--a-boolean---ma---ma"/><text:a xlink:type="simple" xlink:href="https://github.com/sanctuary-js/sanctuary/blob/v0.14.1/index.js#L1221" text:style-name="Internet_20_link" text:visited-style-name="Visited_20_Internet_20_Link"><text:span text:style-name="Source_20_Text"><text:span text:style-name="T3">filterM :: (Alternative m, Monad m) =&gt; (a -⁠&gt; Boolean) -⁠&gt; m a -⁠&gt; m a</text:span></text:span></text:a></text:h>
      <text:p text:style-name="Text_20_body"><text:span text:style-name="T3">Curried version of </text:span><text:a xlink:type="simple" xlink:href="https://github.com/sanctuary-js/sanctuary-type-classes/tree/v7.1.1#filterM" text:style-name="Internet_20_link" text:visited-style-name="Visited_20_Internet_20_Link"><text:span text:style-name="Source_20_Text"><text:span text:style-name="T3">Z.filterM</text:span></text:span></text:a><text:span text:style-name="T3">. Filters its second argument in accordance with the given predicate.</text:span></text:p>
      <text:p text:style-name="Text_20_body"><text:span text:style-name="T3">See also </text:span><text:a xlink:type="simple" xlink:href="https://github.com/sanctuary-js/sanctuary#filter" text:style-name="Internet_20_link" text:visited-style-name="Visited_20_Internet_20_Link"><text:span text:style-name="Source_20_Text"><text:span text:style-name="T3">filter</text:span></text:span></text:a><text:span text:style-name="T3">.</text:span></text:p>
      <text:p text:style-name="P28">&gt; S.filterM(S.odd, [1, 2, 3, 4, 5])</text:p>
      <text:p text:style-name="P28">[1, 3, 5]</text:p>
      <text:p text:style-name="P28"/>
      <text:p text:style-name="P28">&gt; S.filterM(S.odd, S.Just(9))</text:p>
      <text:p text:style-name="P28"><text:soft-page-break/>Just(9)</text:p>
      <text:p text:style-name="P28"/>
      <text:p text:style-name="P28">&gt; S.filterM(S.odd, S.Just(4))</text:p>
      <text:p text:style-name="P30">Nothing</text:p>
      <text:h text:style-name="Heading_20_4" text:outline-level="4"><text:bookmark text:name="user-content-takewhile--foldablefalternativef--a-boolean---fa---fa"/><text:a xlink:type="simple" xlink:href="https://github.com/sanctuary-js/sanctuary/blob/v0.14.1/index.js#L1244" text:style-name="Internet_20_link" text:visited-style-name="Visited_20_Internet_20_Link"><text:span text:style-name="Source_20_Text"><text:span text:style-name="T3">takeWhile :: (Foldable f, Alternative f) =&gt; (a -⁠&gt; Boolean) -⁠&gt; f a -⁠&gt; f a</text:span></text:span></text:a></text:h>
      <text:p text:style-name="P20">Discards the first inner value which does not satisfy the predicate, and all subsequent inner values.</text:p>
      <text:p text:style-name="P28">&gt; S.takeWhile(S.odd, [3, 3, 3, 7, 6, 3, 5, 4])</text:p>
      <text:p text:style-name="P28">[3, 3, 3, 7]</text:p>
      <text:p text:style-name="P28"/>
      <text:p text:style-name="P28">&gt; S.takeWhile(S.even, [3, 3, 3, 7, 6, 3, 5, 4])</text:p>
      <text:p text:style-name="P30">[]</text:p>
      <text:h text:style-name="Heading_20_4" text:outline-level="4"><text:bookmark text:name="user-content-dropwhile--foldablefalternativef--a-boolean---fa---fa"/><text:a xlink:type="simple" xlink:href="https://github.com/sanctuary-js/sanctuary/blob/v0.14.1/index.js#L1262" text:style-name="Internet_20_link" text:visited-style-name="Visited_20_Internet_20_Link"><text:span text:style-name="Source_20_Text"><text:span text:style-name="T3">dropWhile :: (Foldable f, Alternative f) =&gt; (a -⁠&gt; Boolean) -⁠&gt; f a -⁠&gt; f a</text:span></text:span></text:a></text:h>
      <text:p text:style-name="P20">Retains the first inner value which does not satisfy the predicate, and all subsequent inner values.</text:p>
      <text:p text:style-name="P28">&gt; S.dropWhile(S.odd, [3, 3, 3, 7, 6, 3, 5, 4])</text:p>
      <text:p text:style-name="P28">[6, 3, 5, 4]</text:p>
      <text:p text:style-name="P28"/>
      <text:p text:style-name="P28">&gt; S.dropWhile(S.even, [3, 3, 3, 7, 6, 3, 5, 4])</text:p>
      <text:p text:style-name="P30">[3, 3, 3, 7, 6, 3, 5, 4]</text:p>
      <text:h text:style-name="P27" text:outline-level="3"><text:bookmark text:name="user-content-combinator"/>Combinator</text:h>
      <text:h text:style-name="Heading_20_4" text:outline-level="4"><text:bookmark text:name="user-content-i--a---a"/><text:a xlink:type="simple" xlink:href="https://github.com/sanctuary-js/sanctuary/blob/v0.14.1/index.js#L1282" text:style-name="Internet_20_link" text:visited-style-name="Visited_20_Internet_20_Link"><text:span text:style-name="Source_20_Text"><text:span text:style-name="T3">I :: a -⁠&gt; a</text:span></text:span></text:a></text:h>
      <text:p text:style-name="Text_20_body"><text:span text:style-name="T3">The I combinator. Returns its argument. Equivalent to Haskell's </text:span><text:span text:style-name="Source_20_Text"><text:span text:style-name="T3">id</text:span></text:span><text:span text:style-name="T3"> function.</text:span></text:p>
      <text:p text:style-name="P28">&gt; S.I('foo')</text:p>
      <text:p text:style-name="P30">'foo'</text:p>
      <text:h text:style-name="Heading_20_4" text:outline-level="4"><text:bookmark text:name="user-content-k--a---b---a"/><text:a xlink:type="simple" xlink:href="https://github.com/sanctuary-js/sanctuary/blob/v0.14.1/index.js#L1296" text:style-name="Internet_20_link" text:visited-style-name="Visited_20_Internet_20_Link"><text:span text:style-name="Source_20_Text"><text:span text:style-name="T3">K :: a -⁠&gt; b -⁠&gt; a</text:span></text:span></text:a></text:h>
      <text:p text:style-name="Text_20_body"><text:span text:style-name="T3">The K combinator. Takes two values and returns the first. Equivalent to Haskell's </text:span><text:span text:style-name="Source_20_Text"><text:span text:style-name="T3">const</text:span></text:span><text:span text:style-name="T3"> function.</text:span></text:p>
      <text:p text:style-name="P28">&gt; S.K('foo', 'bar')</text:p>
      <text:p text:style-name="P28">'foo'</text:p>
      <text:p text:style-name="P28"/>
      <text:p text:style-name="P28">&gt; S.map(S.K(42), S.range(0, 5))</text:p>
      <text:p text:style-name="P30">[42, 42, 42, 42, 42]</text:p>
      <text:h text:style-name="Heading_20_4" text:outline-level="4"><text:bookmark text:name="user-content-a--a-b---a---b"/><text:a xlink:type="simple" xlink:href="https://github.com/sanctuary-js/sanctuary/blob/v0.14.1/index.js#L1313" text:style-name="Internet_20_link" text:visited-style-name="Visited_20_Internet_20_Link"><text:span text:style-name="Source_20_Text"><text:span text:style-name="T3">A :: (a -⁠&gt; b) -⁠&gt; a -⁠&gt; b</text:span></text:span></text:a></text:h>
      <text:p text:style-name="Text_20_body"><text:span text:style-name="T3">The A combinator. Takes a function and a value, and returns the result of applying the function to the value. Equivalent to Haskell's </text:span><text:span text:style-name="Source_20_Text"><text:span text:style-name="T3">($)</text:span></text:span><text:span text:style-name="T3"> function.</text:span></text:p>
      <text:p text:style-name="P28">&gt; S.A(S.add(1), 42)</text:p>
      <text:p text:style-name="P28">43</text:p>
      <text:p text:style-name="P28"/>
      <text:p text:style-name="P28">&gt; S.map(S.A(S.__, 100), [S.add(1), Math.sqrt])</text:p>
      <text:p text:style-name="P30">[101, 10]</text:p>
      <text:h text:style-name="Heading_20_4" text:outline-level="4"><text:bookmark text:name="user-content-t--a---a-b---b"/><text:a xlink:type="simple" xlink:href="https://github.com/sanctuary-js/sanctuary/blob/v0.14.1/index.js#L1331" text:style-name="Internet_20_link" text:visited-style-name="Visited_20_Internet_20_Link"><text:span text:style-name="Source_20_Text"><text:span text:style-name="T3">T :: a -⁠&gt; (a -⁠&gt; b) -⁠&gt; b</text:span></text:span></text:a></text:h>
      <text:p text:style-name="Text_20_body"><text:span text:style-name="T3">The T (</text:span><text:a xlink:type="simple" xlink:href="https://github.com/raganwald-deprecated/homoiconic/blob/master/2008-10-30/thrush.markdown" text:style-name="Internet_20_link" text:visited-style-name="Visited_20_Internet_20_Link"><text:span text:style-name="T3">thrush</text:span></text:a><text:span text:style-name="T3">) combinator. Takes a value and a function, and returns the result of applying the function to the value. Equivalent to Haskell's </text:span><text:span text:style-name="Source_20_Text"><text:span text:style-name="T3">(&amp;)</text:span></text:span><text:span text:style-name="T3"> function.</text:span></text:p>
      <text:p text:style-name="P28"><text:soft-page-break/>&gt; S.T(42, S.add(1))</text:p>
      <text:p text:style-name="P28">43</text:p>
      <text:p text:style-name="P28"/>
      <text:p text:style-name="P28">&gt; S.map(S.T(100), [S.add(1), Math.sqrt])</text:p>
      <text:p text:style-name="P30">[101, 10]</text:p>
      <text:h text:style-name="P27" text:outline-level="3"><text:bookmark text:name="user-content-function"/>Function</text:h>
      <text:h text:style-name="Heading_20_4" text:outline-level="4"><text:bookmark text:name="user-content-curry2--ab---c---a---b---c"/><text:a xlink:type="simple" xlink:href="https://github.com/sanctuary-js/sanctuary/blob/v0.14.1/index.js#L1351" text:style-name="Internet_20_link" text:visited-style-name="Visited_20_Internet_20_Link"><text:span text:style-name="Source_20_Text"><text:span text:style-name="T3">curry2 :: ((a, b) -⁠&gt; c) -⁠&gt; a -⁠&gt; b -⁠&gt; c</text:span></text:span></text:a></text:h>
      <text:p text:style-name="P20">Curries the given binary function.</text:p>
      <text:p text:style-name="P28">&gt; S.map(S.curry2(Math.pow)(10), [1, 2, 3])</text:p>
      <text:p text:style-name="P28">[10, 100, 1000]</text:p>
      <text:p text:style-name="P28"/>
      <text:p text:style-name="P28">&gt; S.map(S.curry2(Math.pow, 10), [1, 2, 3])</text:p>
      <text:p text:style-name="P30">[10, 100, 1000]</text:p>
      <text:h text:style-name="Heading_20_4" text:outline-level="4"><text:bookmark text:name="user-content-curry3--abc---d---a---b---c---d"/><text:a xlink:type="simple" xlink:href="https://github.com/sanctuary-js/sanctuary/blob/v0.14.1/index.js#L1371" text:style-name="Internet_20_link" text:visited-style-name="Visited_20_Internet_20_Link"><text:span text:style-name="Source_20_Text"><text:span text:style-name="T3">curry3 :: ((a, b, c) -⁠&gt; d) -⁠&gt; a -⁠&gt; b -⁠&gt; c -⁠&gt; d</text:span></text:span></text:a></text:h>
      <text:p text:style-name="P20">Curries the given ternary function.</text:p>
      <text:p text:style-name="P28">&gt; global.replaceString = S.curry3((what, replacement, string) =&gt;</text:p>
      <text:p text:style-name="P28">. <text:s text:c="2"/>string.replace(what, replacement)</text:p>
      <text:p text:style-name="P28">. )</text:p>
      <text:p text:style-name="P28">replaceString</text:p>
      <text:p text:style-name="P28"/>
      <text:p text:style-name="P28">&gt; replaceString('banana')('orange')('banana icecream')</text:p>
      <text:p text:style-name="P28">'orange icecream'</text:p>
      <text:p text:style-name="P28"/>
      <text:p text:style-name="P28">&gt; replaceString('banana', 'orange', 'banana icecream')</text:p>
      <text:p text:style-name="P30">'orange icecream'</text:p>
      <text:h text:style-name="Heading_20_4" text:outline-level="4"><text:bookmark text:name="user-content-curry4--abcd---e---a---b---c---d---e"/><text:a xlink:type="simple" xlink:href="https://github.com/sanctuary-js/sanctuary/blob/v0.14.1/index.js#L1396" text:style-name="Internet_20_link" text:visited-style-name="Visited_20_Internet_20_Link"><text:span text:style-name="Source_20_Text"><text:span text:style-name="T3">curry4 :: ((a, b, c, d) -⁠&gt; e) -⁠&gt; a -⁠&gt; b -⁠&gt; c -⁠&gt; d -⁠&gt; e</text:span></text:span></text:a></text:h>
      <text:p text:style-name="P20">Curries the given quaternary function.</text:p>
      <text:p text:style-name="P28">&gt; global.createRect = S.curry4((x, y, width, height) =&gt;</text:p>
      <text:p text:style-name="P28">. <text:s text:c="2"/>({x, y, width, height})</text:p>
      <text:p text:style-name="P28">. )</text:p>
      <text:p text:style-name="P28">createRect</text:p>
      <text:p text:style-name="P28"/>
      <text:p text:style-name="P28">&gt; createRect(0)(0)(10)(10)</text:p>
      <text:p text:style-name="P28">{x: 0, y: 0, width: 10, height: 10}</text:p>
      <text:p text:style-name="P28"/>
      <text:p text:style-name="P28">&gt; createRect(0, 0, 10, 10)</text:p>
      <text:p text:style-name="P30">{x: 0, y: 0, width: 10, height: 10}</text:p>
      <text:h text:style-name="Heading_20_4" text:outline-level="4"><text:bookmark text:name="user-content-curry5--abcde---f---a---b---c---d---e---f"/><text:a xlink:type="simple" xlink:href="https://github.com/sanctuary-js/sanctuary/blob/v0.14.1/index.js#L1421" text:style-name="Internet_20_link" text:visited-style-name="Visited_20_Internet_20_Link"><text:span text:style-name="Source_20_Text"><text:span text:style-name="T3">curry5 :: ((a, b, c, d, e) -⁠&gt; f) -⁠&gt; a -⁠&gt; b -⁠&gt; c -⁠&gt; d -⁠&gt; e -⁠&gt; f</text:span></text:span></text:a></text:h>
      <text:p text:style-name="P20">Curries the given quinary function.</text:p>
      <text:p text:style-name="P28">&gt; global.toUrl = S.curry5((protocol, creds, hostname, port, pathname) =&gt;</text:p>
      <text:p text:style-name="P28">. <text:s text:c="2"/>protocol + '//' +</text:p>
      <text:p text:style-name="P28">. <text:s text:c="2"/>S.maybe('', _ =&gt; _.username + ':' + _.password + '@', creds) +</text:p>
      <text:p text:style-name="P28">. <text:s text:c="2"/>hostname +</text:p>
      <text:p text:style-name="P28">. <text:s text:c="2"/>S.maybe('', S.concat(':'), port) +</text:p>
      <text:p text:style-name="P28">. <text:s text:c="2"/>pathname</text:p>
      <text:p text:style-name="P28">. )</text:p>
      <text:p text:style-name="P28">toUrl</text:p>
      <text:p text:style-name="P28"><text:soft-page-break/></text:p>
      <text:p text:style-name="P28">&gt; toUrl('https:')(S.Nothing)('example.com')(S.Just('443'))('/foo/bar')</text:p>
      <text:p text:style-name="P28">'https://example.com:443/foo/bar'</text:p>
      <text:p text:style-name="P28"/>
      <text:p text:style-name="P28">&gt; toUrl('https:', S.Nothing, 'example.com', S.Just('443'), '/foo/bar')</text:p>
      <text:p text:style-name="P30">'https://example.com:443/foo/bar'</text:p>
      <text:h text:style-name="Heading_20_4" text:outline-level="4"><text:bookmark text:name="user-content-flip--a-b-c---b---a---c"/><text:a xlink:type="simple" xlink:href="https://github.com/sanctuary-js/sanctuary/blob/v0.14.1/index.js#L1450" text:style-name="Internet_20_link" text:visited-style-name="Visited_20_Internet_20_Link"><text:span text:style-name="Source_20_Text"><text:span text:style-name="T3">flip :: (a -⁠&gt; b -⁠&gt; c) -⁠&gt; b -⁠&gt; a -⁠&gt; c</text:span></text:span></text:a></text:h>
      <text:p text:style-name="P20">Takes a curried binary function and two values, and returns the result of applying the function to the values in reverse order.</text:p>
      <text:p text:style-name="P20">This is the C combinator from combinatory logic.</text:p>
      <text:p text:style-name="P28">&gt; S.flip(S.concat, 'foo', 'bar')</text:p>
      <text:p text:style-name="P30">'barfoo'</text:p>
      <text:h text:style-name="P27" text:outline-level="3"><text:bookmark text:name="user-content-composition"/>Composition</text:h>
      <text:h text:style-name="Heading_20_4" text:outline-level="4"><text:bookmark text:name="user-content-compose--semigroupoids--sbc---sab---sac"/><text:a xlink:type="simple" xlink:href="https://github.com/sanctuary-js/sanctuary/blob/v0.14.1/index.js#L1468" text:style-name="Internet_20_link" text:visited-style-name="Visited_20_Internet_20_Link"><text:span text:style-name="Source_20_Text"><text:span text:style-name="T3">compose :: Semigroupoid s =&gt; s b c -⁠&gt; s a b -⁠&gt; s a c</text:span></text:span></text:a></text:h>
      <text:p text:style-name="Text_20_body"><text:span text:style-name="T3">Curried version of </text:span><text:a xlink:type="simple" xlink:href="https://github.com/sanctuary-js/sanctuary-type-classes/tree/v7.1.1#compose" text:style-name="Internet_20_link" text:visited-style-name="Visited_20_Internet_20_Link"><text:span text:style-name="Source_20_Text"><text:span text:style-name="T3">Z.compose</text:span></text:span></text:a><text:span text:style-name="T3">.</text:span></text:p>
      <text:p text:style-name="Text_20_body"><text:span text:style-name="T3">When specialized to Function, </text:span><text:span text:style-name="Source_20_Text"><text:span text:style-name="T3">compose</text:span></text:span><text:span text:style-name="T3"> composes two unary functions, from right to left (this is the B combinator from combinatory logic).</text:span></text:p>
      <text:p text:style-name="Text_20_body"><text:span text:style-name="T3">The generalized type signature indicates that </text:span><text:span text:style-name="Source_20_Text"><text:span text:style-name="T3">compose</text:span></text:span><text:span text:style-name="T3"> is compatible with any </text:span><text:a xlink:type="simple" xlink:href="https://github.com/fantasyland/fantasy-land/tree/v3.4.0#semigroupoid" text:style-name="Internet_20_link" text:visited-style-name="Visited_20_Internet_20_Link"><text:span text:style-name="T3">Semigroupoid</text:span></text:a><text:span text:style-name="T3">.</text:span></text:p>
      <text:p text:style-name="Text_20_body"><text:span text:style-name="T3">See also </text:span><text:a xlink:type="simple" xlink:href="https://github.com/sanctuary-js/sanctuary#pipe" text:style-name="Internet_20_link" text:visited-style-name="Visited_20_Internet_20_Link"><text:span text:style-name="Source_20_Text"><text:span text:style-name="T3">pipe</text:span></text:span></text:a><text:span text:style-name="T3">.</text:span></text:p>
      <text:p text:style-name="P28">&gt; S.compose(Math.sqrt, S.add(1))(99)</text:p>
      <text:p text:style-name="P30">10</text:p>
      <text:h text:style-name="Heading_20_4" text:outline-level="4"><text:bookmark text:name="user-content-pipe--a-bb-cm-n---a---n"/><text:a xlink:type="simple" xlink:href="https://github.com/sanctuary-js/sanctuary/blob/v0.14.1/index.js#L1490" text:style-name="Internet_20_link" text:visited-style-name="Visited_20_Internet_20_Link"><text:span text:style-name="Source_20_Text"><text:span text:style-name="T3">pipe :: [(a -⁠&gt; b), (b -⁠&gt; c), ..., (m -⁠&gt; n)] -⁠&gt; a -⁠&gt; n</text:span></text:span></text:a></text:h>
      <text:p text:style-name="P20">Takes an array of functions assumed to be unary and a value of any type, and returns the result of applying the sequence of transformations to the initial value.</text:p>
      <text:p text:style-name="Text_20_body"><text:span text:style-name="T3">In general terms, </text:span><text:span text:style-name="Source_20_Text"><text:span text:style-name="T3">pipe</text:span></text:span><text:span text:style-name="T3"> performs left-to-right composition of an array of functions. </text:span><text:span text:style-name="Source_20_Text"><text:span text:style-name="T3">pipe([f, g, h], x)</text:span></text:span><text:span text:style-name="T3"> is equivalent to </text:span><text:span text:style-name="Source_20_Text"><text:span text:style-name="T3">h(g(f(x)))</text:span></text:span><text:span text:style-name="T3">.</text:span></text:p>
      <text:p text:style-name="P28">&gt; S.pipe([S.add(1), Math.sqrt, S.sub(1)], 99)</text:p>
      <text:p text:style-name="P30">9</text:p>
      <text:h text:style-name="Heading_20_4" text:outline-level="4"><text:bookmark text:name="user-content-on--b-b-c---a-b---a---a---c"/><text:a xlink:type="simple" xlink:href="https://github.com/sanctuary-js/sanctuary/blob/v0.14.1/index.js#L1508" text:style-name="Internet_20_link" text:visited-style-name="Visited_20_Internet_20_Link"><text:span text:style-name="Source_20_Text"><text:span text:style-name="T3">on :: (b -⁠&gt; b -⁠&gt; c) -⁠&gt; (a -⁠&gt; b) -⁠&gt; a -⁠&gt; a -⁠&gt; c</text:span></text:span></text:a></text:h>
      <text:p text:style-name="Text_20_body"><text:span text:style-name="T3">Takes a binary function </text:span><text:span text:style-name="Source_20_Text"><text:span text:style-name="T3">f</text:span></text:span><text:span text:style-name="T3">, a unary function </text:span><text:span text:style-name="Source_20_Text"><text:span text:style-name="T3">g</text:span></text:span><text:span text:style-name="T3">, and two values </text:span><text:span text:style-name="Source_20_Text"><text:span text:style-name="T3">x</text:span></text:span><text:span text:style-name="T3"> and </text:span><text:span text:style-name="Source_20_Text"><text:span text:style-name="T3">y</text:span></text:span><text:span text:style-name="T3">. Returns </text:span><text:span text:style-name="Source_20_Text"><text:span text:style-name="T3">f(g(x))(g(y))</text:span></text:span><text:span text:style-name="T3">.</text:span></text:p>
      <text:p text:style-name="P20">This is the P combinator from combinatory logic.</text:p>
      <text:p text:style-name="P28">&gt; S.on(S.concat, S.reverse, [1, 2, 3], [4, 5, 6])</text:p>
      <text:p text:style-name="P30">[3, 2, 1, 6, 5, 4]</text:p>
      <text:h text:style-name="P27" text:outline-level="3"><text:bookmark text:name="user-content-maybe-type"/>Maybe type</text:h>
      <text:p text:style-name="Text_20_body"><text:span text:style-name="T3">The Maybe type represents optional values: a value of type </text:span><text:span text:style-name="Source_20_Text"><text:span text:style-name="T3">Maybe a</text:span></text:span><text:span text:style-name="T3"> is either a Just whose value is of type </text:span><text:span text:style-name="Source_20_Text"><text:span text:style-name="T3">a</text:span></text:span><text:span text:style-name="T3"> or Nothing (with no value).</text:span></text:p>
      <text:p text:style-name="Text_20_body"><text:span text:style-name="T3">The Maybe type satisfies the </text:span><text:a xlink:type="simple" xlink:href="https://github.com/fantasyland/fantasy-land/tree/v3.4.0#ord" text:style-name="Internet_20_link" text:visited-style-name="Visited_20_Internet_20_Link"><text:span text:style-name="T3">Ord</text:span></text:a><text:span text:style-name="T3">, </text:span><text:a xlink:type="simple" xlink:href="https://github.com/fantasyland/fantasy-land/tree/v3.4.0#monoid" text:style-name="Internet_20_link" text:visited-style-name="Visited_20_Internet_20_Link"><text:span text:style-name="T3">Monoid</text:span></text:a><text:span text:style-name="T3">, </text:span><text:a xlink:type="simple" xlink:href="https://github.com/fantasyland/fantasy-land/tree/v3.4.0#monad" text:style-name="Internet_20_link" text:visited-style-name="Visited_20_Internet_20_Link"><text:span text:style-name="T3">Monad</text:span></text:a><text:span text:style-name="T3">, </text:span><text:a xlink:type="simple" xlink:href="https://github.com/fantasyland/fantasy-land/tree/v3.4.0#alternative" text:style-name="Internet_20_link" text:visited-style-name="Visited_20_Internet_20_Link"><text:span text:style-name="T3">Alternative</text:span></text:a><text:span text:style-name="T3">, </text:span><text:a xlink:type="simple" xlink:href="https://github.com/fantasyland/fantasy-land/tree/v3.4.0#traversable" text:style-name="Internet_20_link" text:visited-style-name="Visited_20_Internet_20_Link"><text:span text:style-name="T3">Traversable</text:span></text:a><text:span text:style-name="T3">, and </text:span><text:a xlink:type="simple" xlink:href="https://github.com/fantasyland/fantasy-land/tree/v3.4.0#extend" text:style-name="Internet_20_link" text:visited-style-name="Visited_20_Internet_20_Link"><text:span text:style-name="T3">Extend</text:span></text:a><text:span text:style-name="T3"> specifications.</text:span></text:p>
      <text:h text:style-name="Heading_20_4" text:outline-level="4"><text:bookmark text:name="user-content-maybetype--type---type"/><text:soft-page-break/><text:a xlink:type="simple" xlink:href="https://github.com/sanctuary-js/sanctuary/blob/v0.14.1/index.js#L1532" text:style-name="Internet_20_link" text:visited-style-name="Visited_20_Internet_20_Link"><text:span text:style-name="Source_20_Text"><text:span text:style-name="T3">MaybeType :: Type -⁠&gt; Type</text:span></text:span></text:a></text:h>
      <text:p text:style-name="Text_20_body"><text:span text:style-name="T3">A </text:span><text:a xlink:type="simple" xlink:href="https://github.com/sanctuary-js/sanctuary-def/tree/v0.14.0#UnaryType" text:style-name="Internet_20_link" text:visited-style-name="Visited_20_Internet_20_Link"><text:span text:style-name="Source_20_Text"><text:span text:style-name="T3">UnaryType</text:span></text:span></text:a><text:span text:style-name="T3"> for use with </text:span><text:a xlink:type="simple" xlink:href="https://github.com/sanctuary-js/sanctuary-def/tree/v0.14.0" text:style-name="Internet_20_link" text:visited-style-name="Visited_20_Internet_20_Link"><text:span text:style-name="T3">sanctuary-def</text:span></text:a><text:span text:style-name="T3">.</text:span></text:p>
      <text:h text:style-name="Heading_20_4" text:outline-level="4"><text:bookmark text:name="user-content-maybe--typerepmaybe"/><text:a xlink:type="simple" xlink:href="https://github.com/sanctuary-js/sanctuary/blob/v0.14.1/index.js#L1537" text:style-name="Internet_20_link" text:visited-style-name="Visited_20_Internet_20_Link"><text:span text:style-name="Source_20_Text"><text:span text:style-name="T3">Maybe :: TypeRep Maybe</text:span></text:span></text:a></text:h>
      <text:p text:style-name="Text_20_body"><text:span text:style-name="T3">The </text:span><text:a xlink:type="simple" xlink:href="https://github.com/sanctuary-js/sanctuary#type-representatives" text:style-name="Internet_20_link" text:visited-style-name="Visited_20_Internet_20_Link"><text:span text:style-name="T3">type representative</text:span></text:a><text:span text:style-name="T3"> for the Maybe type.</text:span></text:p>
      <text:h text:style-name="Heading_20_4" text:outline-level="4"><text:bookmark text:name="user-content-nothing--maybea"/><text:a xlink:type="simple" xlink:href="https://github.com/sanctuary-js/sanctuary/blob/v0.14.1/index.js#L1564" text:style-name="Internet_20_link" text:visited-style-name="Visited_20_Internet_20_Link"><text:span text:style-name="Source_20_Text"><text:span text:style-name="T3">Nothing :: Maybe a</text:span></text:span></text:a></text:h>
      <text:p text:style-name="P20">Nothing.</text:p>
      <text:p text:style-name="P28">&gt; S.Nothing</text:p>
      <text:p text:style-name="P30">Nothing</text:p>
      <text:h text:style-name="Heading_20_4" text:outline-level="4"><text:bookmark text:name="user-content-just--a---maybea"/><text:a xlink:type="simple" xlink:href="https://github.com/sanctuary-js/sanctuary/blob/v0.14.1/index.js#L1574" text:style-name="Internet_20_link" text:visited-style-name="Visited_20_Internet_20_Link"><text:span text:style-name="Source_20_Text"><text:span text:style-name="T3">Just :: a -⁠&gt; Maybe a</text:span></text:span></text:a></text:h>
      <text:p text:style-name="P20">Takes a value of any type and returns a Just with the given value.</text:p>
      <text:p text:style-name="P28">&gt; S.Just(42)</text:p>
      <text:p text:style-name="P30">Just(42)</text:p>
      <text:h text:style-name="Heading_20_4" text:outline-level="4"><text:bookmark text:name="user-content-maybetype--string"/><text:a xlink:type="simple" xlink:href="https://github.com/sanctuary-js/sanctuary/blob/v0.14.1/index.js#L1587" text:style-name="Internet_20_link" text:visited-style-name="Visited_20_Internet_20_Link"><text:span text:style-name="Source_20_Text"><text:span text:style-name="T3">Maybe.@@type :: String</text:span></text:span></text:a></text:h>
      <text:p text:style-name="Text_20_body"><text:span text:style-name="T3">Maybe type identifier, </text:span><text:span text:style-name="Source_20_Text"><text:span text:style-name="T3">'sanctuary/Maybe'</text:span></text:span><text:span text:style-name="T3">.</text:span></text:p>
      <text:h text:style-name="Heading_20_4" text:outline-level="4"><text:bookmark text:name="user-content-maybefantasy-landempty-----maybea"/><text:a xlink:type="simple" xlink:href="https://github.com/sanctuary-js/sanctuary/blob/v0.14.1/index.js#L1592" text:style-name="Internet_20_link" text:visited-style-name="Visited_20_Internet_20_Link"><text:span text:style-name="Source_20_Text"><text:span text:style-name="T3">Maybe.fantasy-land/empty :: () -⁠&gt; Maybe a</text:span></text:span></text:a></text:h>
      <text:p text:style-name="P20">Returns Nothing.</text:p>
      <text:p text:style-name="Text_20_body"><text:span text:style-name="T3">It is idiomatic to use </text:span><text:a xlink:type="simple" xlink:href="https://github.com/sanctuary-js/sanctuary#empty" text:style-name="Internet_20_link" text:visited-style-name="Visited_20_Internet_20_Link"><text:span text:style-name="Source_20_Text"><text:span text:style-name="T3">empty</text:span></text:span></text:a><text:span text:style-name="T3"> rather than use this function directly.</text:span></text:p>
      <text:p text:style-name="P28">&gt; S.empty(S.Maybe)</text:p>
      <text:p text:style-name="P30">Nothing</text:p>
      <text:h text:style-name="Heading_20_4" text:outline-level="4"><text:bookmark text:name="user-content-maybefantasy-landof--a---maybea"/><text:a xlink:type="simple" xlink:href="https://github.com/sanctuary-js/sanctuary/blob/v0.14.1/index.js#L1605" text:style-name="Internet_20_link" text:visited-style-name="Visited_20_Internet_20_Link"><text:span text:style-name="Source_20_Text"><text:span text:style-name="T3">Maybe.fantasy-land/of :: a -⁠&gt; Maybe a</text:span></text:span></text:a></text:h>
      <text:p text:style-name="P20">Takes a value of any type and returns a Just with the given value.</text:p>
      <text:p text:style-name="Text_20_body"><text:span text:style-name="T3">It is idiomatic to use </text:span><text:a xlink:type="simple" xlink:href="https://github.com/sanctuary-js/sanctuary#of" text:style-name="Internet_20_link" text:visited-style-name="Visited_20_Internet_20_Link"><text:span text:style-name="Source_20_Text"><text:span text:style-name="T3">of</text:span></text:span></text:a><text:span text:style-name="T3"> rather than use this function directly.</text:span></text:p>
      <text:p text:style-name="P28">&gt; S.of(S.Maybe, 42)</text:p>
      <text:p text:style-name="P30">Just(42)</text:p>
      <text:h text:style-name="Heading_20_4" text:outline-level="4"><text:bookmark text:name="user-content-maybefantasy-landzero-----maybea"/><text:a xlink:type="simple" xlink:href="https://github.com/sanctuary-js/sanctuary/blob/v0.14.1/index.js#L1618" text:style-name="Internet_20_link" text:visited-style-name="Visited_20_Internet_20_Link"><text:span text:style-name="Source_20_Text"><text:span text:style-name="T3">Maybe.fantasy-land/zero :: () -⁠&gt; Maybe a</text:span></text:span></text:a></text:h>
      <text:p text:style-name="P20">Returns Nothing.</text:p>
      <text:p text:style-name="Text_20_body"><text:span text:style-name="T3">It is idiomatic to use </text:span><text:a xlink:type="simple" xlink:href="https://github.com/sanctuary-js/sanctuary#zero" text:style-name="Internet_20_link" text:visited-style-name="Visited_20_Internet_20_Link"><text:span text:style-name="Source_20_Text"><text:span text:style-name="T3">zero</text:span></text:span></text:a><text:span text:style-name="T3"> rather than use this function directly.</text:span></text:p>
      <text:p text:style-name="P28">&gt; S.zero(S.Maybe)</text:p>
      <text:p text:style-name="P30">Nothing</text:p>
      <text:h text:style-name="Heading_20_4" text:outline-level="4"><text:bookmark text:name="user-content-maybeisnothing--maybeaboolean"/><text:a xlink:type="simple" xlink:href="https://github.com/sanctuary-js/sanctuary/blob/v0.14.1/index.js#L1631" text:style-name="Internet_20_link" text:visited-style-name="Visited_20_Internet_20_Link"><text:span text:style-name="Source_20_Text"><text:span text:style-name="T3">Maybe#isNothing :: Maybe a ~&gt; Boolean</text:span></text:span></text:a></text:h>
      <text:p text:style-name="Text_20_body"><text:span text:style-name="Source_20_Text"><text:span text:style-name="T3">true</text:span></text:span><text:span text:style-name="T3"> if </text:span><text:span text:style-name="Source_20_Text"><text:span text:style-name="T3">this</text:span></text:span><text:span text:style-name="T3"> is Nothing; </text:span><text:span text:style-name="Source_20_Text"><text:span text:style-name="T3">false</text:span></text:span><text:span text:style-name="T3"> if </text:span><text:span text:style-name="Source_20_Text"><text:span text:style-name="T3">this</text:span></text:span><text:span text:style-name="T3"> is a Just.</text:span></text:p>
      <text:p text:style-name="P28">&gt; S.Nothing.isNothing</text:p>
      <text:p text:style-name="P28">true</text:p>
      <text:p text:style-name="P28"/>
      <text:p text:style-name="P28">&gt; S.Just(42).isNothing</text:p>
      <text:p text:style-name="P30">false</text:p>
      <text:h text:style-name="Heading_20_4" text:outline-level="4"><text:bookmark text:name="user-content-maybeisjust--maybeaboolean"/><text:soft-page-break/><text:a xlink:type="simple" xlink:href="https://github.com/sanctuary-js/sanctuary/blob/v0.14.1/index.js#L1643" text:style-name="Internet_20_link" text:visited-style-name="Visited_20_Internet_20_Link"><text:span text:style-name="Source_20_Text"><text:span text:style-name="T3">Maybe#isJust :: Maybe a ~&gt; Boolean</text:span></text:span></text:a></text:h>
      <text:p text:style-name="Text_20_body"><text:span text:style-name="Source_20_Text"><text:span text:style-name="T3">true</text:span></text:span><text:span text:style-name="T3"> if </text:span><text:span text:style-name="Source_20_Text"><text:span text:style-name="T3">this</text:span></text:span><text:span text:style-name="T3"> is a Just; </text:span><text:span text:style-name="Source_20_Text"><text:span text:style-name="T3">false</text:span></text:span><text:span text:style-name="T3"> if </text:span><text:span text:style-name="Source_20_Text"><text:span text:style-name="T3">this</text:span></text:span><text:span text:style-name="T3"> is Nothing.</text:span></text:p>
      <text:p text:style-name="P28">&gt; S.Just(42).isJust</text:p>
      <text:p text:style-name="P28">true</text:p>
      <text:p text:style-name="P28"/>
      <text:p text:style-name="P28">&gt; S.Nothing.isJust</text:p>
      <text:p text:style-name="P30">false</text:p>
      <text:h text:style-name="Heading_20_4" text:outline-level="4"><text:bookmark text:name="user-content-maybetostring--maybea---string"/><text:a xlink:type="simple" xlink:href="https://github.com/sanctuary-js/sanctuary/blob/v0.14.1/index.js#L1655" text:style-name="Internet_20_link" text:visited-style-name="Visited_20_Internet_20_Link"><text:span text:style-name="Source_20_Text"><text:span text:style-name="T3">Maybe#toString :: Maybe a ~&gt; () -⁠&gt; String</text:span></text:span></text:a></text:h>
      <text:p text:style-name="P20">Returns the string representation of the Maybe.</text:p>
      <text:p text:style-name="P28">&gt; S.toString(S.Nothing)</text:p>
      <text:p text:style-name="P28">'Nothing'</text:p>
      <text:p text:style-name="P28"/>
      <text:p text:style-name="P28">&gt; S.toString(S.Just([1, 2, 3]))</text:p>
      <text:p text:style-name="P30">'Just([1, 2, 3])'</text:p>
      <text:h text:style-name="Heading_20_4" text:outline-level="4"><text:bookmark text:name="user-content-maybeinspect--maybea---string"/><text:a xlink:type="simple" xlink:href="https://github.com/sanctuary-js/sanctuary/blob/v0.14.1/index.js#L1670" text:style-name="Internet_20_link" text:visited-style-name="Visited_20_Internet_20_Link"><text:span text:style-name="Source_20_Text"><text:span text:style-name="T3">Maybe#inspect :: Maybe a ~&gt; () -⁠&gt; String</text:span></text:span></text:a></text:h>
      <text:p text:style-name="Text_20_body"><text:span text:style-name="T3">Returns the string representation of the Maybe. This method is used by </text:span><text:span text:style-name="Source_20_Text"><text:span text:style-name="T3">util.inspect</text:span></text:span><text:span text:style-name="T3"> and the REPL to format a Maybe for display.</text:span></text:p>
      <text:p text:style-name="Text_20_body"><text:span text:style-name="T3">See also </text:span><text:a xlink:type="simple" xlink:href="https://github.com/sanctuary-js/sanctuary#Maybe.prototype.toString" text:style-name="Internet_20_link" text:visited-style-name="Visited_20_Internet_20_Link"><text:span text:style-name="Source_20_Text"><text:span text:style-name="T3">Maybe#toString</text:span></text:span></text:a><text:span text:style-name="T3">.</text:span></text:p>
      <text:p text:style-name="P28">&gt; S.Nothing.inspect()</text:p>
      <text:p text:style-name="P28">'Nothing'</text:p>
      <text:p text:style-name="P28"/>
      <text:p text:style-name="P28">&gt; S.Just([1, 2, 3]).inspect()</text:p>
      <text:p text:style-name="P30">'Just([1, 2, 3])'</text:p>
      <text:h text:style-name="Heading_20_4" text:outline-level="4"><text:bookmark text:name="user-content-maybefantasy-landequals--setoida--maybeamaybea---boolean"/><text:a xlink:type="simple" xlink:href="https://github.com/sanctuary-js/sanctuary/blob/v0.14.1/index.js#L1686" text:style-name="Internet_20_link" text:visited-style-name="Visited_20_Internet_20_Link"><text:span text:style-name="Source_20_Text"><text:span text:style-name="T3">Maybe#fantasy-land/equals :: Setoid a =&gt; Maybe a ~&gt; Maybe a -⁠&gt; Boolean</text:span></text:span></text:a></text:h>
      <text:p text:style-name="Text_20_body"><text:span text:style-name="T3">Takes a value </text:span><text:span text:style-name="Source_20_Text"><text:span text:style-name="T3">m</text:span></text:span><text:span text:style-name="T3"> of the same type and returns </text:span><text:span text:style-name="Source_20_Text"><text:span text:style-name="T3">true</text:span></text:span><text:span text:style-name="T3"> if:</text:span></text:p>
      <text:list xml:id="list4393748242856133467" text:style-name="L3">
        <text:list-item>
          <text:p text:style-name="P4"><text:span text:style-name="Source_20_Text"><text:span text:style-name="T3">this</text:span></text:span><text:span text:style-name="T3"> and </text:span><text:span text:style-name="Source_20_Text"><text:span text:style-name="T3">m</text:span></text:span><text:span text:style-name="T3"> are both Nothing; or</text:span></text:p>
        </text:list-item>
        <text:list-item>
          <text:p text:style-name="P4"><text:span text:style-name="Source_20_Text"><text:span text:style-name="T3">this</text:span></text:span><text:span text:style-name="T3"> and </text:span><text:span text:style-name="Source_20_Text"><text:span text:style-name="T3">m</text:span></text:span><text:span text:style-name="T3"> are both Justs, and their values are equal according to </text:span><text:a xlink:type="simple" xlink:href="https://github.com/sanctuary-js/sanctuary-type-classes/tree/v7.1.1#equals" text:style-name="Internet_20_link" text:visited-style-name="Visited_20_Internet_20_Link"><text:span text:style-name="Source_20_Text"><text:span text:style-name="T3">Z.equals</text:span></text:span></text:a><text:span text:style-name="T3">.</text:span></text:p>
        </text:list-item>
      </text:list>
      <text:p text:style-name="Text_20_body"><text:span text:style-name="T3">It is idiomatic to use </text:span><text:a xlink:type="simple" xlink:href="https://github.com/sanctuary-js/sanctuary#equals" text:style-name="Internet_20_link" text:visited-style-name="Visited_20_Internet_20_Link"><text:span text:style-name="Source_20_Text"><text:span text:style-name="T3">equals</text:span></text:span></text:a><text:span text:style-name="T3"> rather than use this method directly.</text:span></text:p>
      <text:p text:style-name="P28">&gt; S.equals(S.Nothing, S.Nothing)</text:p>
      <text:p text:style-name="P28">true</text:p>
      <text:p text:style-name="P28"/>
      <text:p text:style-name="P28">&gt; S.equals(S.Just([1, 2, 3]), S.Just([1, 2, 3]))</text:p>
      <text:p text:style-name="P28">true</text:p>
      <text:p text:style-name="P28"/>
      <text:p text:style-name="P28">&gt; S.equals(S.Just([1, 2, 3]), S.Just([3, 2, 1]))</text:p>
      <text:p text:style-name="P28">false</text:p>
      <text:p text:style-name="P28"/>
      <text:p text:style-name="P28">&gt; S.equals(S.Just([1, 2, 3]), S.Nothing)</text:p>
      <text:p text:style-name="P30">false</text:p>
      <text:h text:style-name="Heading_20_4" text:outline-level="4"><text:bookmark text:name="user-content-maybefantasy-landlte--orda--maybeamaybea---boolean"/><text:a xlink:type="simple" xlink:href="https://github.com/sanctuary-js/sanctuary/blob/v0.14.1/index.js#L1716" text:style-name="Internet_20_link" text:visited-style-name="Visited_20_Internet_20_Link"><text:span text:style-name="Source_20_Text"><text:span text:style-name="T3">Maybe#fantasy-land/lte :: Ord a =&gt; Maybe a ~&gt; Maybe a -⁠&gt; Boolean</text:span></text:span></text:a></text:h>
      <text:p text:style-name="Text_20_body"><text:span text:style-name="T3">Takes a value </text:span><text:span text:style-name="Source_20_Text"><text:span text:style-name="T3">m</text:span></text:span><text:span text:style-name="T3"> of the same type and returns </text:span><text:span text:style-name="Source_20_Text"><text:span text:style-name="T3">true</text:span></text:span><text:span text:style-name="T3"> if:</text:span></text:p>
      <text:list xml:id="list5887372543303435694" text:style-name="L4">
        <text:list-item>
          <text:p text:style-name="P5"><text:span text:style-name="Source_20_Text"><text:span text:style-name="T3">this</text:span></text:span><text:span text:style-name="T3"> is Nothing; or</text:span></text:p>
        </text:list-item>
        <text:list-item>
          <text:p text:style-name="P5"><text:soft-page-break/><text:span text:style-name="Source_20_Text"><text:span text:style-name="T3">this</text:span></text:span><text:span text:style-name="T3"> and </text:span><text:span text:style-name="Source_20_Text"><text:span text:style-name="T3">m</text:span></text:span><text:span text:style-name="T3"> are both Justs and the value of </text:span><text:span text:style-name="Source_20_Text"><text:span text:style-name="T3">this</text:span></text:span><text:span text:style-name="T3"> is less than or equal to the value of </text:span><text:span text:style-name="Source_20_Text"><text:span text:style-name="T3">m</text:span></text:span><text:span text:style-name="T3"> according to </text:span><text:a xlink:type="simple" xlink:href="https://github.com/sanctuary-js/sanctuary-type-classes/tree/v7.1.1#lte" text:style-name="Internet_20_link" text:visited-style-name="Visited_20_Internet_20_Link"><text:span text:style-name="Source_20_Text"><text:span text:style-name="T3">Z.lte</text:span></text:span></text:a><text:span text:style-name="T3">.</text:span></text:p>
        </text:list-item>
      </text:list>
      <text:p text:style-name="Text_20_body"><text:span text:style-name="T3">It is idiomatic to use </text:span><text:a xlink:type="simple" xlink:href="https://github.com/sanctuary-js/sanctuary#lte" text:style-name="Internet_20_link" text:visited-style-name="Visited_20_Internet_20_Link"><text:span text:style-name="Source_20_Text"><text:span text:style-name="T3">lte</text:span></text:span></text:a><text:span text:style-name="T3"> or </text:span><text:a xlink:type="simple" xlink:href="https://github.com/sanctuary-js/sanctuary#lte_" text:style-name="Internet_20_link" text:visited-style-name="Visited_20_Internet_20_Link"><text:span text:style-name="Source_20_Text"><text:span text:style-name="T3">lte_</text:span></text:span></text:a><text:span text:style-name="T3"> rather than use this method directly.</text:span></text:p>
      <text:p text:style-name="P28">&gt; S.lte_(S.Nothing, S.Nothing)</text:p>
      <text:p text:style-name="P28">true</text:p>
      <text:p text:style-name="P28"/>
      <text:p text:style-name="P28">&gt; S.lte_(S.Nothing, S.Just(0))</text:p>
      <text:p text:style-name="P28">true</text:p>
      <text:p text:style-name="P28"/>
      <text:p text:style-name="P28">&gt; S.lte_(S.Just(0), S.Nothing)</text:p>
      <text:p text:style-name="P28">false</text:p>
      <text:p text:style-name="P28"/>
      <text:p text:style-name="P28">&gt; S.lte_(S.Just(0), S.Just(1))</text:p>
      <text:p text:style-name="P28">true</text:p>
      <text:p text:style-name="P28"/>
      <text:p text:style-name="P28">&gt; S.lte_(S.Just(1), S.Just(0))</text:p>
      <text:p text:style-name="P30">false</text:p>
      <text:h text:style-name="Heading_20_4" text:outline-level="4"><text:bookmark text:name="user-content-maybefantasy-landconcat--semigroupa--maybeamaybea---maybea"/><text:a xlink:type="simple" xlink:href="https://github.com/sanctuary-js/sanctuary/blob/v0.14.1/index.js#L1748" text:style-name="Internet_20_link" text:visited-style-name="Visited_20_Internet_20_Link"><text:span text:style-name="Source_20_Text"><text:span text:style-name="T3">Maybe#fantasy-land/concat :: Semigroup a =&gt; Maybe a ~&gt; Maybe a -⁠&gt; Maybe a</text:span></text:span></text:a></text:h>
      <text:p text:style-name="Text_20_body"><text:span text:style-name="T3">Returns the result of concatenating two Maybe values of the same type. </text:span><text:span text:style-name="Source_20_Text"><text:span text:style-name="T3">a</text:span></text:span><text:span text:style-name="T3"> must have a </text:span><text:a xlink:type="simple" xlink:href="https://github.com/fantasyland/fantasy-land/tree/v3.4.0#semigroup" text:style-name="Internet_20_link" text:visited-style-name="Visited_20_Internet_20_Link"><text:span text:style-name="T3">Semigroup</text:span></text:a><text:span text:style-name="T3">.</text:span></text:p>
      <text:p text:style-name="Text_20_body"><text:span text:style-name="T3">If </text:span><text:span text:style-name="Source_20_Text"><text:span text:style-name="T3">this</text:span></text:span><text:span text:style-name="T3"> is Nothing and the argument is Nothing, this method returns Nothing.</text:span></text:p>
      <text:p text:style-name="Text_20_body"><text:span text:style-name="T3">If </text:span><text:span text:style-name="Source_20_Text"><text:span text:style-name="T3">this</text:span></text:span><text:span text:style-name="T3"> is a Just and the argument is a Just, this method returns a Just whose value is the result of concatenating this Just's value and the given Just's value.</text:span></text:p>
      <text:p text:style-name="P20">Otherwise, this method returns the Just.</text:p>
      <text:p text:style-name="Text_20_body"><text:span text:style-name="T3">It is idiomatic to use </text:span><text:a xlink:type="simple" xlink:href="https://github.com/sanctuary-js/sanctuary#concat" text:style-name="Internet_20_link" text:visited-style-name="Visited_20_Internet_20_Link"><text:span text:style-name="Source_20_Text"><text:span text:style-name="T3">concat</text:span></text:span></text:a><text:span text:style-name="T3"> rather than use this method directly.</text:span></text:p>
      <text:p text:style-name="P28">&gt; S.concat(S.Nothing, S.Nothing)</text:p>
      <text:p text:style-name="P28">Nothing</text:p>
      <text:p text:style-name="P28"/>
      <text:p text:style-name="P28">&gt; S.concat(S.Just([1, 2, 3]), S.Just([4, 5, 6]))</text:p>
      <text:p text:style-name="P28">Just([1, 2, 3, 4, 5, 6])</text:p>
      <text:p text:style-name="P28"/>
      <text:p text:style-name="P28">&gt; S.concat(S.Nothing, S.Just([1, 2, 3]))</text:p>
      <text:p text:style-name="P28">Just([1, 2, 3])</text:p>
      <text:p text:style-name="P28"/>
      <text:p text:style-name="P28">&gt; S.concat(S.Just([1, 2, 3]), S.Nothing)</text:p>
      <text:p text:style-name="P30">Just([1, 2, 3])</text:p>
      <text:h text:style-name="Heading_20_4" text:outline-level="4"><text:bookmark text:name="user-content-maybefantasy-landmap--maybeaa-b---maybeb"/><text:a xlink:type="simple" xlink:href="https://github.com/sanctuary-js/sanctuary/blob/v0.14.1/index.js#L1784" text:style-name="Internet_20_link" text:visited-style-name="Visited_20_Internet_20_Link"><text:span text:style-name="Source_20_Text"><text:span text:style-name="T3">Maybe#fantasy-land/map :: Maybe a ~&gt; (a -⁠&gt; b) -⁠&gt; Maybe b</text:span></text:span></text:a></text:h>
      <text:p text:style-name="Text_20_body"><text:span text:style-name="T3">Takes a function and returns </text:span><text:span text:style-name="Source_20_Text"><text:span text:style-name="T3">this</text:span></text:span><text:span text:style-name="T3"> if </text:span><text:span text:style-name="Source_20_Text"><text:span text:style-name="T3">this</text:span></text:span><text:span text:style-name="T3"> is Nothing; otherwise it returns a Just whose value is the result of applying the function to this Just's value.</text:span></text:p>
      <text:p text:style-name="Text_20_body"><text:span text:style-name="T3">It is idiomatic to use </text:span><text:a xlink:type="simple" xlink:href="https://github.com/sanctuary-js/sanctuary#map" text:style-name="Internet_20_link" text:visited-style-name="Visited_20_Internet_20_Link"><text:span text:style-name="Source_20_Text"><text:span text:style-name="T3">map</text:span></text:span></text:a><text:span text:style-name="T3"> rather than use this method directly.</text:span></text:p>
      <text:p text:style-name="P28">&gt; S.map(Math.sqrt, S.Nothing)</text:p>
      <text:p text:style-name="P28">Nothing</text:p>
      <text:p text:style-name="P28"/>
      <text:p text:style-name="P28">&gt; S.map(Math.sqrt, S.Just(9))</text:p>
      <text:p text:style-name="P30">Just(3)</text:p>
      <text:h text:style-name="Heading_20_4" text:outline-level="4"><text:bookmark text:name="user-content-maybefantasy-landap--maybeamaybea-b---maybeb"/><text:soft-page-break/><text:a xlink:type="simple" xlink:href="https://github.com/sanctuary-js/sanctuary/blob/v0.14.1/index.js#L1804" text:style-name="Internet_20_link" text:visited-style-name="Visited_20_Internet_20_Link"><text:span text:style-name="Source_20_Text"><text:span text:style-name="T3">Maybe#fantasy-land/ap :: Maybe a ~&gt; Maybe (a -⁠&gt; b) -⁠&gt; Maybe b</text:span></text:span></text:a></text:h>
      <text:p text:style-name="Text_20_body"><text:span text:style-name="T3">Takes a Maybe and returns Nothing unless </text:span><text:span text:style-name="Source_20_Text"><text:span text:style-name="T3">this</text:span></text:span><text:span text:style-name="T3"> is a Just </text:span><text:span text:style-name="Emphasis"><text:span text:style-name="T3">and</text:span></text:span><text:span text:style-name="T3"> the argument is a Just, in which case it returns a Just whose value is the result of applying the given Just's value to this Just's value.</text:span></text:p>
      <text:p text:style-name="Text_20_body"><text:span text:style-name="T3">It is idiomatic to use </text:span><text:a xlink:type="simple" xlink:href="https://github.com/sanctuary-js/sanctuary#ap" text:style-name="Internet_20_link" text:visited-style-name="Visited_20_Internet_20_Link"><text:span text:style-name="Source_20_Text"><text:span text:style-name="T3">ap</text:span></text:span></text:a><text:span text:style-name="T3"> rather than use this method directly.</text:span></text:p>
      <text:p text:style-name="P28">&gt; S.ap(S.Nothing, S.Nothing)</text:p>
      <text:p text:style-name="P28">Nothing</text:p>
      <text:p text:style-name="P28"/>
      <text:p text:style-name="P28">&gt; S.ap(S.Nothing, S.Just(9))</text:p>
      <text:p text:style-name="P28">Nothing</text:p>
      <text:p text:style-name="P28"/>
      <text:p text:style-name="P28">&gt; S.ap(S.Just(Math.sqrt), S.Nothing)</text:p>
      <text:p text:style-name="P28">Nothing</text:p>
      <text:p text:style-name="P28"/>
      <text:p text:style-name="P28">&gt; S.ap(S.Just(Math.sqrt), S.Just(9))</text:p>
      <text:p text:style-name="P30">Just(3)</text:p>
      <text:h text:style-name="Heading_20_4" text:outline-level="4"><text:bookmark text:name="user-content-maybefantasy-landchain--maybeaa-maybeb---maybeb"/><text:a xlink:type="simple" xlink:href="https://github.com/sanctuary-js/sanctuary/blob/v0.14.1/index.js#L1829" text:style-name="Internet_20_link" text:visited-style-name="Visited_20_Internet_20_Link"><text:span text:style-name="Source_20_Text"><text:span text:style-name="T3">Maybe#fantasy-land/chain :: Maybe a ~&gt; (a -⁠&gt; Maybe b) -⁠&gt; Maybe b</text:span></text:span></text:a></text:h>
      <text:p text:style-name="Text_20_body"><text:span text:style-name="T3">Takes a function and returns </text:span><text:span text:style-name="Source_20_Text"><text:span text:style-name="T3">this</text:span></text:span><text:span text:style-name="T3"> if </text:span><text:span text:style-name="Source_20_Text"><text:span text:style-name="T3">this</text:span></text:span><text:span text:style-name="T3"> is Nothing; otherwise it returns the result of applying the function to this Just's value.</text:span></text:p>
      <text:p text:style-name="Text_20_body"><text:span text:style-name="T3">It is idiomatic to use </text:span><text:a xlink:type="simple" xlink:href="https://github.com/sanctuary-js/sanctuary#chain" text:style-name="Internet_20_link" text:visited-style-name="Visited_20_Internet_20_Link"><text:span text:style-name="Source_20_Text"><text:span text:style-name="T3">chain</text:span></text:span></text:a><text:span text:style-name="T3"> rather than use this method directly.</text:span></text:p>
      <text:p text:style-name="P28">&gt; S.chain(S.parseFloat, S.Nothing)</text:p>
      <text:p text:style-name="P28">Nothing</text:p>
      <text:p text:style-name="P28"/>
      <text:p text:style-name="P28">&gt; S.chain(S.parseFloat, S.Just('xxx'))</text:p>
      <text:p text:style-name="P28">Nothing</text:p>
      <text:p text:style-name="P28"/>
      <text:p text:style-name="P28">&gt; S.chain(S.parseFloat, S.Just('12.34'))</text:p>
      <text:p text:style-name="P30">Just(12.34)</text:p>
      <text:h text:style-name="Heading_20_4" text:outline-level="4"><text:bookmark text:name="user-content-maybefantasy-landalt--maybeamaybea---maybea"/><text:a xlink:type="simple" xlink:href="https://github.com/sanctuary-js/sanctuary/blob/v0.14.1/index.js#L1851" text:style-name="Internet_20_link" text:visited-style-name="Visited_20_Internet_20_Link"><text:span text:style-name="Source_20_Text"><text:span text:style-name="T3">Maybe#fantasy-land/alt :: Maybe a ~&gt; Maybe a -⁠&gt; Maybe a</text:span></text:span></text:a></text:h>
      <text:p text:style-name="Text_20_body"><text:span text:style-name="T3">Chooses between </text:span><text:span text:style-name="Source_20_Text"><text:span text:style-name="T3">this</text:span></text:span><text:span text:style-name="T3"> and the other Maybe provided as an argument. Returns </text:span><text:span text:style-name="Source_20_Text"><text:span text:style-name="T3">this</text:span></text:span><text:span text:style-name="T3"> if </text:span><text:span text:style-name="Source_20_Text"><text:span text:style-name="T3">this</text:span></text:span><text:span text:style-name="T3"> is a Just; the other Maybe otherwise.</text:span></text:p>
      <text:p text:style-name="Text_20_body"><text:span text:style-name="T3">It is idiomatic to use </text:span><text:a xlink:type="simple" xlink:href="https://github.com/sanctuary-js/sanctuary#alt" text:style-name="Internet_20_link" text:visited-style-name="Visited_20_Internet_20_Link"><text:span text:style-name="Source_20_Text"><text:span text:style-name="T3">alt</text:span></text:span></text:a><text:span text:style-name="T3"> rather than use this method directly.</text:span></text:p>
      <text:p text:style-name="P28">&gt; S.alt(S.Nothing, S.Nothing)</text:p>
      <text:p text:style-name="P28">Nothing</text:p>
      <text:p text:style-name="P28"/>
      <text:p text:style-name="P28">&gt; S.alt(S.Nothing, S.Just(1))</text:p>
      <text:p text:style-name="P28">Just(1)</text:p>
      <text:p text:style-name="P28"/>
      <text:p text:style-name="P28">&gt; S.alt(S.Just(2), S.Nothing)</text:p>
      <text:p text:style-name="P28">Just(2)</text:p>
      <text:p text:style-name="P28"/>
      <text:p text:style-name="P28">&gt; S.alt(S.Just(3), S.Just(4))</text:p>
      <text:p text:style-name="P30">Just(3)</text:p>
      <text:h text:style-name="Heading_20_4" text:outline-level="4"><text:bookmark text:name="user-content-maybefantasy-landreduce--maybeaba---bb---b"/><text:a xlink:type="simple" xlink:href="https://github.com/sanctuary-js/sanctuary/blob/v0.14.1/index.js#L1876" text:style-name="Internet_20_link" text:visited-style-name="Visited_20_Internet_20_Link"><text:span text:style-name="Source_20_Text"><text:span text:style-name="T3">Maybe#fantasy-land/reduce :: Maybe a ~&gt; ((b, a) -⁠&gt; b, b) -⁠&gt; b</text:span></text:span></text:a></text:h>
      <text:p text:style-name="P20">Takes a function and an initial value of any type, and returns:</text:p>
      <text:list xml:id="list7815746257180689305" text:style-name="L5">
        <text:list-item>
          <text:p text:style-name="P6"><text:span text:style-name="T3">the initial value if </text:span><text:span text:style-name="Source_20_Text"><text:span text:style-name="T3">this</text:span></text:span><text:span text:style-name="T3"> is Nothing; otherwise</text:span></text:p>
        </text:list-item>
        <text:list-item>
          <text:p text:style-name="P21">the result of applying the function to the initial value and this Just's value.</text:p>
        </text:list-item>
      </text:list>
      <text:p text:style-name="Text_20_body"><text:soft-page-break/><text:span text:style-name="T3">It is idiomatic to use </text:span><text:a xlink:type="simple" xlink:href="https://github.com/sanctuary-js/sanctuary#reduce" text:style-name="Internet_20_link" text:visited-style-name="Visited_20_Internet_20_Link"><text:span text:style-name="Source_20_Text"><text:span text:style-name="T3">reduce</text:span></text:span></text:a><text:span text:style-name="T3"> rather than use this method directly.</text:span></text:p>
      <text:p text:style-name="P28">&gt; S.reduce(S.curry2(Math.pow), 10, S.Nothing)</text:p>
      <text:p text:style-name="P28">10</text:p>
      <text:p text:style-name="P28"/>
      <text:p text:style-name="P28">&gt; S.reduce(S.curry2(Math.pow), 10, S.Just(3))</text:p>
      <text:p text:style-name="P30">1000</text:p>
      <text:h text:style-name="Heading_20_4" text:outline-level="4"><text:bookmark text:name="user-content-maybefantasy-landtraverse--applicativef--maybeatyperepfa-fb---fmaybeb"/><text:a xlink:type="simple" xlink:href="https://github.com/sanctuary-js/sanctuary/blob/v0.14.1/index.js#L1899" text:style-name="Internet_20_link" text:visited-style-name="Visited_20_Internet_20_Link"><text:span text:style-name="Source_20_Text"><text:span text:style-name="T3">Maybe#fantasy-land/traverse :: Applicative f =&gt; Maybe a ~&gt; (TypeRep f, a -⁠&gt; f b) -⁠&gt; f (Maybe b)</text:span></text:span></text:a></text:h>
      <text:p text:style-name="Text_20_body"><text:span text:style-name="T3">Takes the type representative of some </text:span><text:a xlink:type="simple" xlink:href="https://github.com/fantasyland/fantasy-land/tree/v3.4.0#applicative" text:style-name="Internet_20_link" text:visited-style-name="Visited_20_Internet_20_Link"><text:span text:style-name="T3">Applicative</text:span></text:a><text:span text:style-name="T3"> and a function which returns a value of that Applicative, and returns:</text:span></text:p>
      <text:list xml:id="list3077092584719217640" text:style-name="L6">
        <text:list-item>
          <text:p text:style-name="P7"><text:span text:style-name="T3">the result of applying the type representative's </text:span><text:a xlink:type="simple" xlink:href="https://github.com/fantasyland/fantasy-land/tree/v3.4.0#of-method" text:style-name="Internet_20_link" text:visited-style-name="Visited_20_Internet_20_Link"><text:span text:style-name="Source_20_Text"><text:span text:style-name="T3">of</text:span></text:span></text:a><text:span text:style-name="T3"> function to </text:span><text:span text:style-name="Source_20_Text"><text:span text:style-name="T3">this</text:span></text:span><text:span text:style-name="T3"> if </text:span><text:span text:style-name="Source_20_Text"><text:span text:style-name="T3">this</text:span></text:span><text:span text:style-name="T3"> is Nothing; otherwise</text:span></text:p>
        </text:list-item>
        <text:list-item>
          <text:p text:style-name="P7"><text:span text:style-name="T3">the result of mapping </text:span><text:a xlink:type="simple" xlink:href="https://github.com/sanctuary-js/sanctuary#Just" text:style-name="Internet_20_link" text:visited-style-name="Visited_20_Internet_20_Link"><text:span text:style-name="Source_20_Text"><text:span text:style-name="T3">Just</text:span></text:span></text:a><text:span text:style-name="T3"> over the result of applying the first function to this Just's value.</text:span></text:p>
        </text:list-item>
      </text:list>
      <text:p text:style-name="Text_20_body"><text:span text:style-name="T3">It is idiomatic to use </text:span><text:a xlink:type="simple" xlink:href="https://github.com/sanctuary-js/sanctuary#traverse" text:style-name="Internet_20_link" text:visited-style-name="Visited_20_Internet_20_Link"><text:span text:style-name="Source_20_Text"><text:span text:style-name="T3">traverse</text:span></text:span></text:a><text:span text:style-name="T3"> rather than use this method directly.</text:span></text:p>
      <text:p text:style-name="P28">&gt; S.traverse(Array, S.words, S.Nothing)</text:p>
      <text:p text:style-name="P28">[Nothing]</text:p>
      <text:p text:style-name="P28"/>
      <text:p text:style-name="P28">&gt; S.traverse(Array, S.words, S.Just('foo bar baz'))</text:p>
      <text:p text:style-name="P30">[Just('foo'), Just('bar'), Just('baz')]</text:p>
      <text:h text:style-name="Heading_20_4" text:outline-level="4"><text:bookmark text:name="user-content-maybefantasy-landextend--maybeamaybea-b---maybeb"/><text:a xlink:type="simple" xlink:href="https://github.com/sanctuary-js/sanctuary/blob/v0.14.1/index.js#L1924" text:style-name="Internet_20_link" text:visited-style-name="Visited_20_Internet_20_Link"><text:span text:style-name="Source_20_Text"><text:span text:style-name="T3">Maybe#fantasy-land/extend :: Maybe a ~&gt; (Maybe a -⁠&gt; b) -⁠&gt; Maybe b</text:span></text:span></text:a></text:h>
      <text:p text:style-name="Text_20_body"><text:span text:style-name="T3">Takes a function and returns </text:span><text:span text:style-name="Source_20_Text"><text:span text:style-name="T3">this</text:span></text:span><text:span text:style-name="T3"> if </text:span><text:span text:style-name="Source_20_Text"><text:span text:style-name="T3">this</text:span></text:span><text:span text:style-name="T3"> is Nothing; otherwise it returns a Just whose value is the result of applying the function to </text:span><text:span text:style-name="Source_20_Text"><text:span text:style-name="T3">this</text:span></text:span><text:span text:style-name="T3">.</text:span></text:p>
      <text:p text:style-name="Text_20_body"><text:span text:style-name="T3">It is idiomatic to use </text:span><text:a xlink:type="simple" xlink:href="https://github.com/sanctuary-js/sanctuary#extend" text:style-name="Internet_20_link" text:visited-style-name="Visited_20_Internet_20_Link"><text:span text:style-name="Source_20_Text"><text:span text:style-name="T3">extend</text:span></text:span></text:a><text:span text:style-name="T3"> rather than use this method directly.</text:span></text:p>
      <text:p text:style-name="P28">&gt; S.extend(x =&gt; x.value + 1, S.Nothing)</text:p>
      <text:p text:style-name="P28">Nothing</text:p>
      <text:p text:style-name="P28"/>
      <text:p text:style-name="P28">&gt; S.extend(x =&gt; x.value + 1, S.Just(42))</text:p>
      <text:p text:style-name="P30">Just(43)</text:p>
      <text:h text:style-name="Heading_20_4" text:outline-level="4"><text:bookmark text:name="user-content-isnothing--maybea---boolean"/><text:a xlink:type="simple" xlink:href="https://github.com/sanctuary-js/sanctuary/blob/v0.14.1/index.js#L1944" text:style-name="Internet_20_link" text:visited-style-name="Visited_20_Internet_20_Link"><text:span text:style-name="Source_20_Text"><text:span text:style-name="T3">isNothing :: Maybe a -⁠&gt; Boolean</text:span></text:span></text:a></text:h>
      <text:p text:style-name="Text_20_body"><text:span text:style-name="T3">Returns </text:span><text:span text:style-name="Source_20_Text"><text:span text:style-name="T3">true</text:span></text:span><text:span text:style-name="T3"> if the given Maybe is Nothing; </text:span><text:span text:style-name="Source_20_Text"><text:span text:style-name="T3">false</text:span></text:span><text:span text:style-name="T3"> if it is a Just.</text:span></text:p>
      <text:p text:style-name="P28">&gt; S.isNothing(S.Nothing)</text:p>
      <text:p text:style-name="P28">true</text:p>
      <text:p text:style-name="P28"/>
      <text:p text:style-name="P28">&gt; S.isNothing(S.Just(42))</text:p>
      <text:p text:style-name="P30">false</text:p>
      <text:h text:style-name="Heading_20_4" text:outline-level="4"><text:bookmark text:name="user-content-isjust--maybea---boolean"/><text:a xlink:type="simple" xlink:href="https://github.com/sanctuary-js/sanctuary/blob/v0.14.1/index.js#L1960" text:style-name="Internet_20_link" text:visited-style-name="Visited_20_Internet_20_Link"><text:span text:style-name="Source_20_Text"><text:span text:style-name="T3">isJust :: Maybe a -⁠&gt; Boolean</text:span></text:span></text:a></text:h>
      <text:p text:style-name="Text_20_body"><text:span text:style-name="T3">Returns </text:span><text:span text:style-name="Source_20_Text"><text:span text:style-name="T3">true</text:span></text:span><text:span text:style-name="T3"> if the given Maybe is a Just; </text:span><text:span text:style-name="Source_20_Text"><text:span text:style-name="T3">false</text:span></text:span><text:span text:style-name="T3"> if it is Nothing.</text:span></text:p>
      <text:p text:style-name="P28">&gt; S.isJust(S.Just(42))</text:p>
      <text:p text:style-name="P28">true</text:p>
      <text:p text:style-name="P28"/>
      <text:p text:style-name="P28">&gt; S.isJust(S.Nothing)</text:p>
      <text:p text:style-name="P30">false</text:p>
      <text:h text:style-name="Heading_20_4" text:outline-level="4"><text:bookmark text:name="user-content-frommaybe--a---maybea---a"/><text:soft-page-break/><text:a xlink:type="simple" xlink:href="https://github.com/sanctuary-js/sanctuary/blob/v0.14.1/index.js#L1976" text:style-name="Internet_20_link" text:visited-style-name="Visited_20_Internet_20_Link"><text:span text:style-name="Source_20_Text"><text:span text:style-name="T3">fromMaybe :: a -⁠&gt; Maybe a -⁠&gt; a</text:span></text:span></text:a></text:h>
      <text:p text:style-name="P20">Takes a default value and a Maybe, and returns the Maybe's value if the Maybe is a Just; the default value otherwise.</text:p>
      <text:p text:style-name="Text_20_body"><text:span text:style-name="T3">See also </text:span><text:a xlink:type="simple" xlink:href="https://github.com/sanctuary-js/sanctuary#fromMaybe_" text:style-name="Internet_20_link" text:visited-style-name="Visited_20_Internet_20_Link"><text:span text:style-name="Source_20_Text"><text:span text:style-name="T3">fromMaybe_</text:span></text:span></text:a><text:span text:style-name="T3"> and </text:span><text:a xlink:type="simple" xlink:href="https://github.com/sanctuary-js/sanctuary#maybeToNullable" text:style-name="Internet_20_link" text:visited-style-name="Visited_20_Internet_20_Link"><text:span text:style-name="Source_20_Text"><text:span text:style-name="T3">maybeToNullable</text:span></text:span></text:a><text:span text:style-name="T3">.</text:span></text:p>
      <text:p text:style-name="P28">&gt; S.fromMaybe(0, S.Just(42))</text:p>
      <text:p text:style-name="P28">42</text:p>
      <text:p text:style-name="P28"/>
      <text:p text:style-name="P28">&gt; S.fromMaybe(0, S.Nothing)</text:p>
      <text:p text:style-name="P30">0</text:p>
      <text:h text:style-name="Heading_20_4" text:outline-level="4"><text:bookmark text:name="user-content-frommaybe_-----a---maybea---a"/><text:a xlink:type="simple" xlink:href="https://github.com/sanctuary-js/sanctuary/blob/v0.14.1/index.js#L1996" text:style-name="Internet_20_link" text:visited-style-name="Visited_20_Internet_20_Link"><text:span text:style-name="Source_20_Text"><text:span text:style-name="T3">fromMaybe_ :: (() -⁠&gt; a) -⁠&gt; Maybe a -⁠&gt; a</text:span></text:span></text:a></text:h>
      <text:p text:style-name="Text_20_body"><text:span text:style-name="T3">Variant of </text:span><text:a xlink:type="simple" xlink:href="https://github.com/sanctuary-js/sanctuary#fromMaybe" text:style-name="Internet_20_link" text:visited-style-name="Visited_20_Internet_20_Link"><text:span text:style-name="Source_20_Text"><text:span text:style-name="T3">fromMaybe</text:span></text:span></text:a><text:span text:style-name="T3"> which takes a thunk so the default value is only computed if required.</text:span></text:p>
      <text:p text:style-name="P28">&gt; function fib(n) { return n &lt;= 1 ? n : fib(n - 2) + fib(n - 1); }</text:p>
      <text:p text:style-name="P28"/>
      <text:p text:style-name="P28">&gt; S.fromMaybe_(() =&gt; fib(30), S.Just(1000000))</text:p>
      <text:p text:style-name="P28">1000000</text:p>
      <text:p text:style-name="P28"/>
      <text:p text:style-name="P28">&gt; S.fromMaybe_(() =&gt; fib(30), S.Nothing)</text:p>
      <text:p text:style-name="P30">832040</text:p>
      <text:h text:style-name="Heading_20_4" text:outline-level="4"><text:bookmark text:name="user-content-maybetonullable--maybea---nullablea"/><text:a xlink:type="simple" xlink:href="https://github.com/sanctuary-js/sanctuary/blob/v0.14.1/index.js#L2015" text:style-name="Internet_20_link" text:visited-style-name="Visited_20_Internet_20_Link"><text:span text:style-name="Source_20_Text"><text:span text:style-name="T3">maybeToNullable :: Maybe a -⁠&gt; Nullable a</text:span></text:span></text:a></text:h>
      <text:p text:style-name="Text_20_body"><text:span text:style-name="T3">Returns the given Maybe's value if the Maybe is a Just; </text:span><text:span text:style-name="Source_20_Text"><text:span text:style-name="T3">null</text:span></text:span><text:span text:style-name="T3"> otherwise. </text:span><text:a xlink:type="simple" xlink:href="https://github.com/sanctuary-js/sanctuary-def/tree/v0.14.0#Nullable" text:style-name="Internet_20_link" text:visited-style-name="Visited_20_Internet_20_Link"><text:span text:style-name="T3">Nullable</text:span></text:a><text:span text:style-name="T3"> is defined in </text:span><text:a xlink:type="simple" xlink:href="https://github.com/sanctuary-js/sanctuary-def/tree/v0.14.0" text:style-name="Internet_20_link" text:visited-style-name="Visited_20_Internet_20_Link"><text:span text:style-name="T3">sanctuary-def</text:span></text:a><text:span text:style-name="T3">.</text:span></text:p>
      <text:p text:style-name="Text_20_body"><text:span text:style-name="T3">See also </text:span><text:a xlink:type="simple" xlink:href="https://github.com/sanctuary-js/sanctuary#fromMaybe" text:style-name="Internet_20_link" text:visited-style-name="Visited_20_Internet_20_Link"><text:span text:style-name="Source_20_Text"><text:span text:style-name="T3">fromMaybe</text:span></text:span></text:a><text:span text:style-name="T3">.</text:span></text:p>
      <text:p text:style-name="P28">&gt; S.maybeToNullable(S.Just(42))</text:p>
      <text:p text:style-name="P28">42</text:p>
      <text:p text:style-name="P28"/>
      <text:p text:style-name="P28">&gt; S.maybeToNullable(S.Nothing)</text:p>
      <text:p text:style-name="P30">null</text:p>
      <text:h text:style-name="Heading_20_4" text:outline-level="4"><text:bookmark text:name="user-content-tomaybe--a---maybea"/><text:a xlink:type="simple" xlink:href="https://github.com/sanctuary-js/sanctuary/blob/v0.14.1/index.js#L2035" text:style-name="Internet_20_link" text:visited-style-name="Visited_20_Internet_20_Link"><text:span text:style-name="Source_20_Text"><text:span text:style-name="T3">toMaybe :: a? -⁠&gt; Maybe a</text:span></text:span></text:a></text:h>
      <text:p text:style-name="Text_20_body"><text:span text:style-name="T3">Takes a value and returns Nothing if the value is </text:span><text:span text:style-name="Source_20_Text"><text:span text:style-name="T3">null</text:span></text:span><text:span text:style-name="T3"> or </text:span><text:span text:style-name="Source_20_Text"><text:span text:style-name="T3">undefined</text:span></text:span><text:span text:style-name="T3">; Just the value otherwise.</text:span></text:p>
      <text:p text:style-name="P28">&gt; S.toMaybe(null)</text:p>
      <text:p text:style-name="P28">Nothing</text:p>
      <text:p text:style-name="P28"/>
      <text:p text:style-name="P28">&gt; S.toMaybe(42)</text:p>
      <text:p text:style-name="P30">Just(42)</text:p>
      <text:h text:style-name="Heading_20_4" text:outline-level="4"><text:bookmark text:name="user-content-maybe--b---a-b---maybea---b"/><text:a xlink:type="simple" xlink:href="https://github.com/sanctuary-js/sanctuary/blob/v0.14.1/index.js#L2052" text:style-name="Internet_20_link" text:visited-style-name="Visited_20_Internet_20_Link"><text:span text:style-name="Source_20_Text"><text:span text:style-name="T3">maybe :: b -⁠&gt; (a -⁠&gt; b) -⁠&gt; Maybe a -⁠&gt; b</text:span></text:span></text:a></text:h>
      <text:p text:style-name="P20">Takes a value of any type, a function, and a Maybe. If the Maybe is a Just, the return value is the result of applying the function to the Just's value. Otherwise, the first argument is returned.</text:p>
      <text:p text:style-name="Text_20_body"><text:span text:style-name="T3">See also </text:span><text:a xlink:type="simple" xlink:href="https://github.com/sanctuary-js/sanctuary#maybe_" text:style-name="Internet_20_link" text:visited-style-name="Visited_20_Internet_20_Link"><text:span text:style-name="Source_20_Text"><text:span text:style-name="T3">maybe_</text:span></text:span></text:a><text:span text:style-name="T3">.</text:span></text:p>
      <text:p text:style-name="P28">&gt; S.maybe(0, S.prop('length'), S.Just('refuge'))</text:p>
      <text:p text:style-name="P28">6</text:p>
      <text:p text:style-name="P28"/>
      <text:p text:style-name="P28">&gt; S.maybe(0, S.prop('length'), S.Nothing)</text:p>
      <text:p text:style-name="P30">0</text:p>
      <text:h text:style-name="Heading_20_4" text:outline-level="4"><text:bookmark text:name="user-content-maybe_-----b---a-b---maybea---b"/><text:soft-page-break/><text:a xlink:type="simple" xlink:href="https://github.com/sanctuary-js/sanctuary/blob/v0.14.1/index.js#L2072" text:style-name="Internet_20_link" text:visited-style-name="Visited_20_Internet_20_Link"><text:span text:style-name="Source_20_Text"><text:span text:style-name="T3">maybe_ :: (() -⁠&gt; b) -⁠&gt; (a -⁠&gt; b) -⁠&gt; Maybe a -⁠&gt; b</text:span></text:span></text:a></text:h>
      <text:p text:style-name="Text_20_body"><text:span text:style-name="T3">Variant of </text:span><text:a xlink:type="simple" xlink:href="https://github.com/sanctuary-js/sanctuary#maybe" text:style-name="Internet_20_link" text:visited-style-name="Visited_20_Internet_20_Link"><text:span text:style-name="Source_20_Text"><text:span text:style-name="T3">maybe</text:span></text:span></text:a><text:span text:style-name="T3"> which takes a thunk so the default value is only computed if required.</text:span></text:p>
      <text:p text:style-name="P28">&gt; function fib(n) { return n &lt;= 1 ? n : fib(n - 2) + fib(n - 1); }</text:p>
      <text:p text:style-name="P28"/>
      <text:p text:style-name="P28">&gt; S.maybe_(() =&gt; fib(30), Math.sqrt, S.Just(1000000))</text:p>
      <text:p text:style-name="P28">1000</text:p>
      <text:p text:style-name="P28"/>
      <text:p text:style-name="P28">&gt; S.maybe_(() =&gt; fib(30), Math.sqrt, S.Nothing)</text:p>
      <text:p text:style-name="P30">832040</text:p>
      <text:h text:style-name="Heading_20_4" text:outline-level="4"><text:bookmark text:name="user-content-justs--arraymaybea---arraya"/><text:a xlink:type="simple" xlink:href="https://github.com/sanctuary-js/sanctuary/blob/v0.14.1/index.js#L2091" text:style-name="Internet_20_link" text:visited-style-name="Visited_20_Internet_20_Link"><text:span text:style-name="Source_20_Text"><text:span text:style-name="T3">justs :: Array (Maybe a) -⁠&gt; Array a</text:span></text:span></text:a></text:h>
      <text:p text:style-name="Text_20_body"><text:span text:style-name="T3">Takes an array of Maybes and returns an array containing each Just's value. Equivalent to Haskell's </text:span><text:span text:style-name="Source_20_Text"><text:span text:style-name="T3">catMaybes</text:span></text:span><text:span text:style-name="T3"> function.</text:span></text:p>
      <text:p text:style-name="Text_20_body"><text:span text:style-name="T3">See also </text:span><text:a xlink:type="simple" xlink:href="https://github.com/sanctuary-js/sanctuary#lefts" text:style-name="Internet_20_link" text:visited-style-name="Visited_20_Internet_20_Link"><text:span text:style-name="Source_20_Text"><text:span text:style-name="T3">lefts</text:span></text:span></text:a><text:span text:style-name="T3"> and </text:span><text:a xlink:type="simple" xlink:href="https://github.com/sanctuary-js/sanctuary#rights" text:style-name="Internet_20_link" text:visited-style-name="Visited_20_Internet_20_Link"><text:span text:style-name="Source_20_Text"><text:span text:style-name="T3">rights</text:span></text:span></text:a><text:span text:style-name="T3">.</text:span></text:p>
      <text:p text:style-name="P28">&gt; S.justs([S.Just('foo'), S.Nothing, S.Just('baz')])</text:p>
      <text:p text:style-name="P30">['foo', 'baz']</text:p>
      <text:h text:style-name="Heading_20_4" text:outline-level="4"><text:bookmark text:name="user-content-mapmaybe--a-maybeb---arraya---arrayb"/><text:a xlink:type="simple" xlink:href="https://github.com/sanctuary-js/sanctuary/blob/v0.14.1/index.js#L2110" text:style-name="Internet_20_link" text:visited-style-name="Visited_20_Internet_20_Link"><text:span text:style-name="Source_20_Text"><text:span text:style-name="T3">mapMaybe :: (a -⁠&gt; Maybe b) -⁠&gt; Array a -⁠&gt; Array b</text:span></text:span></text:a></text:h>
      <text:p text:style-name="P20">Takes a function and an array, applies the function to each element of the array, and returns an array of "successful" results. If the result of applying the function to an element of the array is Nothing, the result is discarded; if the result is a Just, the Just's value is included in the output array.</text:p>
      <text:p text:style-name="Text_20_body"><text:span text:style-name="T3">In general terms, </text:span><text:span text:style-name="Source_20_Text"><text:span text:style-name="T3">mapMaybe</text:span></text:span><text:span text:style-name="T3"> filters an array while mapping over it.</text:span></text:p>
      <text:p text:style-name="P28">&gt; S.mapMaybe(S.head, [[], [1, 2, 3], [], [4, 5, 6], []])</text:p>
      <text:p text:style-name="P30">[1, 4]</text:p>
      <text:h text:style-name="Heading_20_4" text:outline-level="4"><text:bookmark text:name="user-content-encase--a-b---a---maybeb"/><text:a xlink:type="simple" xlink:href="https://github.com/sanctuary-js/sanctuary/blob/v0.14.1/index.js#L2130" text:style-name="Internet_20_link" text:visited-style-name="Visited_20_Internet_20_Link"><text:span text:style-name="Source_20_Text"><text:span text:style-name="T3">encase :: (a -⁠&gt; b) -⁠&gt; a -⁠&gt; Maybe b</text:span></text:span></text:a></text:h>
      <text:p text:style-name="Text_20_body"><text:span text:style-name="T3">Takes a unary function </text:span><text:span text:style-name="Source_20_Text"><text:span text:style-name="T3">f</text:span></text:span><text:span text:style-name="T3"> which may throw and a value </text:span><text:span text:style-name="Source_20_Text"><text:span text:style-name="T3">x</text:span></text:span><text:span text:style-name="T3"> of any type, and applies </text:span><text:span text:style-name="Source_20_Text"><text:span text:style-name="T3">f</text:span></text:span><text:span text:style-name="T3"> to </text:span><text:span text:style-name="Source_20_Text"><text:span text:style-name="T3">x</text:span></text:span><text:span text:style-name="T3"> inside a </text:span><text:span text:style-name="Source_20_Text"><text:span text:style-name="T3">try</text:span></text:span><text:span text:style-name="T3"> block. If an exception is caught, the return value is Nothing; otherwise the return value is Just the result of applying </text:span><text:span text:style-name="Source_20_Text"><text:span text:style-name="T3">f</text:span></text:span><text:span text:style-name="T3"> to </text:span><text:span text:style-name="Source_20_Text"><text:span text:style-name="T3">x</text:span></text:span><text:span text:style-name="T3">.</text:span></text:p>
      <text:p text:style-name="Text_20_body"><text:span text:style-name="T3">See also </text:span><text:a xlink:type="simple" xlink:href="https://github.com/sanctuary-js/sanctuary#encaseEither" text:style-name="Internet_20_link" text:visited-style-name="Visited_20_Internet_20_Link"><text:span text:style-name="Source_20_Text"><text:span text:style-name="T3">encaseEither</text:span></text:span></text:a><text:span text:style-name="T3">.</text:span></text:p>
      <text:p text:style-name="P28">&gt; S.encase(eval, '1 + 1')</text:p>
      <text:p text:style-name="P28">Just(2)</text:p>
      <text:p text:style-name="P28"/>
      <text:p text:style-name="P28">&gt; S.encase(eval, '1 +')</text:p>
      <text:p text:style-name="P30">Nothing</text:p>
      <text:h text:style-name="Heading_20_4" text:outline-level="4"><text:bookmark text:name="user-content-encase2--a-b-c---a---b---maybec"/><text:a xlink:type="simple" xlink:href="https://github.com/sanctuary-js/sanctuary/blob/v0.14.1/index.js#L2155" text:style-name="Internet_20_link" text:visited-style-name="Visited_20_Internet_20_Link"><text:span text:style-name="Source_20_Text"><text:span text:style-name="T3">encase2 :: (a -⁠&gt; b -⁠&gt; c) -⁠&gt; a -⁠&gt; b -⁠&gt; Maybe c</text:span></text:span></text:a></text:h>
      <text:p text:style-name="Text_20_body"><text:span text:style-name="T3">Binary version of </text:span><text:a xlink:type="simple" xlink:href="https://github.com/sanctuary-js/sanctuary#encase" text:style-name="Internet_20_link" text:visited-style-name="Visited_20_Internet_20_Link"><text:span text:style-name="Source_20_Text"><text:span text:style-name="T3">encase</text:span></text:span></text:a><text:span text:style-name="T3">.</text:span></text:p>
      <text:h text:style-name="Heading_20_4" text:outline-level="4"><text:bookmark text:name="user-content-encase3--a-b-c-d---a---b---c---maybed"/><text:a xlink:type="simple" xlink:href="https://github.com/sanctuary-js/sanctuary/blob/v0.14.1/index.js#L2167" text:style-name="Internet_20_link" text:visited-style-name="Visited_20_Internet_20_Link"><text:span text:style-name="Source_20_Text"><text:span text:style-name="T3">encase3 :: (a -⁠&gt; b -⁠&gt; c -⁠&gt; d) -⁠&gt; a -⁠&gt; b -⁠&gt; c -⁠&gt; Maybe d</text:span></text:span></text:a></text:h>
      <text:p text:style-name="Text_20_body"><text:span text:style-name="T3">Ternary version of </text:span><text:a xlink:type="simple" xlink:href="https://github.com/sanctuary-js/sanctuary#encase" text:style-name="Internet_20_link" text:visited-style-name="Visited_20_Internet_20_Link"><text:span text:style-name="Source_20_Text"><text:span text:style-name="T3">encase</text:span></text:span></text:a><text:span text:style-name="T3">.</text:span></text:p>
      <text:h text:style-name="Heading_20_4" text:outline-level="4"><text:bookmark text:name="user-content-maybetoeither--a---maybeb---eitherab"/><text:a xlink:type="simple" xlink:href="https://github.com/sanctuary-js/sanctuary/blob/v0.14.1/index.js#L2180" text:style-name="Internet_20_link" text:visited-style-name="Visited_20_Internet_20_Link"><text:span text:style-name="Source_20_Text"><text:span text:style-name="T3">maybeToEither :: a -⁠&gt; Maybe b -⁠&gt; Either a b</text:span></text:span></text:a></text:h>
      <text:p text:style-name="P20">Converts a Maybe to an Either. Nothing becomes a Left (containing the first argument); a Just becomes a Right.</text:p>
      <text:p text:style-name="Text_20_body"><text:span text:style-name="T3">See also </text:span><text:a xlink:type="simple" xlink:href="https://github.com/sanctuary-js/sanctuary#eitherToMaybe" text:style-name="Internet_20_link" text:visited-style-name="Visited_20_Internet_20_Link"><text:span text:style-name="Source_20_Text"><text:span text:style-name="T3">eitherToMaybe</text:span></text:span></text:a><text:span text:style-name="T3">.</text:span></text:p>
      <text:p text:style-name="P28"><text:soft-page-break/>&gt; S.maybeToEither('Expecting an integer', S.parseInt(10, 'xyz'))</text:p>
      <text:p text:style-name="P28">Left('Expecting an integer')</text:p>
      <text:p text:style-name="P28"/>
      <text:p text:style-name="P28">&gt; S.maybeToEither('Expecting an integer', S.parseInt(10, '42'))</text:p>
      <text:p text:style-name="P30">Right(42)</text:p>
      <text:h text:style-name="P27" text:outline-level="3"><text:bookmark text:name="user-content-either-type"/>Either type</text:h>
      <text:p text:style-name="Text_20_body"><text:span text:style-name="T3">The Either type represents values with two possibilities: a value of type </text:span><text:span text:style-name="Source_20_Text"><text:span text:style-name="T3">Either a b</text:span></text:span><text:span text:style-name="T3"> is either a Left whose value is of type </text:span><text:span text:style-name="Source_20_Text"><text:span text:style-name="T3">a</text:span></text:span><text:span text:style-name="T3"> or a Right whose value is of type </text:span><text:span text:style-name="Source_20_Text"><text:span text:style-name="T3">b</text:span></text:span><text:span text:style-name="T3">.</text:span></text:p>
      <text:p text:style-name="Text_20_body"><text:span text:style-name="T3">The Either type satisfies the </text:span><text:a xlink:type="simple" xlink:href="https://github.com/fantasyland/fantasy-land/tree/v3.4.0#ord" text:style-name="Internet_20_link" text:visited-style-name="Visited_20_Internet_20_Link"><text:span text:style-name="T3">Ord</text:span></text:a><text:span text:style-name="T3">, </text:span><text:a xlink:type="simple" xlink:href="https://github.com/fantasyland/fantasy-land/tree/v3.4.0#semigroup" text:style-name="Internet_20_link" text:visited-style-name="Visited_20_Internet_20_Link"><text:span text:style-name="T3">Semigroup</text:span></text:a><text:span text:style-name="T3">, </text:span><text:a xlink:type="simple" xlink:href="https://github.com/fantasyland/fantasy-land/tree/v3.4.0#monad" text:style-name="Internet_20_link" text:visited-style-name="Visited_20_Internet_20_Link"><text:span text:style-name="T3">Monad</text:span></text:a><text:span text:style-name="T3">, </text:span><text:a xlink:type="simple" xlink:href="https://github.com/fantasyland/fantasy-land/tree/v3.4.0#alt" text:style-name="Internet_20_link" text:visited-style-name="Visited_20_Internet_20_Link"><text:span text:style-name="T3">Alt</text:span></text:a><text:span text:style-name="T3">, </text:span><text:a xlink:type="simple" xlink:href="https://github.com/fantasyland/fantasy-land/tree/v3.4.0#traversable" text:style-name="Internet_20_link" text:visited-style-name="Visited_20_Internet_20_Link"><text:span text:style-name="T3">Traversable</text:span></text:a><text:span text:style-name="T3">, </text:span><text:a xlink:type="simple" xlink:href="https://github.com/fantasyland/fantasy-land/tree/v3.4.0#extend" text:style-name="Internet_20_link" text:visited-style-name="Visited_20_Internet_20_Link"><text:span text:style-name="T3">Extend</text:span></text:a><text:span text:style-name="T3">, and </text:span><text:a xlink:type="simple" xlink:href="https://github.com/fantasyland/fantasy-land/tree/v3.4.0#bifunctor" text:style-name="Internet_20_link" text:visited-style-name="Visited_20_Internet_20_Link"><text:span text:style-name="T3">Bifunctor</text:span></text:a><text:span text:style-name="T3"> specifications.</text:span></text:p>
      <text:h text:style-name="Heading_20_4" text:outline-level="4"><text:bookmark text:name="user-content-eithertype--type---type---type"/><text:a xlink:type="simple" xlink:href="https://github.com/sanctuary-js/sanctuary/blob/v0.14.1/index.js#L2209" text:style-name="Internet_20_link" text:visited-style-name="Visited_20_Internet_20_Link"><text:span text:style-name="Source_20_Text"><text:span text:style-name="T3">EitherType :: Type -⁠&gt; Type -⁠&gt; Type</text:span></text:span></text:a></text:h>
      <text:p text:style-name="Text_20_body"><text:span text:style-name="T3">A </text:span><text:a xlink:type="simple" xlink:href="https://github.com/sanctuary-js/sanctuary-def/tree/v0.14.0#BinaryType" text:style-name="Internet_20_link" text:visited-style-name="Visited_20_Internet_20_Link"><text:span text:style-name="Source_20_Text"><text:span text:style-name="T3">BinaryType</text:span></text:span></text:a><text:span text:style-name="T3"> for use with </text:span><text:a xlink:type="simple" xlink:href="https://github.com/sanctuary-js/sanctuary-def/tree/v0.14.0" text:style-name="Internet_20_link" text:visited-style-name="Visited_20_Internet_20_Link"><text:span text:style-name="T3">sanctuary-def</text:span></text:a><text:span text:style-name="T3">.</text:span></text:p>
      <text:h text:style-name="Heading_20_4" text:outline-level="4"><text:bookmark text:name="user-content-either--typerepeither"/><text:a xlink:type="simple" xlink:href="https://github.com/sanctuary-js/sanctuary/blob/v0.14.1/index.js#L2214" text:style-name="Internet_20_link" text:visited-style-name="Visited_20_Internet_20_Link"><text:span text:style-name="Source_20_Text"><text:span text:style-name="T3">Either :: TypeRep Either</text:span></text:span></text:a></text:h>
      <text:p text:style-name="Text_20_body"><text:span text:style-name="T3">The </text:span><text:a xlink:type="simple" xlink:href="https://github.com/sanctuary-js/sanctuary#type-representatives" text:style-name="Internet_20_link" text:visited-style-name="Visited_20_Internet_20_Link"><text:span text:style-name="T3">type representative</text:span></text:a><text:span text:style-name="T3"> for the Either type.</text:span></text:p>
      <text:h text:style-name="Heading_20_4" text:outline-level="4"><text:bookmark text:name="user-content-left--a---eitherab"/><text:a xlink:type="simple" xlink:href="https://github.com/sanctuary-js/sanctuary/blob/v0.14.1/index.js#L2242" text:style-name="Internet_20_link" text:visited-style-name="Visited_20_Internet_20_Link"><text:span text:style-name="Source_20_Text"><text:span text:style-name="T3">Left :: a -⁠&gt; Either a b</text:span></text:span></text:a></text:h>
      <text:p text:style-name="P20">Takes a value of any type and returns a Left with the given value.</text:p>
      <text:p text:style-name="P28">&gt; S.Left('Cannot divide by zero')</text:p>
      <text:p text:style-name="P30">Left('Cannot divide by zero')</text:p>
      <text:h text:style-name="Heading_20_4" text:outline-level="4"><text:bookmark text:name="user-content-right--b---eitherab"/><text:a xlink:type="simple" xlink:href="https://github.com/sanctuary-js/sanctuary/blob/v0.14.1/index.js#L2255" text:style-name="Internet_20_link" text:visited-style-name="Visited_20_Internet_20_Link"><text:span text:style-name="Source_20_Text"><text:span text:style-name="T3">Right :: b -⁠&gt; Either a b</text:span></text:span></text:a></text:h>
      <text:p text:style-name="P20">Takes a value of any type and returns a Right with the given value.</text:p>
      <text:p text:style-name="P28">&gt; S.Right(42)</text:p>
      <text:p text:style-name="P30">Right(42)</text:p>
      <text:h text:style-name="Heading_20_4" text:outline-level="4"><text:bookmark text:name="user-content-eithertype--string"/><text:a xlink:type="simple" xlink:href="https://github.com/sanctuary-js/sanctuary/blob/v0.14.1/index.js#L2268" text:style-name="Internet_20_link" text:visited-style-name="Visited_20_Internet_20_Link"><text:span text:style-name="Source_20_Text"><text:span text:style-name="T3">Either.@@type :: String</text:span></text:span></text:a></text:h>
      <text:p text:style-name="Text_20_body"><text:span text:style-name="T3">Either type identifier, </text:span><text:span text:style-name="Source_20_Text"><text:span text:style-name="T3">'sanctuary/Either'</text:span></text:span><text:span text:style-name="T3">.</text:span></text:p>
      <text:h text:style-name="Heading_20_4" text:outline-level="4"><text:bookmark text:name="user-content-eitherfantasy-landof--b---eitherab"/><text:a xlink:type="simple" xlink:href="https://github.com/sanctuary-js/sanctuary/blob/v0.14.1/index.js#L2273" text:style-name="Internet_20_link" text:visited-style-name="Visited_20_Internet_20_Link"><text:span text:style-name="Source_20_Text"><text:span text:style-name="T3">Either.fantasy-land/of :: b -⁠&gt; Either a b</text:span></text:span></text:a></text:h>
      <text:p text:style-name="P20">Takes a value of any type and returns a Right with the given value.</text:p>
      <text:p text:style-name="Text_20_body"><text:span text:style-name="T3">It is idiomatic to use </text:span><text:a xlink:type="simple" xlink:href="https://github.com/sanctuary-js/sanctuary#of" text:style-name="Internet_20_link" text:visited-style-name="Visited_20_Internet_20_Link"><text:span text:style-name="Source_20_Text"><text:span text:style-name="T3">of</text:span></text:span></text:a><text:span text:style-name="T3"> rather than use this function directly.</text:span></text:p>
      <text:p text:style-name="P28">&gt; S.of(S.Either, 42)</text:p>
      <text:p text:style-name="P30">Right(42)</text:p>
      <text:h text:style-name="Heading_20_4" text:outline-level="4"><text:bookmark text:name="user-content-eitherisleft--eitherabboolean"/><text:a xlink:type="simple" xlink:href="https://github.com/sanctuary-js/sanctuary/blob/v0.14.1/index.js#L2286" text:style-name="Internet_20_link" text:visited-style-name="Visited_20_Internet_20_Link"><text:span text:style-name="Source_20_Text"><text:span text:style-name="T3">Either#isLeft :: Either a b ~&gt; Boolean</text:span></text:span></text:a></text:h>
      <text:p text:style-name="Text_20_body"><text:span text:style-name="Source_20_Text"><text:span text:style-name="T3">true</text:span></text:span><text:span text:style-name="T3"> if </text:span><text:span text:style-name="Source_20_Text"><text:span text:style-name="T3">this</text:span></text:span><text:span text:style-name="T3"> is a Left; </text:span><text:span text:style-name="Source_20_Text"><text:span text:style-name="T3">false</text:span></text:span><text:span text:style-name="T3"> if </text:span><text:span text:style-name="Source_20_Text"><text:span text:style-name="T3">this</text:span></text:span><text:span text:style-name="T3"> is a Right.</text:span></text:p>
      <text:p text:style-name="P28">&gt; S.Left('Cannot divide by zero').isLeft</text:p>
      <text:p text:style-name="P28">true</text:p>
      <text:p text:style-name="P28"/>
      <text:p text:style-name="P28">&gt; S.Right(42).isLeft</text:p>
      <text:p text:style-name="P30">false</text:p>
      <text:h text:style-name="Heading_20_4" text:outline-level="4"><text:bookmark text:name="user-content-eitherisright--eitherabboolean"/><text:a xlink:type="simple" xlink:href="https://github.com/sanctuary-js/sanctuary/blob/v0.14.1/index.js#L2298" text:style-name="Internet_20_link" text:visited-style-name="Visited_20_Internet_20_Link"><text:span text:style-name="Source_20_Text"><text:span text:style-name="T3">Either#isRight :: Either a b ~&gt; Boolean</text:span></text:span></text:a></text:h>
      <text:p text:style-name="Text_20_body"><text:span text:style-name="Source_20_Text"><text:span text:style-name="T3">true</text:span></text:span><text:span text:style-name="T3"> if </text:span><text:span text:style-name="Source_20_Text"><text:span text:style-name="T3">this</text:span></text:span><text:span text:style-name="T3"> is a Right; </text:span><text:span text:style-name="Source_20_Text"><text:span text:style-name="T3">false</text:span></text:span><text:span text:style-name="T3"> if </text:span><text:span text:style-name="Source_20_Text"><text:span text:style-name="T3">this</text:span></text:span><text:span text:style-name="T3"> is a Left.</text:span></text:p>
      <text:p text:style-name="P28"><text:soft-page-break/>&gt; S.Right(42).isRight</text:p>
      <text:p text:style-name="P28">true</text:p>
      <text:p text:style-name="P28"/>
      <text:p text:style-name="P28">&gt; S.Left('Cannot divide by zero').isRight</text:p>
      <text:p text:style-name="P30">false</text:p>
      <text:h text:style-name="Heading_20_4" text:outline-level="4"><text:bookmark text:name="user-content-eithertostring--eitherab---string"/><text:a xlink:type="simple" xlink:href="https://github.com/sanctuary-js/sanctuary/blob/v0.14.1/index.js#L2310" text:style-name="Internet_20_link" text:visited-style-name="Visited_20_Internet_20_Link"><text:span text:style-name="Source_20_Text"><text:span text:style-name="T3">Either#toString :: Either a b ~&gt; () -⁠&gt; String</text:span></text:span></text:a></text:h>
      <text:p text:style-name="P20">Returns the string representation of the Either.</text:p>
      <text:p text:style-name="P28">&gt; S.toString(S.Left('Cannot divide by zero'))</text:p>
      <text:p text:style-name="P28">'Left("Cannot divide by zero")'</text:p>
      <text:p text:style-name="P28"/>
      <text:p text:style-name="P28">&gt; S.toString(S.Right([1, 2, 3]))</text:p>
      <text:p text:style-name="P30">'Right([1, 2, 3])'</text:p>
      <text:h text:style-name="Heading_20_4" text:outline-level="4"><text:bookmark text:name="user-content-eitherinspect--eitherab---string"/><text:a xlink:type="simple" xlink:href="https://github.com/sanctuary-js/sanctuary/blob/v0.14.1/index.js#L2326" text:style-name="Internet_20_link" text:visited-style-name="Visited_20_Internet_20_Link"><text:span text:style-name="Source_20_Text"><text:span text:style-name="T3">Either#inspect :: Either a b ~&gt; () -⁠&gt; String</text:span></text:span></text:a></text:h>
      <text:p text:style-name="Text_20_body"><text:span text:style-name="T3">Returns the string representation of the Either. This method is used by </text:span><text:span text:style-name="Source_20_Text"><text:span text:style-name="T3">util.inspect</text:span></text:span><text:span text:style-name="T3"> and the REPL to format a Either for display.</text:span></text:p>
      <text:p text:style-name="Text_20_body"><text:span text:style-name="T3">See also </text:span><text:a xlink:type="simple" xlink:href="https://github.com/sanctuary-js/sanctuary#Either.prototype.toString" text:style-name="Internet_20_link" text:visited-style-name="Visited_20_Internet_20_Link"><text:span text:style-name="Source_20_Text"><text:span text:style-name="T3">Either#toString</text:span></text:span></text:a><text:span text:style-name="T3">.</text:span></text:p>
      <text:p text:style-name="P28">&gt; S.Left('Cannot divide by zero').inspect()</text:p>
      <text:p text:style-name="P28">'Left("Cannot divide by zero")'</text:p>
      <text:p text:style-name="P28"/>
      <text:p text:style-name="P28">&gt; S.Right([1, 2, 3]).inspect()</text:p>
      <text:p text:style-name="P30">'Right([1, 2, 3])'</text:p>
      <text:h text:style-name="Heading_20_4" text:outline-level="4"><text:bookmark text:name="user-content-eitherfantasy-landequals--setoidasetoidb--eitherabeitherab---boolean"/><text:a xlink:type="simple" xlink:href="https://github.com/sanctuary-js/sanctuary/blob/v0.14.1/index.js#L2342" text:style-name="Internet_20_link" text:visited-style-name="Visited_20_Internet_20_Link"><text:span text:style-name="Source_20_Text"><text:span text:style-name="T3">Either#fantasy-land/equals :: (Setoid a, Setoid b) =&gt; Either a b ~&gt; Either a b -⁠&gt; Boolean</text:span></text:span></text:a></text:h>
      <text:p text:style-name="Text_20_body"><text:span text:style-name="T3">Takes a value </text:span><text:span text:style-name="Source_20_Text"><text:span text:style-name="T3">e</text:span></text:span><text:span text:style-name="T3"> of the same type and returns </text:span><text:span text:style-name="Source_20_Text"><text:span text:style-name="T3">true</text:span></text:span><text:span text:style-name="T3"> if:</text:span></text:p>
      <text:list xml:id="list971456315585001992" text:style-name="L7">
        <text:list-item>
          <text:p text:style-name="P8"><text:span text:style-name="Source_20_Text"><text:span text:style-name="T3">this</text:span></text:span><text:span text:style-name="T3"> and </text:span><text:span text:style-name="Source_20_Text"><text:span text:style-name="T3">e</text:span></text:span><text:span text:style-name="T3"> are both Lefts or both Rights, and their values are equal according to </text:span><text:a xlink:type="simple" xlink:href="https://github.com/sanctuary-js/sanctuary-type-classes/tree/v7.1.1#equals" text:style-name="Internet_20_link" text:visited-style-name="Visited_20_Internet_20_Link"><text:span text:style-name="Source_20_Text"><text:span text:style-name="T3">Z.equals</text:span></text:span></text:a><text:span text:style-name="T3">. </text:span></text:p>
        </text:list-item>
      </text:list>
      <text:p text:style-name="Text_20_body"><text:span text:style-name="T3">It is idiomatic to use </text:span><text:a xlink:type="simple" xlink:href="https://github.com/sanctuary-js/sanctuary#equals" text:style-name="Internet_20_link" text:visited-style-name="Visited_20_Internet_20_Link"><text:span text:style-name="Source_20_Text"><text:span text:style-name="T3">equals</text:span></text:span></text:a><text:span text:style-name="T3"> rather than use this method directly.</text:span></text:p>
      <text:p text:style-name="P28">&gt; S.equals(S.Right([1, 2, 3]), S.Right([1, 2, 3]))</text:p>
      <text:p text:style-name="P28">true</text:p>
      <text:p text:style-name="P28"/>
      <text:p text:style-name="P28">&gt; S.equals(S.Right([1, 2, 3]), S.Left([1, 2, 3]))</text:p>
      <text:p text:style-name="P30">false</text:p>
      <text:h text:style-name="Heading_20_4" text:outline-level="4"><text:bookmark text:name="user-content-eitherfantasy-landlte--ordaordb--eitherabeitherab---boolean"/><text:a xlink:type="simple" xlink:href="https://github.com/sanctuary-js/sanctuary/blob/v0.14.1/index.js#L2363" text:style-name="Internet_20_link" text:visited-style-name="Visited_20_Internet_20_Link"><text:span text:style-name="Source_20_Text"><text:span text:style-name="T3">Either#fantasy-land/lte :: (Ord a, Ord b) =&gt; Either a b ~&gt; Either a b -⁠&gt; Boolean</text:span></text:span></text:a></text:h>
      <text:p text:style-name="Text_20_body"><text:span text:style-name="T3">Takes a value </text:span><text:span text:style-name="Source_20_Text"><text:span text:style-name="T3">e</text:span></text:span><text:span text:style-name="T3"> of the same type and returns </text:span><text:span text:style-name="Source_20_Text"><text:span text:style-name="T3">true</text:span></text:span><text:span text:style-name="T3"> if:</text:span></text:p>
      <text:list xml:id="list2084395086179376944" text:style-name="L8">
        <text:list-item>
          <text:p text:style-name="P9"><text:span text:style-name="Source_20_Text"><text:span text:style-name="T3">this</text:span></text:span><text:span text:style-name="T3"> is a Left and </text:span><text:span text:style-name="Source_20_Text"><text:span text:style-name="T3">e</text:span></text:span><text:span text:style-name="T3"> is a Right; or</text:span></text:p>
        </text:list-item>
        <text:list-item>
          <text:p text:style-name="P9"><text:span text:style-name="Source_20_Text"><text:span text:style-name="T3">this</text:span></text:span><text:span text:style-name="T3"> and </text:span><text:span text:style-name="Source_20_Text"><text:span text:style-name="T3">e</text:span></text:span><text:span text:style-name="T3"> are both Lefts or both Rights, and the value of </text:span><text:span text:style-name="Source_20_Text"><text:span text:style-name="T3">this</text:span></text:span><text:span text:style-name="T3"> is less than or equal to the value of </text:span><text:span text:style-name="Source_20_Text"><text:span text:style-name="T3">e</text:span></text:span><text:span text:style-name="T3"> according to </text:span><text:a xlink:type="simple" xlink:href="https://github.com/sanctuary-js/sanctuary-type-classes/tree/v7.1.1#lte" text:style-name="Internet_20_link" text:visited-style-name="Visited_20_Internet_20_Link"><text:span text:style-name="Source_20_Text"><text:span text:style-name="T3">Z.lte</text:span></text:span></text:a><text:span text:style-name="T3">.</text:span></text:p>
        </text:list-item>
      </text:list>
      <text:p text:style-name="Text_20_body"><text:span text:style-name="T3">It is idiomatic to use </text:span><text:a xlink:type="simple" xlink:href="https://github.com/sanctuary-js/sanctuary#lte" text:style-name="Internet_20_link" text:visited-style-name="Visited_20_Internet_20_Link"><text:span text:style-name="Source_20_Text"><text:span text:style-name="T3">lte</text:span></text:span></text:a><text:span text:style-name="T3"> or </text:span><text:a xlink:type="simple" xlink:href="https://github.com/sanctuary-js/sanctuary#lte_" text:style-name="Internet_20_link" text:visited-style-name="Visited_20_Internet_20_Link"><text:span text:style-name="Source_20_Text"><text:span text:style-name="T3">lte_</text:span></text:span></text:a><text:span text:style-name="T3"> rather than use this method directly.</text:span></text:p>
      <text:p text:style-name="P28">&gt; S.lte_(S.Left(10), S.Right(0))</text:p>
      <text:p text:style-name="P28">true</text:p>
      <text:p text:style-name="P28"/>
      <text:p text:style-name="P28">&gt; S.lte_(S.Right(0), S.Left(10))</text:p>
      <text:p text:style-name="P28">false</text:p>
      <text:p text:style-name="P28"/>
      <text:p text:style-name="P28"><text:soft-page-break/>&gt; S.lte_(S.Right(0), S.Right(1))</text:p>
      <text:p text:style-name="P28">true</text:p>
      <text:p text:style-name="P28"/>
      <text:p text:style-name="P28">&gt; S.lte_(S.Right(1), S.Right(0))</text:p>
      <text:p text:style-name="P30">false</text:p>
      <text:h text:style-name="Heading_20_4" text:outline-level="4"><text:bookmark text:name="user-content-eitherfantasy-landconcat--semigroupasemigroupb--eitherabeitherab---eitherab"/><text:a xlink:type="simple" xlink:href="https://github.com/sanctuary-js/sanctuary/blob/v0.14.1/index.js#L2394" text:style-name="Internet_20_link" text:visited-style-name="Visited_20_Internet_20_Link"><text:span text:style-name="Source_20_Text"><text:span text:style-name="T3">Either#fantasy-land/concat :: (Semigroup a, Semigroup b) =&gt; Either a b ~&gt; Either a b -⁠&gt; Either a b</text:span></text:span></text:a></text:h>
      <text:p text:style-name="Text_20_body"><text:span text:style-name="T3">Returns the result of concatenating two Either values of the same type. </text:span><text:span text:style-name="Source_20_Text"><text:span text:style-name="T3">a</text:span></text:span><text:span text:style-name="T3"> must have a </text:span><text:a xlink:type="simple" xlink:href="https://github.com/fantasyland/fantasy-land/tree/v3.4.0#semigroup" text:style-name="Internet_20_link" text:visited-style-name="Visited_20_Internet_20_Link"><text:span text:style-name="T3">Semigroup</text:span></text:a><text:span text:style-name="T3">, as must </text:span><text:span text:style-name="Source_20_Text"><text:span text:style-name="T3">b</text:span></text:span><text:span text:style-name="T3">.</text:span></text:p>
      <text:p text:style-name="Text_20_body"><text:span text:style-name="T3">If </text:span><text:span text:style-name="Source_20_Text"><text:span text:style-name="T3">this</text:span></text:span><text:span text:style-name="T3"> is a Left and the argument is a Left, this method returns a Left whose value is the result of concatenating this Left's value and the given Left's value.</text:span></text:p>
      <text:p text:style-name="Text_20_body"><text:span text:style-name="T3">If </text:span><text:span text:style-name="Source_20_Text"><text:span text:style-name="T3">this</text:span></text:span><text:span text:style-name="T3"> is a Right and the argument is a Right, this method returns a Right whose value is the result of concatenating this Right's value and the given Right's value.</text:span></text:p>
      <text:p text:style-name="P20">Otherwise, this method returns the Right.</text:p>
      <text:p text:style-name="Text_20_body"><text:span text:style-name="T3">It is idiomatic to use </text:span><text:a xlink:type="simple" xlink:href="https://github.com/sanctuary-js/sanctuary#concat" text:style-name="Internet_20_link" text:visited-style-name="Visited_20_Internet_20_Link"><text:span text:style-name="Source_20_Text"><text:span text:style-name="T3">concat</text:span></text:span></text:a><text:span text:style-name="T3"> rather than use this method directly.</text:span></text:p>
      <text:p text:style-name="P28">&gt; S.concat(S.Left('abc'), S.Left('def'))</text:p>
      <text:p text:style-name="P28">Left('abcdef')</text:p>
      <text:p text:style-name="P28"/>
      <text:p text:style-name="P28">&gt; S.concat(S.Right([1, 2, 3]), S.Right([4, 5, 6]))</text:p>
      <text:p text:style-name="P28">Right([1, 2, 3, 4, 5, 6])</text:p>
      <text:p text:style-name="P28"/>
      <text:p text:style-name="P28">&gt; S.concat(S.Left('abc'), S.Right([1, 2, 3]))</text:p>
      <text:p text:style-name="P28">Right([1, 2, 3])</text:p>
      <text:p text:style-name="P28"/>
      <text:p text:style-name="P28">&gt; S.concat(S.Right([1, 2, 3]), S.Left('abc'))</text:p>
      <text:p text:style-name="P30">Right([1, 2, 3])</text:p>
      <text:h text:style-name="Heading_20_4" text:outline-level="4"><text:bookmark text:name="user-content-eitherfantasy-landmap--eitherabb-c---eitherac"/><text:a xlink:type="simple" xlink:href="https://github.com/sanctuary-js/sanctuary/blob/v0.14.1/index.js#L2431" text:style-name="Internet_20_link" text:visited-style-name="Visited_20_Internet_20_Link"><text:span text:style-name="Source_20_Text"><text:span text:style-name="T3">Either#fantasy-land/map :: Either a b ~&gt; (b -⁠&gt; c) -⁠&gt; Either a c</text:span></text:span></text:a></text:h>
      <text:p text:style-name="Text_20_body"><text:span text:style-name="T3">Takes a function and returns </text:span><text:span text:style-name="Source_20_Text"><text:span text:style-name="T3">this</text:span></text:span><text:span text:style-name="T3"> if </text:span><text:span text:style-name="Source_20_Text"><text:span text:style-name="T3">this</text:span></text:span><text:span text:style-name="T3"> is a Left; otherwise it returns a Right whose value is the result of applying the function to this Right's value.</text:span></text:p>
      <text:p text:style-name="Text_20_body"><text:span text:style-name="T3">It is idiomatic to use </text:span><text:a xlink:type="simple" xlink:href="https://github.com/sanctuary-js/sanctuary#map" text:style-name="Internet_20_link" text:visited-style-name="Visited_20_Internet_20_Link"><text:span text:style-name="Source_20_Text"><text:span text:style-name="T3">map</text:span></text:span></text:a><text:span text:style-name="T3"> rather than use this method directly.</text:span></text:p>
      <text:p text:style-name="Text_20_body"><text:span text:style-name="T3">See also </text:span><text:a xlink:type="simple" xlink:href="https://github.com/sanctuary-js/sanctuary#Either.prototype.fantasy-land/bimap" text:style-name="Internet_20_link" text:visited-style-name="Visited_20_Internet_20_Link"><text:span text:style-name="Source_20_Text"><text:span text:style-name="T3">Either#fantasy-land/bimap</text:span></text:span></text:a><text:span text:style-name="T3">.</text:span></text:p>
      <text:p text:style-name="P28">&gt; S.map(Math.sqrt, S.Left('Cannot divide by zero'))</text:p>
      <text:p text:style-name="P28">Left('Cannot divide by zero')</text:p>
      <text:p text:style-name="P28"/>
      <text:p text:style-name="P28">&gt; S.map(Math.sqrt, S.Right(9))</text:p>
      <text:p text:style-name="P30">Right(3)</text:p>
      <text:h text:style-name="Heading_20_4" text:outline-level="4"><text:bookmark text:name="user-content-eitherfantasy-landbimap--eitheraba-cb-d---eithercd"/><text:a xlink:type="simple" xlink:href="https://github.com/sanctuary-js/sanctuary/blob/v0.14.1/index.js#L2453" text:style-name="Internet_20_link" text:visited-style-name="Visited_20_Internet_20_Link"><text:span text:style-name="Source_20_Text"><text:span text:style-name="T3">Either#fantasy-land/bimap :: Either a b ~&gt; (a -⁠&gt; c, b -⁠&gt; d) -⁠&gt; Either c d</text:span></text:span></text:a></text:h>
      <text:p text:style-name="P20">Takes two functions and returns:</text:p>
      <text:list xml:id="list318176915485833234" text:style-name="L9">
        <text:list-item>
          <text:p text:style-name="P10"><text:span text:style-name="T3">a Left whose value is the result of applying the first function to this Left's value if </text:span><text:span text:style-name="Source_20_Text"><text:span text:style-name="T3">this</text:span></text:span><text:span text:style-name="T3"> is a Left; otherwise</text:span></text:p>
        </text:list-item>
        <text:list-item>
          <text:p text:style-name="P22">a Right whose value is the result of applying the second function to this Right's value.</text:p>
        </text:list-item>
      </text:list>
      <text:p text:style-name="Text_20_body"><text:span text:style-name="T3">Similar to </text:span><text:a xlink:type="simple" xlink:href="https://github.com/sanctuary-js/sanctuary#Either.prototype.fantasy-land/map" text:style-name="Internet_20_link" text:visited-style-name="Visited_20_Internet_20_Link"><text:span text:style-name="Source_20_Text"><text:span text:style-name="T3">Either#fantasy-land/map</text:span></text:span></text:a><text:span text:style-name="T3">, but supports mapping over the left side as well as the right side.</text:span></text:p>
      <text:p text:style-name="Text_20_body"><text:span text:style-name="T3">It is idiomatic to use </text:span><text:a xlink:type="simple" xlink:href="https://github.com/sanctuary-js/sanctuary#bimap" text:style-name="Internet_20_link" text:visited-style-name="Visited_20_Internet_20_Link"><text:span text:style-name="Source_20_Text"><text:span text:style-name="T3">bimap</text:span></text:span></text:a><text:span text:style-name="T3"> rather than use this method directly.</text:span></text:p>
      <text:p text:style-name="P28"><text:soft-page-break/>&gt; S.bimap(S.toUpper, S.add(1), S.Left('abc'))</text:p>
      <text:p text:style-name="P28">Left('ABC')</text:p>
      <text:p text:style-name="P28"/>
      <text:p text:style-name="P28">&gt; S.bimap(S.toUpper, S.add(1), S.Right(42))</text:p>
      <text:p text:style-name="P30">Right(43)</text:p>
      <text:h text:style-name="Heading_20_4" text:outline-level="4"><text:bookmark text:name="user-content-eitherfantasy-landap--eitherabeitherab-c---eitherac"/><text:a xlink:type="simple" xlink:href="https://github.com/sanctuary-js/sanctuary/blob/v0.14.1/index.js#L2480" text:style-name="Internet_20_link" text:visited-style-name="Visited_20_Internet_20_Link"><text:span text:style-name="Source_20_Text"><text:span text:style-name="T3">Either#fantasy-land/ap :: Either a b ~&gt; Either a (b -⁠&gt; c) -⁠&gt; Either a c</text:span></text:span></text:a></text:h>
      <text:p text:style-name="Text_20_body"><text:span text:style-name="T3">Takes an Either and returns a Left unless </text:span><text:span text:style-name="Source_20_Text"><text:span text:style-name="T3">this</text:span></text:span><text:span text:style-name="T3"> is a Right </text:span><text:span text:style-name="Emphasis"><text:span text:style-name="T3">and</text:span></text:span><text:span text:style-name="T3"> the argument is a Right, in which case it returns a Right whose value is the result of applying the given Right's value to this Right's value.</text:span></text:p>
      <text:p text:style-name="Text_20_body"><text:span text:style-name="T3">It is idiomatic to use </text:span><text:a xlink:type="simple" xlink:href="https://github.com/sanctuary-js/sanctuary#ap" text:style-name="Internet_20_link" text:visited-style-name="Visited_20_Internet_20_Link"><text:span text:style-name="Source_20_Text"><text:span text:style-name="T3">ap</text:span></text:span></text:a><text:span text:style-name="T3"> rather than use this method directly.</text:span></text:p>
      <text:p text:style-name="P28">&gt; S.ap(S.Left('No such function'), S.Left('Cannot divide by zero'))</text:p>
      <text:p text:style-name="P28">Left('No such function')</text:p>
      <text:p text:style-name="P28"/>
      <text:p text:style-name="P28">&gt; S.ap(S.Left('No such function'), S.Right(9))</text:p>
      <text:p text:style-name="P28">Left('No such function')</text:p>
      <text:p text:style-name="P28"/>
      <text:p text:style-name="P28">&gt; S.ap(S.Right(Math.sqrt), S.Left('Cannot divide by zero'))</text:p>
      <text:p text:style-name="P28">Left('Cannot divide by zero')</text:p>
      <text:p text:style-name="P28"/>
      <text:p text:style-name="P28">&gt; S.ap(S.Right(Math.sqrt), S.Right(9))</text:p>
      <text:p text:style-name="P30">Right(3)</text:p>
      <text:h text:style-name="Heading_20_4" text:outline-level="4"><text:bookmark text:name="user-content-eitherfantasy-landchain--eitherabb-eitherac---eitherac"/><text:a xlink:type="simple" xlink:href="https://github.com/sanctuary-js/sanctuary/blob/v0.14.1/index.js#L2505" text:style-name="Internet_20_link" text:visited-style-name="Visited_20_Internet_20_Link"><text:span text:style-name="Source_20_Text"><text:span text:style-name="T3">Either#fantasy-land/chain :: Either a b ~&gt; (b -⁠&gt; Either a c) -⁠&gt; Either a c</text:span></text:span></text:a></text:h>
      <text:p text:style-name="Text_20_body"><text:span text:style-name="T3">Takes a function and returns </text:span><text:span text:style-name="Source_20_Text"><text:span text:style-name="T3">this</text:span></text:span><text:span text:style-name="T3"> if </text:span><text:span text:style-name="Source_20_Text"><text:span text:style-name="T3">this</text:span></text:span><text:span text:style-name="T3"> is a Left; otherwise it returns the result of applying the function to this Right's value.</text:span></text:p>
      <text:p text:style-name="Text_20_body"><text:span text:style-name="T3">It is idiomatic to use </text:span><text:a xlink:type="simple" xlink:href="https://github.com/sanctuary-js/sanctuary#chain" text:style-name="Internet_20_link" text:visited-style-name="Visited_20_Internet_20_Link"><text:span text:style-name="Source_20_Text"><text:span text:style-name="T3">chain</text:span></text:span></text:a><text:span text:style-name="T3"> rather than use this method directly.</text:span></text:p>
      <text:p text:style-name="P28">&gt; global.sqrt = n =&gt;</text:p>
      <text:p text:style-name="P28">. <text:s text:c="2"/>n &lt; 0 ? S.Left('Cannot represent square root of negative number')</text:p>
      <text:p text:style-name="P28">. <text:s text:c="8"/>: S.Right(Math.sqrt(n))</text:p>
      <text:p text:style-name="P28">sqrt</text:p>
      <text:p text:style-name="P28"/>
      <text:p text:style-name="P28">&gt; S.chain(sqrt, S.Left('Cannot divide by zero'))</text:p>
      <text:p text:style-name="P28">Left('Cannot divide by zero')</text:p>
      <text:p text:style-name="P28"/>
      <text:p text:style-name="P28">&gt; S.chain(sqrt, S.Right(-1))</text:p>
      <text:p text:style-name="P28">Left('Cannot represent square root of negative number')</text:p>
      <text:p text:style-name="P28"/>
      <text:p text:style-name="P28">&gt; S.chain(sqrt, S.Right(25))</text:p>
      <text:p text:style-name="P30">Right(5)</text:p>
      <text:h text:style-name="Heading_20_4" text:outline-level="4"><text:bookmark text:name="user-content-eitherfantasy-landalt--eitherabeitherab---eitherab"/><text:a xlink:type="simple" xlink:href="https://github.com/sanctuary-js/sanctuary/blob/v0.14.1/index.js#L2532" text:style-name="Internet_20_link" text:visited-style-name="Visited_20_Internet_20_Link"><text:span text:style-name="Source_20_Text"><text:span text:style-name="T3">Either#fantasy-land/alt :: Either a b ~&gt; Either a b -⁠&gt; Either a b</text:span></text:span></text:a></text:h>
      <text:p text:style-name="Text_20_body"><text:span text:style-name="T3">Chooses between </text:span><text:span text:style-name="Source_20_Text"><text:span text:style-name="T3">this</text:span></text:span><text:span text:style-name="T3"> and the other Either provided as an argument. Returns </text:span><text:span text:style-name="Source_20_Text"><text:span text:style-name="T3">this</text:span></text:span><text:span text:style-name="T3"> if </text:span><text:span text:style-name="Source_20_Text"><text:span text:style-name="T3">this</text:span></text:span><text:span text:style-name="T3"> is a Right; the other Either otherwise.</text:span></text:p>
      <text:p text:style-name="Text_20_body"><text:span text:style-name="T3">It is idiomatic to use </text:span><text:a xlink:type="simple" xlink:href="https://github.com/sanctuary-js/sanctuary#alt" text:style-name="Internet_20_link" text:visited-style-name="Visited_20_Internet_20_Link"><text:span text:style-name="Source_20_Text"><text:span text:style-name="T3">alt</text:span></text:span></text:a><text:span text:style-name="T3"> rather than use this method directly.</text:span></text:p>
      <text:p text:style-name="P28">&gt; S.alt(S.Left('A'), S.Left('B'))</text:p>
      <text:p text:style-name="P28">Left('B')</text:p>
      <text:p text:style-name="P28"/>
      <text:p text:style-name="P28">&gt; S.alt(S.Left('C'), S.Right(1))</text:p>
      <text:p text:style-name="P28">Right(1)</text:p>
      <text:p text:style-name="P28"/>
      <text:p text:style-name="P28">&gt; S.alt(S.Right(2), S.Left('D'))</text:p>
      <text:p text:style-name="P28">Right(2)</text:p>
      <text:p text:style-name="P28"><text:soft-page-break/></text:p>
      <text:p text:style-name="P28">&gt; S.alt(S.Right(3), S.Right(4))</text:p>
      <text:p text:style-name="P30">Right(3)</text:p>
      <text:h text:style-name="Heading_20_4" text:outline-level="4"><text:bookmark text:name="user-content-eitherfantasy-landreduce--eitherabcb---cc---c"/><text:a xlink:type="simple" xlink:href="https://github.com/sanctuary-js/sanctuary/blob/v0.14.1/index.js#L2557" text:style-name="Internet_20_link" text:visited-style-name="Visited_20_Internet_20_Link"><text:span text:style-name="Source_20_Text"><text:span text:style-name="T3">Either#fantasy-land/reduce :: Either a b ~&gt; ((c, b) -⁠&gt; c, c) -⁠&gt; c</text:span></text:span></text:a></text:h>
      <text:p text:style-name="P20">Takes a function and an initial value of any type, and returns:</text:p>
      <text:list xml:id="list313281562914693764" text:style-name="L10">
        <text:list-item>
          <text:p text:style-name="P11"><text:span text:style-name="T3">the initial value if </text:span><text:span text:style-name="Source_20_Text"><text:span text:style-name="T3">this</text:span></text:span><text:span text:style-name="T3"> is a Left; otherwise</text:span></text:p>
        </text:list-item>
        <text:list-item>
          <text:p text:style-name="P23">the result of applying the function to the initial value and this Right's value.</text:p>
        </text:list-item>
      </text:list>
      <text:p text:style-name="Text_20_body"><text:span text:style-name="T3">It is idiomatic to use </text:span><text:a xlink:type="simple" xlink:href="https://github.com/sanctuary-js/sanctuary#reduce" text:style-name="Internet_20_link" text:visited-style-name="Visited_20_Internet_20_Link"><text:span text:style-name="Source_20_Text"><text:span text:style-name="T3">reduce</text:span></text:span></text:a><text:span text:style-name="T3"> rather than use this method directly.</text:span></text:p>
      <text:p text:style-name="P28">&gt; S.reduce(S.curry2(Math.pow), 10, S.Left('Cannot divide by zero'))</text:p>
      <text:p text:style-name="P28">10</text:p>
      <text:p text:style-name="P28"/>
      <text:p text:style-name="P28">&gt; S.reduce(S.curry2(Math.pow), 10, S.Right(3))</text:p>
      <text:p text:style-name="P30">1000</text:p>
      <text:h text:style-name="Heading_20_4" text:outline-level="4"><text:bookmark text:name="user-content-eitherfantasy-landtraverse--applicativef--eitherabtyperepfb-fc---feitherac"/><text:a xlink:type="simple" xlink:href="https://github.com/sanctuary-js/sanctuary/blob/v0.14.1/index.js#L2580" text:style-name="Internet_20_link" text:visited-style-name="Visited_20_Internet_20_Link"><text:span text:style-name="Source_20_Text"><text:span text:style-name="T3">Either#fantasy-land/traverse :: Applicative f =&gt; Either a b ~&gt; (TypeRep f, b -⁠&gt; f c) -⁠&gt; f (Either a c)</text:span></text:span></text:a></text:h>
      <text:p text:style-name="Text_20_body"><text:span text:style-name="T3">Takes the type representative of some </text:span><text:a xlink:type="simple" xlink:href="https://github.com/fantasyland/fantasy-land/tree/v3.4.0#applicative" text:style-name="Internet_20_link" text:visited-style-name="Visited_20_Internet_20_Link"><text:span text:style-name="T3">Applicative</text:span></text:a><text:span text:style-name="T3"> and a function which returns a value of that Applicative, and returns:</text:span></text:p>
      <text:list xml:id="list2053798789483268065" text:style-name="L11">
        <text:list-item>
          <text:p text:style-name="P12"><text:span text:style-name="T3">the result of applying the type representative's </text:span><text:a xlink:type="simple" xlink:href="https://github.com/fantasyland/fantasy-land/tree/v3.4.0#of-method" text:style-name="Internet_20_link" text:visited-style-name="Visited_20_Internet_20_Link"><text:span text:style-name="Source_20_Text"><text:span text:style-name="T3">of</text:span></text:span></text:a><text:span text:style-name="T3"> function to </text:span><text:span text:style-name="Source_20_Text"><text:span text:style-name="T3">this</text:span></text:span><text:span text:style-name="T3"> if </text:span><text:span text:style-name="Source_20_Text"><text:span text:style-name="T3">this</text:span></text:span><text:span text:style-name="T3"> is a Left; otherwise</text:span></text:p>
        </text:list-item>
        <text:list-item>
          <text:p text:style-name="P12"><text:span text:style-name="T3">the result of mapping </text:span><text:a xlink:type="simple" xlink:href="https://github.com/sanctuary-js/sanctuary#Right" text:style-name="Internet_20_link" text:visited-style-name="Visited_20_Internet_20_Link"><text:span text:style-name="Source_20_Text"><text:span text:style-name="T3">Right</text:span></text:span></text:a><text:span text:style-name="T3"> over the result of applying the first function to this Right's value.</text:span></text:p>
        </text:list-item>
      </text:list>
      <text:p text:style-name="Text_20_body"><text:span text:style-name="T3">It is idiomatic to use </text:span><text:a xlink:type="simple" xlink:href="https://github.com/sanctuary-js/sanctuary#traverse" text:style-name="Internet_20_link" text:visited-style-name="Visited_20_Internet_20_Link"><text:span text:style-name="Source_20_Text"><text:span text:style-name="T3">traverse</text:span></text:span></text:a><text:span text:style-name="T3"> rather than use this method directly.</text:span></text:p>
      <text:p text:style-name="P28">&gt; S.traverse(Array, S.words, S.Left('Request failed'))</text:p>
      <text:p text:style-name="P28">[Left('Request failed')]</text:p>
      <text:p text:style-name="P28"/>
      <text:p text:style-name="P28">&gt; S.traverse(Array, S.words, S.Right('foo bar baz'))</text:p>
      <text:p text:style-name="P30">[Right('foo'), Right('bar'), Right('baz')]</text:p>
      <text:h text:style-name="Heading_20_4" text:outline-level="4"><text:bookmark text:name="user-content-eitherfantasy-landextend--eitherabeitherab-c---eitherac"/><text:a xlink:type="simple" xlink:href="https://github.com/sanctuary-js/sanctuary/blob/v0.14.1/index.js#L2605" text:style-name="Internet_20_link" text:visited-style-name="Visited_20_Internet_20_Link"><text:span text:style-name="Source_20_Text"><text:span text:style-name="T3">Either#fantasy-land/extend :: Either a b ~&gt; (Either a b -⁠&gt; c) -⁠&gt; Either a c</text:span></text:span></text:a></text:h>
      <text:p text:style-name="Text_20_body"><text:span text:style-name="T3">Takes a function and returns </text:span><text:span text:style-name="Source_20_Text"><text:span text:style-name="T3">this</text:span></text:span><text:span text:style-name="T3"> if </text:span><text:span text:style-name="Source_20_Text"><text:span text:style-name="T3">this</text:span></text:span><text:span text:style-name="T3"> is a Left; otherwise it returns a Right whose value is the result of applying the function to </text:span><text:span text:style-name="Source_20_Text"><text:span text:style-name="T3">this</text:span></text:span><text:span text:style-name="T3">.</text:span></text:p>
      <text:p text:style-name="Text_20_body"><text:span text:style-name="T3">It is idiomatic to use </text:span><text:a xlink:type="simple" xlink:href="https://github.com/sanctuary-js/sanctuary#extend" text:style-name="Internet_20_link" text:visited-style-name="Visited_20_Internet_20_Link"><text:span text:style-name="Source_20_Text"><text:span text:style-name="T3">extend</text:span></text:span></text:a><text:span text:style-name="T3"> rather than use this method directly.</text:span></text:p>
      <text:p text:style-name="P28">&gt; S.extend(x =&gt; x.value + 1, S.Left('Cannot divide by zero'))</text:p>
      <text:p text:style-name="P28">Left('Cannot divide by zero')</text:p>
      <text:p text:style-name="P28"/>
      <text:p text:style-name="P28">&gt; S.extend(x =&gt; x.value + 1, S.Right(42))</text:p>
      <text:p text:style-name="P30">Right(43)</text:p>
      <text:h text:style-name="Heading_20_4" text:outline-level="4"><text:bookmark text:name="user-content-isleft--eitherab---boolean"/><text:a xlink:type="simple" xlink:href="https://github.com/sanctuary-js/sanctuary/blob/v0.14.1/index.js#L2625" text:style-name="Internet_20_link" text:visited-style-name="Visited_20_Internet_20_Link"><text:span text:style-name="Source_20_Text"><text:span text:style-name="T3">isLeft :: Either a b -⁠&gt; Boolean</text:span></text:span></text:a></text:h>
      <text:p text:style-name="Text_20_body"><text:span text:style-name="T3">Returns </text:span><text:span text:style-name="Source_20_Text"><text:span text:style-name="T3">true</text:span></text:span><text:span text:style-name="T3"> if the given Either is a Left; </text:span><text:span text:style-name="Source_20_Text"><text:span text:style-name="T3">false</text:span></text:span><text:span text:style-name="T3"> if it is a Right.</text:span></text:p>
      <text:p text:style-name="P28">&gt; S.isLeft(S.Left('Cannot divide by zero'))</text:p>
      <text:p text:style-name="P28">true</text:p>
      <text:p text:style-name="P28"/>
      <text:p text:style-name="P28">&gt; S.isLeft(S.Right(42))</text:p>
      <text:p text:style-name="P30">false</text:p>
      <text:h text:style-name="Heading_20_4" text:outline-level="4"><text:bookmark text:name="user-content-isright--eitherab---boolean"/><text:soft-page-break/><text:a xlink:type="simple" xlink:href="https://github.com/sanctuary-js/sanctuary/blob/v0.14.1/index.js#L2641" text:style-name="Internet_20_link" text:visited-style-name="Visited_20_Internet_20_Link"><text:span text:style-name="Source_20_Text"><text:span text:style-name="T3">isRight :: Either a b -⁠&gt; Boolean</text:span></text:span></text:a></text:h>
      <text:p text:style-name="Text_20_body"><text:span text:style-name="T3">Returns </text:span><text:span text:style-name="Source_20_Text"><text:span text:style-name="T3">true</text:span></text:span><text:span text:style-name="T3"> if the given Either is a Right; </text:span><text:span text:style-name="Source_20_Text"><text:span text:style-name="T3">false</text:span></text:span><text:span text:style-name="T3"> if it is a Left.</text:span></text:p>
      <text:p text:style-name="P28">&gt; S.isRight(S.Right(42))</text:p>
      <text:p text:style-name="P28">true</text:p>
      <text:p text:style-name="P28"/>
      <text:p text:style-name="P28">&gt; S.isRight(S.Left('Cannot divide by zero'))</text:p>
      <text:p text:style-name="P30">false</text:p>
      <text:h text:style-name="Heading_20_4" text:outline-level="4"><text:bookmark text:name="user-content-fromeither--b---eitherab---b"/><text:a xlink:type="simple" xlink:href="https://github.com/sanctuary-js/sanctuary/blob/v0.14.1/index.js#L2657" text:style-name="Internet_20_link" text:visited-style-name="Visited_20_Internet_20_Link"><text:span text:style-name="Source_20_Text"><text:span text:style-name="T3">fromEither :: b -⁠&gt; Either a b -⁠&gt; b</text:span></text:span></text:a></text:h>
      <text:p text:style-name="P20">Takes a default value and an Either, and returns the Right value if the Either is a Right; the default value otherwise.</text:p>
      <text:p text:style-name="P28">&gt; S.fromEither(0, S.Right(42))</text:p>
      <text:p text:style-name="P28">42</text:p>
      <text:p text:style-name="P28"/>
      <text:p text:style-name="P28">&gt; S.fromEither(0, S.Left(42))</text:p>
      <text:p text:style-name="P30">0</text:p>
      <text:h text:style-name="Heading_20_4" text:outline-level="4"><text:bookmark text:name="user-content-toeither--a---b---eitherab"/><text:a xlink:type="simple" xlink:href="https://github.com/sanctuary-js/sanctuary/blob/v0.14.1/index.js#L2674" text:style-name="Internet_20_link" text:visited-style-name="Visited_20_Internet_20_Link"><text:span text:style-name="Source_20_Text"><text:span text:style-name="T3">toEither :: a -⁠&gt; b? -⁠&gt; Either a b</text:span></text:span></text:a></text:h>
      <text:p text:style-name="Text_20_body"><text:span text:style-name="T3">Converts an arbitrary value to an Either: a Left if the value is </text:span><text:span text:style-name="Source_20_Text"><text:span text:style-name="T3">null</text:span></text:span><text:span text:style-name="T3"> or </text:span><text:span text:style-name="Source_20_Text"><text:span text:style-name="T3">undefined</text:span></text:span><text:span text:style-name="T3">; a Right otherwise. The first argument specifies the value of the Left in the "failure" case.</text:span></text:p>
      <text:p text:style-name="P28">&gt; S.toEither('XYZ', null)</text:p>
      <text:p text:style-name="P28">Left('XYZ')</text:p>
      <text:p text:style-name="P28"/>
      <text:p text:style-name="P28">&gt; S.toEither('XYZ', 'ABC')</text:p>
      <text:p text:style-name="P28">Right('ABC')</text:p>
      <text:p text:style-name="P28"/>
      <text:p text:style-name="P28">&gt; S.map(S.prop('0'), S.toEither('Invalid protocol', 'ftp://example.com/'.match(/^https?:/)))</text:p>
      <text:p text:style-name="P28">Left('Invalid protocol')</text:p>
      <text:p text:style-name="P28"/>
      <text:p text:style-name="P28">&gt; S.map(S.prop('0'), S.toEither('Invalid protocol', 'https://example.com/'.match(/^https?:/)))</text:p>
      <text:p text:style-name="P30">Right('https:')</text:p>
      <text:h text:style-name="Heading_20_4" text:outline-level="4"><text:bookmark text:name="user-content-either--a-c---b-c---eitherab---c"/><text:a xlink:type="simple" xlink:href="https://github.com/sanctuary-js/sanctuary/blob/v0.14.1/index.js#L2698" text:style-name="Internet_20_link" text:visited-style-name="Visited_20_Internet_20_Link"><text:span text:style-name="Source_20_Text"><text:span text:style-name="T3">either :: (a -⁠&gt; c) -⁠&gt; (b -⁠&gt; c) -⁠&gt; Either a b -⁠&gt; c</text:span></text:span></text:a></text:h>
      <text:p text:style-name="P20">Takes two functions and an Either, and returns the result of applying the first function to the Left's value, if the Either is a Left, or the result of applying the second function to the Right's value, if the Either is a Right.</text:p>
      <text:p text:style-name="P28">&gt; S.either(S.toUpper, S.toString, S.Left('Cannot divide by zero'))</text:p>
      <text:p text:style-name="P28">'CANNOT DIVIDE BY ZERO'</text:p>
      <text:p text:style-name="P28"/>
      <text:p text:style-name="P28">&gt; S.either(S.toUpper, S.toString, S.Right(42))</text:p>
      <text:p text:style-name="P30">'42'</text:p>
      <text:h text:style-name="Heading_20_4" text:outline-level="4"><text:bookmark text:name="user-content-lefts--arrayeitherab---arraya"/><text:a xlink:type="simple" xlink:href="https://github.com/sanctuary-js/sanctuary/blob/v0.14.1/index.js#L2717" text:style-name="Internet_20_link" text:visited-style-name="Visited_20_Internet_20_Link"><text:span text:style-name="Source_20_Text"><text:span text:style-name="T3">lefts :: Array (Either a b) -⁠&gt; Array a</text:span></text:span></text:a></text:h>
      <text:p text:style-name="P20">Takes an array of Eithers and returns an array containing each Left's value.</text:p>
      <text:p text:style-name="Text_20_body"><text:span text:style-name="T3">See also </text:span><text:a xlink:type="simple" xlink:href="https://github.com/sanctuary-js/sanctuary#rights" text:style-name="Internet_20_link" text:visited-style-name="Visited_20_Internet_20_Link"><text:span text:style-name="Source_20_Text"><text:span text:style-name="T3">rights</text:span></text:span></text:a><text:span text:style-name="T3">.</text:span></text:p>
      <text:p text:style-name="P28">&gt; S.lefts([S.Right(20), S.Left('foo'), S.Right(10), S.Left('bar')])</text:p>
      <text:p text:style-name="P30">['foo', 'bar']</text:p>
      <text:h text:style-name="Heading_20_4" text:outline-level="4"><text:bookmark text:name="user-content-rights--arrayeitherab---arrayb"/><text:soft-page-break/><text:a xlink:type="simple" xlink:href="https://github.com/sanctuary-js/sanctuary/blob/v0.14.1/index.js#L2736" text:style-name="Internet_20_link" text:visited-style-name="Visited_20_Internet_20_Link"><text:span text:style-name="Source_20_Text"><text:span text:style-name="T3">rights :: Array (Either a b) -⁠&gt; Array b</text:span></text:span></text:a></text:h>
      <text:p text:style-name="P20">Takes an array of Eithers and returns an array containing each Right's value.</text:p>
      <text:p text:style-name="Text_20_body"><text:span text:style-name="T3">See also </text:span><text:a xlink:type="simple" xlink:href="https://github.com/sanctuary-js/sanctuary#lefts" text:style-name="Internet_20_link" text:visited-style-name="Visited_20_Internet_20_Link"><text:span text:style-name="Source_20_Text"><text:span text:style-name="T3">lefts</text:span></text:span></text:a><text:span text:style-name="T3">.</text:span></text:p>
      <text:p text:style-name="P28">&gt; S.rights([S.Right(20), S.Left('foo'), S.Right(10), S.Left('bar')])</text:p>
      <text:p text:style-name="P30">[20, 10]</text:p>
      <text:h text:style-name="Heading_20_4" text:outline-level="4"><text:bookmark text:name="user-content-tagby--a-boolean---a---eitheraa"/><text:a xlink:type="simple" xlink:href="https://github.com/sanctuary-js/sanctuary/blob/v0.14.1/index.js#L2755" text:style-name="Internet_20_link" text:visited-style-name="Visited_20_Internet_20_Link"><text:span text:style-name="Source_20_Text"><text:span text:style-name="T3">tagBy :: (a -⁠&gt; Boolean) -⁠&gt; a -⁠&gt; Either a a</text:span></text:span></text:a></text:h>
      <text:p text:style-name="P20">Takes a predicate and a value, and returns a Right of the value if it satisfies the predicate; a Left of the value otherwise.</text:p>
      <text:p text:style-name="P28">&gt; S.tagBy(S.odd, 0)</text:p>
      <text:p text:style-name="P28">Left(0)</text:p>
      <text:p text:style-name="P28"/>
      <text:p text:style-name="P28">&gt; S.tagBy(S.odd, 1)</text:p>
      <text:p text:style-name="P30">Right(1)</text:p>
      <text:h text:style-name="Heading_20_4" text:outline-level="4"><text:bookmark text:name="user-content-encaseeither--error-l---a-r---a---eitherlr"/><text:a xlink:type="simple" xlink:href="https://github.com/sanctuary-js/sanctuary/blob/v0.14.1/index.js#L2772" text:style-name="Internet_20_link" text:visited-style-name="Visited_20_Internet_20_Link"><text:span text:style-name="Source_20_Text"><text:span text:style-name="T3">encaseEither :: (Error -⁠&gt; l) -⁠&gt; (a -⁠&gt; r) -⁠&gt; a -⁠&gt; Either l r</text:span></text:span></text:a></text:h>
      <text:p text:style-name="Text_20_body"><text:span text:style-name="T3">Takes two unary functions, </text:span><text:span text:style-name="Source_20_Text"><text:span text:style-name="T3">f</text:span></text:span><text:span text:style-name="T3"> and </text:span><text:span text:style-name="Source_20_Text"><text:span text:style-name="T3">g</text:span></text:span><text:span text:style-name="T3">, the second of which may throw, and a value </text:span><text:span text:style-name="Source_20_Text"><text:span text:style-name="T3">x</text:span></text:span><text:span text:style-name="T3"> of any type. Applies </text:span><text:span text:style-name="Source_20_Text"><text:span text:style-name="T3">g</text:span></text:span><text:span text:style-name="T3"> to </text:span><text:span text:style-name="Source_20_Text"><text:span text:style-name="T3">x</text:span></text:span><text:span text:style-name="T3"> inside a </text:span><text:span text:style-name="Source_20_Text"><text:span text:style-name="T3">try</text:span></text:span><text:span text:style-name="T3"> block. If an exception is caught, the return value is a Left containing the result of applying </text:span><text:span text:style-name="Source_20_Text"><text:span text:style-name="T3">f</text:span></text:span><text:span text:style-name="T3"> to the caught Error object; otherwise the return value is a Right containing the result of applying </text:span><text:span text:style-name="Source_20_Text"><text:span text:style-name="T3">g</text:span></text:span><text:span text:style-name="T3"> to </text:span><text:span text:style-name="Source_20_Text"><text:span text:style-name="T3">x</text:span></text:span><text:span text:style-name="T3">.</text:span></text:p>
      <text:p text:style-name="Text_20_body"><text:span text:style-name="T3">See also </text:span><text:a xlink:type="simple" xlink:href="https://github.com/sanctuary-js/sanctuary#encase" text:style-name="Internet_20_link" text:visited-style-name="Visited_20_Internet_20_Link"><text:span text:style-name="Source_20_Text"><text:span text:style-name="T3">encase</text:span></text:span></text:a><text:span text:style-name="T3">.</text:span></text:p>
      <text:p text:style-name="P28">&gt; S.encaseEither(S.I, JSON.parse, '["foo","bar","baz"]')</text:p>
      <text:p text:style-name="P28">Right(['foo', 'bar', 'baz'])</text:p>
      <text:p text:style-name="P28"/>
      <text:p text:style-name="P28">&gt; S.encaseEither(S.I, JSON.parse, '[')</text:p>
      <text:p text:style-name="P28">Left(new SyntaxError('Unexpected end of JSON input'))</text:p>
      <text:p text:style-name="P28"/>
      <text:p text:style-name="P28">&gt; S.encaseEither(S.prop('message'), JSON.parse, '[')</text:p>
      <text:p text:style-name="P30">Left('Unexpected end of JSON input')</text:p>
      <text:h text:style-name="Heading_20_4" text:outline-level="4"><text:bookmark text:name="user-content-encaseeither2--error-l---a-b-r---a---b---eitherlr"/><text:a xlink:type="simple" xlink:href="https://github.com/sanctuary-js/sanctuary/blob/v0.14.1/index.js#L2805" text:style-name="Internet_20_link" text:visited-style-name="Visited_20_Internet_20_Link"><text:span text:style-name="Source_20_Text"><text:span text:style-name="T3">encaseEither2 :: (Error -⁠&gt; l) -⁠&gt; (a -⁠&gt; b -⁠&gt; r) -⁠&gt; a -⁠&gt; b -⁠&gt; Either l r</text:span></text:span></text:a></text:h>
      <text:p text:style-name="Text_20_body"><text:span text:style-name="T3">Binary version of </text:span><text:a xlink:type="simple" xlink:href="https://github.com/sanctuary-js/sanctuary#encaseEither" text:style-name="Internet_20_link" text:visited-style-name="Visited_20_Internet_20_Link"><text:span text:style-name="Source_20_Text"><text:span text:style-name="T3">encaseEither</text:span></text:span></text:a><text:span text:style-name="T3">.</text:span></text:p>
      <text:h text:style-name="Heading_20_4" text:outline-level="4"><text:bookmark text:name="user-content-encaseeither3--error-l---a-b-c-r---a---b---c---eitherlr"/><text:a xlink:type="simple" xlink:href="https://github.com/sanctuary-js/sanctuary/blob/v0.14.1/index.js#L2821" text:style-name="Internet_20_link" text:visited-style-name="Visited_20_Internet_20_Link"><text:span text:style-name="Source_20_Text"><text:span text:style-name="T3">encaseEither3 :: (Error -⁠&gt; l) -⁠&gt; (a -⁠&gt; b -⁠&gt; c -⁠&gt; r) -⁠&gt; a -⁠&gt; b -⁠&gt; c -⁠&gt; Either l r</text:span></text:span></text:a></text:h>
      <text:p text:style-name="Text_20_body"><text:span text:style-name="T3">Ternary version of </text:span><text:a xlink:type="simple" xlink:href="https://github.com/sanctuary-js/sanctuary#encaseEither" text:style-name="Internet_20_link" text:visited-style-name="Visited_20_Internet_20_Link"><text:span text:style-name="Source_20_Text"><text:span text:style-name="T3">encaseEither</text:span></text:span></text:a><text:span text:style-name="T3">.</text:span></text:p>
      <text:h text:style-name="Heading_20_4" text:outline-level="4"><text:bookmark text:name="user-content-eithertomaybe--eitherab---maybeb"/><text:a xlink:type="simple" xlink:href="https://github.com/sanctuary-js/sanctuary/blob/v0.14.1/index.js#L2837" text:style-name="Internet_20_link" text:visited-style-name="Visited_20_Internet_20_Link"><text:span text:style-name="Source_20_Text"><text:span text:style-name="T3">eitherToMaybe :: Either a b -⁠&gt; Maybe b</text:span></text:span></text:a></text:h>
      <text:p text:style-name="P20">Converts an Either to a Maybe. A Left becomes Nothing; a Right becomes a Just.</text:p>
      <text:p text:style-name="Text_20_body"><text:span text:style-name="T3">See also </text:span><text:a xlink:type="simple" xlink:href="https://github.com/sanctuary-js/sanctuary#maybeToEither" text:style-name="Internet_20_link" text:visited-style-name="Visited_20_Internet_20_Link"><text:span text:style-name="Source_20_Text"><text:span text:style-name="T3">maybeToEither</text:span></text:span></text:a><text:span text:style-name="T3">.</text:span></text:p>
      <text:p text:style-name="P28">&gt; S.eitherToMaybe(S.Left('Cannot divide by zero'))</text:p>
      <text:p text:style-name="P28">Nothing</text:p>
      <text:p text:style-name="P28"/>
      <text:p text:style-name="P28">&gt; S.eitherToMaybe(S.Right(42))</text:p>
      <text:p text:style-name="P30">Just(42)</text:p>
      <text:h text:style-name="P27" text:outline-level="3"><text:bookmark text:name="user-content-logic"/><text:soft-page-break/>Logic</text:h>
      <text:h text:style-name="Heading_20_4" text:outline-level="4"><text:bookmark text:name="user-content-and--boolean---boolean---boolean"/><text:a xlink:type="simple" xlink:href="https://github.com/sanctuary-js/sanctuary/blob/v0.14.1/index.js#L2859" text:style-name="Internet_20_link" text:visited-style-name="Visited_20_Internet_20_Link"><text:span text:style-name="Source_20_Text"><text:span text:style-name="T3">and :: Boolean -⁠&gt; Boolean -⁠&gt; Boolean</text:span></text:span></text:a></text:h>
      <text:p text:style-name="P20">Boolean "and".</text:p>
      <text:p text:style-name="P28">&gt; S.and(false, false)</text:p>
      <text:p text:style-name="P28">false</text:p>
      <text:p text:style-name="P28"/>
      <text:p text:style-name="P28">&gt; S.and(false, true)</text:p>
      <text:p text:style-name="P28">false</text:p>
      <text:p text:style-name="P28"/>
      <text:p text:style-name="P28">&gt; S.and(true, false)</text:p>
      <text:p text:style-name="P28">false</text:p>
      <text:p text:style-name="P28"/>
      <text:p text:style-name="P28">&gt; S.and(true, true)</text:p>
      <text:p text:style-name="P30">true</text:p>
      <text:h text:style-name="Heading_20_4" text:outline-level="4"><text:bookmark text:name="user-content-or--boolean---boolean---boolean"/><text:a xlink:type="simple" xlink:href="https://github.com/sanctuary-js/sanctuary/blob/v0.14.1/index.js#L2881" text:style-name="Internet_20_link" text:visited-style-name="Visited_20_Internet_20_Link"><text:span text:style-name="Source_20_Text"><text:span text:style-name="T3">or :: Boolean -⁠&gt; Boolean -⁠&gt; Boolean</text:span></text:span></text:a></text:h>
      <text:p text:style-name="P20">Boolean "or".</text:p>
      <text:p text:style-name="P28">&gt; S.or(false, false)</text:p>
      <text:p text:style-name="P28">false</text:p>
      <text:p text:style-name="P28"/>
      <text:p text:style-name="P28">&gt; S.or(false, true)</text:p>
      <text:p text:style-name="P28">true</text:p>
      <text:p text:style-name="P28"/>
      <text:p text:style-name="P28">&gt; S.or(true, false)</text:p>
      <text:p text:style-name="P28">true</text:p>
      <text:p text:style-name="P28"/>
      <text:p text:style-name="P28">&gt; S.or(true, true)</text:p>
      <text:p text:style-name="P30">true</text:p>
      <text:h text:style-name="Heading_20_4" text:outline-level="4"><text:bookmark text:name="user-content-not--boolean---boolean"/><text:a xlink:type="simple" xlink:href="https://github.com/sanctuary-js/sanctuary/blob/v0.14.1/index.js#L2903" text:style-name="Internet_20_link" text:visited-style-name="Visited_20_Internet_20_Link"><text:span text:style-name="Source_20_Text"><text:span text:style-name="T3">not :: Boolean -⁠&gt; Boolean</text:span></text:span></text:a></text:h>
      <text:p text:style-name="P20">Boolean "not".</text:p>
      <text:p text:style-name="Text_20_body"><text:span text:style-name="T3">See also </text:span><text:a xlink:type="simple" xlink:href="https://github.com/sanctuary-js/sanctuary#complement" text:style-name="Internet_20_link" text:visited-style-name="Visited_20_Internet_20_Link"><text:span text:style-name="Source_20_Text"><text:span text:style-name="T3">complement</text:span></text:span></text:a><text:span text:style-name="T3">.</text:span></text:p>
      <text:p text:style-name="P28">&gt; S.not(false)</text:p>
      <text:p text:style-name="P28">true</text:p>
      <text:p text:style-name="P28"/>
      <text:p text:style-name="P28">&gt; S.not(true)</text:p>
      <text:p text:style-name="P30">false</text:p>
      <text:h text:style-name="Heading_20_4" text:outline-level="4"><text:bookmark text:name="user-content-complement--a-boolean---a---boolean"/><text:a xlink:type="simple" xlink:href="https://github.com/sanctuary-js/sanctuary/blob/v0.14.1/index.js#L2921" text:style-name="Internet_20_link" text:visited-style-name="Visited_20_Internet_20_Link"><text:span text:style-name="Source_20_Text"><text:span text:style-name="T3">complement :: (a -⁠&gt; Boolean) -⁠&gt; a -⁠&gt; Boolean</text:span></text:span></text:a></text:h>
      <text:p text:style-name="P20">Takes a unary predicate and a value of any type, and returns the logical negation of applying the predicate to the value.</text:p>
      <text:p text:style-name="Text_20_body"><text:span text:style-name="T3">See also </text:span><text:a xlink:type="simple" xlink:href="https://github.com/sanctuary-js/sanctuary#not" text:style-name="Internet_20_link" text:visited-style-name="Visited_20_Internet_20_Link"><text:span text:style-name="Source_20_Text"><text:span text:style-name="T3">not</text:span></text:span></text:a><text:span text:style-name="T3">.</text:span></text:p>
      <text:p text:style-name="P28">&gt; Number.isInteger(42)</text:p>
      <text:p text:style-name="P28">true</text:p>
      <text:p text:style-name="P28"/>
      <text:p text:style-name="P28">&gt; S.complement(Number.isInteger, 42)</text:p>
      <text:p text:style-name="P30">false</text:p>
      <text:h text:style-name="Heading_20_4" text:outline-level="4"><text:bookmark text:name="user-content-ifelse--a-boolean---a-b---a-b---a---b"/><text:soft-page-break/><text:a xlink:type="simple" xlink:href="https://github.com/sanctuary-js/sanctuary/blob/v0.14.1/index.js#L2941" text:style-name="Internet_20_link" text:visited-style-name="Visited_20_Internet_20_Link"><text:span text:style-name="Source_20_Text"><text:span text:style-name="T3">ifElse :: (a -⁠&gt; Boolean) -⁠&gt; (a -⁠&gt; b) -⁠&gt; (a -⁠&gt; b) -⁠&gt; a -⁠&gt; b</text:span></text:span></text:a></text:h>
      <text:p text:style-name="P20">Takes a unary predicate, a unary "if" function, a unary "else" function, and a value of any type, and returns the result of applying the "if" function to the value if the value satisfies the predicate; the result of applying the "else" function to the value otherwise.</text:p>
      <text:p text:style-name="Text_20_body"><text:span text:style-name="T3">See also </text:span><text:a xlink:type="simple" xlink:href="https://github.com/sanctuary-js/sanctuary#when" text:style-name="Internet_20_link" text:visited-style-name="Visited_20_Internet_20_Link"><text:span text:style-name="Source_20_Text"><text:span text:style-name="T3">when</text:span></text:span></text:a><text:span text:style-name="T3"> and </text:span><text:a xlink:type="simple" xlink:href="https://github.com/sanctuary-js/sanctuary#unless" text:style-name="Internet_20_link" text:visited-style-name="Visited_20_Internet_20_Link"><text:span text:style-name="Source_20_Text"><text:span text:style-name="T3">unless</text:span></text:span></text:a><text:span text:style-name="T3">.</text:span></text:p>
      <text:p text:style-name="P28">&gt; S.ifElse(x =&gt; x &lt; 0, Math.abs, Math.sqrt, -1)</text:p>
      <text:p text:style-name="P28">1</text:p>
      <text:p text:style-name="P28"/>
      <text:p text:style-name="P28">&gt; S.ifElse(x =&gt; x &lt; 0, Math.abs, Math.sqrt, 16)</text:p>
      <text:p text:style-name="P30">4</text:p>
      <text:h text:style-name="Heading_20_4" text:outline-level="4"><text:bookmark text:name="user-content-when--a-boolean---a-a---a---a"/><text:a xlink:type="simple" xlink:href="https://github.com/sanctuary-js/sanctuary/blob/v0.14.1/index.js#L2964" text:style-name="Internet_20_link" text:visited-style-name="Visited_20_Internet_20_Link"><text:span text:style-name="Source_20_Text"><text:span text:style-name="T3">when :: (a -⁠&gt; Boolean) -⁠&gt; (a -⁠&gt; a) -⁠&gt; a -⁠&gt; a</text:span></text:span></text:a></text:h>
      <text:p text:style-name="P20">Takes a unary predicate, a unary function, and a value of any type, and returns the result of applying the function to the value if the value satisfies the predicate; the value otherwise.</text:p>
      <text:p text:style-name="Text_20_body"><text:span text:style-name="T3">See also </text:span><text:a xlink:type="simple" xlink:href="https://github.com/sanctuary-js/sanctuary#unless" text:style-name="Internet_20_link" text:visited-style-name="Visited_20_Internet_20_Link"><text:span text:style-name="Source_20_Text"><text:span text:style-name="T3">unless</text:span></text:span></text:a><text:span text:style-name="T3"> and </text:span><text:a xlink:type="simple" xlink:href="https://github.com/sanctuary-js/sanctuary#ifElse" text:style-name="Internet_20_link" text:visited-style-name="Visited_20_Internet_20_Link"><text:span text:style-name="Source_20_Text"><text:span text:style-name="T3">ifElse</text:span></text:span></text:a><text:span text:style-name="T3">.</text:span></text:p>
      <text:p text:style-name="P28">&gt; S.when(x =&gt; x &gt;= 0, Math.sqrt, 16)</text:p>
      <text:p text:style-name="P28">4</text:p>
      <text:p text:style-name="P28"/>
      <text:p text:style-name="P28">&gt; S.when(x =&gt; x &gt;= 0, Math.sqrt, -1)</text:p>
      <text:p text:style-name="P30">-1</text:p>
      <text:h text:style-name="Heading_20_4" text:outline-level="4"><text:bookmark text:name="user-content-unless--a-boolean---a-a---a---a"/><text:a xlink:type="simple" xlink:href="https://github.com/sanctuary-js/sanctuary/blob/v0.14.1/index.js#L2984" text:style-name="Internet_20_link" text:visited-style-name="Visited_20_Internet_20_Link"><text:span text:style-name="Source_20_Text"><text:span text:style-name="T3">unless :: (a -⁠&gt; Boolean) -⁠&gt; (a -⁠&gt; a) -⁠&gt; a -⁠&gt; a</text:span></text:span></text:a></text:h>
      <text:p text:style-name="P20">Takes a unary predicate, a unary function, and a value of any type, and returns the result of applying the function to the value if the value does not satisfy the predicate; the value otherwise.</text:p>
      <text:p text:style-name="Text_20_body"><text:span text:style-name="T3">See also </text:span><text:a xlink:type="simple" xlink:href="https://github.com/sanctuary-js/sanctuary#when" text:style-name="Internet_20_link" text:visited-style-name="Visited_20_Internet_20_Link"><text:span text:style-name="Source_20_Text"><text:span text:style-name="T3">when</text:span></text:span></text:a><text:span text:style-name="T3"> and </text:span><text:a xlink:type="simple" xlink:href="https://github.com/sanctuary-js/sanctuary#ifElse" text:style-name="Internet_20_link" text:visited-style-name="Visited_20_Internet_20_Link"><text:span text:style-name="Source_20_Text"><text:span text:style-name="T3">ifElse</text:span></text:span></text:a><text:span text:style-name="T3">.</text:span></text:p>
      <text:p text:style-name="P28">&gt; S.unless(x =&gt; x &lt; 0, Math.sqrt, 16)</text:p>
      <text:p text:style-name="P28">4</text:p>
      <text:p text:style-name="P28"/>
      <text:p text:style-name="P28">&gt; S.unless(x =&gt; x &lt; 0, Math.sqrt, -1)</text:p>
      <text:p text:style-name="P30">-1</text:p>
      <text:h text:style-name="Heading_20_4" text:outline-level="4"><text:bookmark text:name="user-content-allpass--foldablef--fa-boolean---a---boolean"/><text:a xlink:type="simple" xlink:href="https://github.com/sanctuary-js/sanctuary/blob/v0.14.1/index.js#L3004" text:style-name="Internet_20_link" text:visited-style-name="Visited_20_Internet_20_Link"><text:span text:style-name="Source_20_Text"><text:span text:style-name="T3">allPass :: Foldable f =&gt; f (a -⁠&gt; Boolean) -⁠&gt; a -⁠&gt; Boolean</text:span></text:span></text:a></text:h>
      <text:p text:style-name="Text_20_body"><text:span text:style-name="T3">Takes a structure containing zero or more predicates, and a value of any type. 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value satisfies all of the predicates. None of the subsequent predicates will be applied after the first predicate not satisfied.</text:span></text:p>
      <text:p text:style-name="P28">&gt; S.allPass([S.test(/q/), S.test(/u/), S.test(/i/)], 'quiessence')</text:p>
      <text:p text:style-name="P28">true</text:p>
      <text:p text:style-name="P28"/>
      <text:p text:style-name="P28">&gt; S.allPass([S.test(/q/), S.test(/u/), S.test(/i/)], 'fissiparous')</text:p>
      <text:p text:style-name="P30">false</text:p>
      <text:h text:style-name="Heading_20_4" text:outline-level="4"><text:bookmark text:name="user-content-anypass--foldablef--fa-boolean---a---boolean"/><text:a xlink:type="simple" xlink:href="https://github.com/sanctuary-js/sanctuary/blob/v0.14.1/index.js#L3027" text:style-name="Internet_20_link" text:visited-style-name="Visited_20_Internet_20_Link"><text:span text:style-name="Source_20_Text"><text:span text:style-name="T3">anyPass :: Foldable f =&gt; f (a -⁠&gt; Boolean) -⁠&gt; a -⁠&gt; Boolean</text:span></text:span></text:a></text:h>
      <text:p text:style-name="Text_20_body"><text:span text:style-name="T3">Takes a structure containing zero or more predicates, and a value of any type. 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value satisfies any of the predicates. None of the subsequent predicates will be applied after the first predicate satisfied.</text:span></text:p>
      <text:p text:style-name="P28">&gt; S.anyPass([S.test(/q/), S.test(/u/), S.test(/i/)], 'incandescent')</text:p>
      <text:p text:style-name="P28">true</text:p>
      <text:p text:style-name="P28"><text:soft-page-break/></text:p>
      <text:p text:style-name="P28">&gt; S.anyPass([S.test(/q/), S.test(/u/), S.test(/i/)], 'empathy')</text:p>
      <text:p text:style-name="P30">false</text:p>
      <text:h text:style-name="P27" text:outline-level="3"><text:bookmark text:name="user-content-list"/>List</text:h>
      <text:p text:style-name="Text_20_body"><text:span text:style-name="T3">The List type constructor enables type signatures to describe ad hoc polymorphic functions which operate on either </text:span><text:a xlink:type="simple" xlink:href="https://github.com/sanctuary-js/sanctuary-def/tree/v0.14.0#Array" text:style-name="Internet_20_link" text:visited-style-name="Visited_20_Internet_20_Link"><text:span text:style-name="Source_20_Text"><text:span text:style-name="T3">Array</text:span></text:span></text:a><text:span text:style-name="T3"> or </text:span><text:a xlink:type="simple" xlink:href="https://github.com/sanctuary-js/sanctuary-def/tree/v0.14.0#String" text:style-name="Internet_20_link" text:visited-style-name="Visited_20_Internet_20_Link"><text:span text:style-name="Source_20_Text"><text:span text:style-name="T3">String</text:span></text:span></text:a><text:span text:style-name="T3"> values.</text:span></text:p>
      <text:p text:style-name="Text_20_body"><text:span text:style-name="T3">Mental gymnastics are required to treat arrays and strings similarly. </text:span><text:span text:style-name="Source_20_Text"><text:span text:style-name="T3">[1, 2, 3]</text:span></text:span><text:span text:style-name="T3"> is a list containing </text:span><text:span text:style-name="Source_20_Text"><text:span text:style-name="T3">1</text:span></text:span><text:span text:style-name="T3">, </text:span><text:span text:style-name="Source_20_Text"><text:span text:style-name="T3">2</text:span></text:span><text:span text:style-name="T3">, and </text:span><text:span text:style-name="Source_20_Text"><text:span text:style-name="T3">3</text:span></text:span><text:span text:style-name="T3">. </text:span><text:span text:style-name="Source_20_Text"><text:span text:style-name="T3">'abc'</text:span></text:span><text:span text:style-name="T3"> is a list containing </text:span><text:span text:style-name="Source_20_Text"><text:span text:style-name="T3">'a'</text:span></text:span><text:span text:style-name="T3">, </text:span><text:span text:style-name="Source_20_Text"><text:span text:style-name="T3">'b'</text:span></text:span><text:span text:style-name="T3">, and </text:span><text:span text:style-name="Source_20_Text"><text:span text:style-name="T3">'c'</text:span></text:span><text:span text:style-name="T3">. But what is the type of </text:span><text:span text:style-name="Source_20_Text"><text:span text:style-name="T3">'a'</text:span></text:span><text:span text:style-name="T3">? </text:span><text:span text:style-name="Source_20_Text"><text:span text:style-name="T3">String</text:span></text:span><text:span text:style-name="T3">, since JavaScript has no Char type! Thus:</text:span></text:p>
      <text:p text:style-name="P29"><text:span text:style-name="Source_20_Text"><text:span text:style-name="T3">'abc' :: String, List String, List (List String), ...</text:span></text:span></text:p>
      <text:p text:style-name="Text_20_body"><text:span text:style-name="T3">Every member of </text:span><text:span text:style-name="Source_20_Text"><text:span text:style-name="T3">String</text:span></text:span><text:span text:style-name="T3"> is also a member of </text:span><text:span text:style-name="Source_20_Text"><text:span text:style-name="T3">List String</text:span></text:span><text:span text:style-name="T3">!</text:span></text:p>
      <text:h text:style-name="Heading_20_4" text:outline-level="4"><text:bookmark text:name="user-content-slice--integer---integer---lista---maybelista"/><text:a xlink:type="simple" xlink:href="https://github.com/sanctuary-js/sanctuary/blob/v0.14.1/index.js#L3065" text:style-name="Internet_20_link" text:visited-style-name="Visited_20_Internet_20_Link"><text:span text:style-name="Source_20_Text"><text:span text:style-name="T3">slice :: Integer -⁠&gt; Integer -⁠&gt; List a -⁠&gt; Maybe (List a)</text:span></text:span></text:a></text:h>
      <text:p text:style-name="P20">Returns Just a list containing the elements from the supplied list from a beginning index (inclusive) to an end index (exclusive). Returns Nothing unless the start interval is less than or equal to the end interval, and the list contains both (half-open) intervals. Accepts negative indices, which indicate an offset from the end of the list.</text:p>
      <text:p text:style-name="Text_20_body"><text:span text:style-name="T3">See also </text:span><text:a xlink:type="simple" xlink:href="https://github.com/sanctuary-js/sanctuary#take" text:style-name="Internet_20_link" text:visited-style-name="Visited_20_Internet_20_Link"><text:span text:style-name="Source_20_Text"><text:span text:style-name="T3">take</text:span></text:span></text:a><text:span text:style-name="T3">, </text:span><text:a xlink:type="simple" xlink:href="https://github.com/sanctuary-js/sanctuary#drop" text:style-name="Internet_20_link" text:visited-style-name="Visited_20_Internet_20_Link"><text:span text:style-name="Source_20_Text"><text:span text:style-name="T3">drop</text:span></text:span></text:a><text:span text:style-name="T3">, </text:span><text:a xlink:type="simple" xlink:href="https://github.com/sanctuary-js/sanctuary#takeLast" text:style-name="Internet_20_link" text:visited-style-name="Visited_20_Internet_20_Link"><text:span text:style-name="Source_20_Text"><text:span text:style-name="T3">takeLast</text:span></text:span></text:a><text:span text:style-name="T3">, and </text:span><text:a xlink:type="simple" xlink:href="https://github.com/sanctuary-js/sanctuary#dropLast" text:style-name="Internet_20_link" text:visited-style-name="Visited_20_Internet_20_Link"><text:span text:style-name="Source_20_Text"><text:span text:style-name="T3">dropLast</text:span></text:span></text:a><text:span text:style-name="T3">.</text:span></text:p>
      <text:p text:style-name="P28">&gt; S.slice(1, 3, ['a', 'b', 'c', 'd', 'e'])</text:p>
      <text:p text:style-name="P28">Just(['b', 'c'])</text:p>
      <text:p text:style-name="P28"/>
      <text:p text:style-name="P28">&gt; S.slice(-3, -1, ['a', 'b', 'c', 'd', 'e'])</text:p>
      <text:p text:style-name="P28">Just(['c', 'd'])</text:p>
      <text:p text:style-name="P28"/>
      <text:p text:style-name="P28">&gt; S.slice(1, 6, ['a', 'b', 'c', 'd', 'e'])</text:p>
      <text:p text:style-name="P28">Nothing</text:p>
      <text:p text:style-name="P28"/>
      <text:p text:style-name="P28">&gt; S.slice(2, 6, 'banana')</text:p>
      <text:p text:style-name="P30">Just('nana')</text:p>
      <text:h text:style-name="Heading_20_4" text:outline-level="4"><text:bookmark text:name="user-content-at--integer---lista---maybea"/><text:a xlink:type="simple" xlink:href="https://github.com/sanctuary-js/sanctuary/blob/v0.14.1/index.js#L3102" text:style-name="Internet_20_link" text:visited-style-name="Visited_20_Internet_20_Link"><text:span text:style-name="Source_20_Text"><text:span text:style-name="T3">at :: Integer -⁠&gt; List a -⁠&gt; Maybe a</text:span></text:span></text:a></text:h>
      <text:p text:style-name="P20">Takes an index and a list and returns Just the element of the list at the index if the index is within the list's bounds; Nothing otherwise. A negative index represents an offset from the length of the list.</text:p>
      <text:p text:style-name="P28">&gt; S.at(2, ['a', 'b', 'c', 'd', 'e'])</text:p>
      <text:p text:style-name="P28">Just('c')</text:p>
      <text:p text:style-name="P28"/>
      <text:p text:style-name="P28">&gt; S.at(5, ['a', 'b', 'c', 'd', 'e'])</text:p>
      <text:p text:style-name="P28">Nothing</text:p>
      <text:p text:style-name="P28"/>
      <text:p text:style-name="P28">&gt; S.at(-2, ['a', 'b', 'c', 'd', 'e'])</text:p>
      <text:p text:style-name="P30">Just('d')</text:p>
      <text:h text:style-name="Heading_20_4" text:outline-level="4"><text:bookmark text:name="user-content-head--lista---maybea"/><text:a xlink:type="simple" xlink:href="https://github.com/sanctuary-js/sanctuary/blob/v0.14.1/index.js#L3124" text:style-name="Internet_20_link" text:visited-style-name="Visited_20_Internet_20_Link"><text:span text:style-name="Source_20_Text"><text:span text:style-name="T3">head :: List a -⁠&gt; Maybe a</text:span></text:span></text:a></text:h>
      <text:p text:style-name="P20">Takes a list and returns Just the first element of the list if the list contains at least one element; Nothing if the list is empty.</text:p>
      <text:p text:style-name="P28">&gt; S.head([1, 2, 3])</text:p>
      <text:p text:style-name="P28">Just(1)</text:p>
      <text:p text:style-name="P28"><text:soft-page-break/></text:p>
      <text:p text:style-name="P28">&gt; S.head([])</text:p>
      <text:p text:style-name="P30">Nothing</text:p>
      <text:h text:style-name="Heading_20_4" text:outline-level="4"><text:bookmark text:name="user-content-last--lista---maybea"/><text:a xlink:type="simple" xlink:href="https://github.com/sanctuary-js/sanctuary/blob/v0.14.1/index.js#L3141" text:style-name="Internet_20_link" text:visited-style-name="Visited_20_Internet_20_Link"><text:span text:style-name="Source_20_Text"><text:span text:style-name="T3">last :: List a -⁠&gt; Maybe a</text:span></text:span></text:a></text:h>
      <text:p text:style-name="P20">Takes a list and returns Just the last element of the list if the list contains at least one element; Nothing if the list is empty.</text:p>
      <text:p text:style-name="P28">&gt; S.last([1, 2, 3])</text:p>
      <text:p text:style-name="P28">Just(3)</text:p>
      <text:p text:style-name="P28"/>
      <text:p text:style-name="P28">&gt; S.last([])</text:p>
      <text:p text:style-name="P30">Nothing</text:p>
      <text:h text:style-name="Heading_20_4" text:outline-level="4"><text:bookmark text:name="user-content-tail--lista---maybelista"/><text:a xlink:type="simple" xlink:href="https://github.com/sanctuary-js/sanctuary/blob/v0.14.1/index.js#L3158" text:style-name="Internet_20_link" text:visited-style-name="Visited_20_Internet_20_Link"><text:span text:style-name="Source_20_Text"><text:span text:style-name="T3">tail :: List a -⁠&gt; Maybe (List a)</text:span></text:span></text:a></text:h>
      <text:p text:style-name="P20">Takes a list and returns Just a list containing all but the first of the list's elements if the list contains at least one element; Nothing if the list is empty.</text:p>
      <text:p text:style-name="P28">&gt; S.tail([1, 2, 3])</text:p>
      <text:p text:style-name="P28">Just([2, 3])</text:p>
      <text:p text:style-name="P28"/>
      <text:p text:style-name="P28">&gt; S.tail([])</text:p>
      <text:p text:style-name="P30">Nothing</text:p>
      <text:h text:style-name="Heading_20_4" text:outline-level="4"><text:bookmark text:name="user-content-init--lista---maybelista"/><text:a xlink:type="simple" xlink:href="https://github.com/sanctuary-js/sanctuary/blob/v0.14.1/index.js#L3176" text:style-name="Internet_20_link" text:visited-style-name="Visited_20_Internet_20_Link"><text:span text:style-name="Source_20_Text"><text:span text:style-name="T3">init :: List a -⁠&gt; Maybe (List a)</text:span></text:span></text:a></text:h>
      <text:p text:style-name="P20">Takes a list and returns Just a list containing all but the last of the list's elements if the list contains at least one element; Nothing if the list is empty.</text:p>
      <text:p text:style-name="P28">&gt; S.init([1, 2, 3])</text:p>
      <text:p text:style-name="P28">Just([1, 2])</text:p>
      <text:p text:style-name="P28"/>
      <text:p text:style-name="P28">&gt; S.init([])</text:p>
      <text:p text:style-name="P30">Nothing</text:p>
      <text:h text:style-name="Heading_20_4" text:outline-level="4"><text:bookmark text:name="user-content-take--integer---lista---maybelista"/><text:a xlink:type="simple" xlink:href="https://github.com/sanctuary-js/sanctuary/blob/v0.14.1/index.js#L3194" text:style-name="Internet_20_link" text:visited-style-name="Visited_20_Internet_20_Link"><text:span text:style-name="Source_20_Text"><text:span text:style-name="T3">take :: Integer -⁠&gt; List a -⁠&gt; Maybe (List a)</text:span></text:span></text:a></text:h>
      <text:p text:style-name="P20">Returns Just the first N elements of the given collection if N is greater than or equal to zero and less than or equal to the length of the collection; Nothing otherwise.</text:p>
      <text:p text:style-name="P28">&gt; S.take(2, ['a', 'b', 'c', 'd', 'e'])</text:p>
      <text:p text:style-name="P28">Just(['a', 'b'])</text:p>
      <text:p text:style-name="P28"/>
      <text:p text:style-name="P28">&gt; S.take(4, 'abcdefg')</text:p>
      <text:p text:style-name="P28">Just('abcd')</text:p>
      <text:p text:style-name="P28"/>
      <text:p text:style-name="P28">&gt; S.take(4, ['a', 'b', 'c'])</text:p>
      <text:p text:style-name="P30">Nothing</text:p>
      <text:h text:style-name="Heading_20_4" text:outline-level="4"><text:bookmark text:name="user-content-takelast--integer---lista---maybelista"/><text:a xlink:type="simple" xlink:href="https://github.com/sanctuary-js/sanctuary/blob/v0.14.1/index.js#L3215" text:style-name="Internet_20_link" text:visited-style-name="Visited_20_Internet_20_Link"><text:span text:style-name="Source_20_Text"><text:span text:style-name="T3">takeLast :: Integer -⁠&gt; List a -⁠&gt; Maybe (List a)</text:span></text:span></text:a></text:h>
      <text:p text:style-name="P20">Returns Just the last N elements of the given collection if N is greater than or equal to zero and less than or equal to the length of the collection; Nothing otherwise.</text:p>
      <text:p text:style-name="P28">&gt; S.takeLast(2, ['a', 'b', 'c', 'd', 'e'])</text:p>
      <text:p text:style-name="P28">Just(['d', 'e'])</text:p>
      <text:p text:style-name="P28"/>
      <text:p text:style-name="P28"><text:soft-page-break/>&gt; S.takeLast(4, 'abcdefg')</text:p>
      <text:p text:style-name="P28">Just('defg')</text:p>
      <text:p text:style-name="P28"/>
      <text:p text:style-name="P28">&gt; S.takeLast(4, ['a', 'b', 'c'])</text:p>
      <text:p text:style-name="P30">Nothing</text:p>
      <text:h text:style-name="Heading_20_4" text:outline-level="4"><text:bookmark text:name="user-content-drop--integer---lista---maybelista"/><text:a xlink:type="simple" xlink:href="https://github.com/sanctuary-js/sanctuary/blob/v0.14.1/index.js#L3237" text:style-name="Internet_20_link" text:visited-style-name="Visited_20_Internet_20_Link"><text:span text:style-name="Source_20_Text"><text:span text:style-name="T3">drop :: Integer -⁠&gt; List a -⁠&gt; Maybe (List a)</text:span></text:span></text:a></text:h>
      <text:p text:style-name="P20">Returns Just all but the first N elements of the given collection if N is greater than or equal to zero and less than or equal to the length of the collection; Nothing otherwise.</text:p>
      <text:p text:style-name="P28">&gt; S.drop(2, ['a', 'b', 'c', 'd', 'e'])</text:p>
      <text:p text:style-name="P28">Just(['c', 'd', 'e'])</text:p>
      <text:p text:style-name="P28"/>
      <text:p text:style-name="P28">&gt; S.drop(4, 'abcdefg')</text:p>
      <text:p text:style-name="P28">Just('efg')</text:p>
      <text:p text:style-name="P28"/>
      <text:p text:style-name="P28">&gt; S.drop(4, 'abc')</text:p>
      <text:p text:style-name="P30">Nothing</text:p>
      <text:h text:style-name="Heading_20_4" text:outline-level="4"><text:bookmark text:name="user-content-droplast--integer---lista---maybelista"/><text:a xlink:type="simple" xlink:href="https://github.com/sanctuary-js/sanctuary/blob/v0.14.1/index.js#L3258" text:style-name="Internet_20_link" text:visited-style-name="Visited_20_Internet_20_Link"><text:span text:style-name="Source_20_Text"><text:span text:style-name="T3">dropLast :: Integer -⁠&gt; List a -⁠&gt; Maybe (List a)</text:span></text:span></text:a></text:h>
      <text:p text:style-name="P20">Returns Just all but the last N elements of the given collection if N is greater than or equal to zero and less than or equal to the length of the collection; Nothing otherwise.</text:p>
      <text:p text:style-name="P28">&gt; S.dropLast(2, ['a', 'b', 'c', 'd', 'e'])</text:p>
      <text:p text:style-name="P28">Just(['a', 'b', 'c'])</text:p>
      <text:p text:style-name="P28"/>
      <text:p text:style-name="P28">&gt; S.dropLast(4, 'abcdefg')</text:p>
      <text:p text:style-name="P28">Just('abc')</text:p>
      <text:p text:style-name="P28"/>
      <text:p text:style-name="P28">&gt; S.dropLast(4, 'abc')</text:p>
      <text:p text:style-name="P30">Nothing</text:p>
      <text:h text:style-name="P27" text:outline-level="3"><text:bookmark text:name="user-content-array"/>Array</text:h>
      <text:h text:style-name="Heading_20_4" text:outline-level="4"><text:bookmark text:name="user-content-size--foldablef--fa---integer"/><text:a xlink:type="simple" xlink:href="https://github.com/sanctuary-js/sanctuary/blob/v0.14.1/index.js#L3282" text:style-name="Internet_20_link" text:visited-style-name="Visited_20_Internet_20_Link"><text:span text:style-name="Source_20_Text"><text:span text:style-name="T3">size :: Foldable f =&gt; f a -⁠&gt; Integer</text:span></text:span></text:a></text:h>
      <text:p text:style-name="P20">Returns the number of elements of the given structure.</text:p>
      <text:p text:style-name="P28">&gt; S.size([])</text:p>
      <text:p text:style-name="P28">0</text:p>
      <text:p text:style-name="P28"/>
      <text:p text:style-name="P28">&gt; S.size(['foo', 'bar', 'baz'])</text:p>
      <text:p text:style-name="P28">3</text:p>
      <text:p text:style-name="P28"/>
      <text:p text:style-name="P28">&gt; S.size(Nil)</text:p>
      <text:p text:style-name="P28">0</text:p>
      <text:p text:style-name="P28"/>
      <text:p text:style-name="P28">&gt; S.size(Cons('foo', Cons('bar', Cons('baz', Nil))))</text:p>
      <text:p text:style-name="P28">3</text:p>
      <text:p text:style-name="P28"/>
      <text:p text:style-name="P28">&gt; S.size(S.Nothing)</text:p>
      <text:p text:style-name="P28">0</text:p>
      <text:p text:style-name="P28"/>
      <text:p text:style-name="P28">&gt; S.size(S.Just('quux'))</text:p>
      <text:p text:style-name="P30">1</text:p>
      <text:h text:style-name="Heading_20_4" text:outline-level="4"><text:bookmark text:name="user-content-append--applicativefsemigroupfa--a---fa---fa"/><text:soft-page-break/><text:a xlink:type="simple" xlink:href="https://github.com/sanctuary-js/sanctuary/blob/v0.14.1/index.js#L3307" text:style-name="Internet_20_link" text:visited-style-name="Visited_20_Internet_20_Link"><text:span text:style-name="Source_20_Text"><text:span text:style-name="T3">append :: (Applicative f, Semigroup (f a)) =&gt; a -⁠&gt; f a -⁠&gt; f a</text:span></text:span></text:a></text:h>
      <text:p text:style-name="P20">Returns the result of appending the first argument to the second.</text:p>
      <text:p text:style-name="Text_20_body"><text:span text:style-name="T3">See also </text:span><text:a xlink:type="simple" xlink:href="https://github.com/sanctuary-js/sanctuary#prepend" text:style-name="Internet_20_link" text:visited-style-name="Visited_20_Internet_20_Link"><text:span text:style-name="Source_20_Text"><text:span text:style-name="T3">prepend</text:span></text:span></text:a><text:span text:style-name="T3">.</text:span></text:p>
      <text:p text:style-name="P28">&gt; S.append(3, [1, 2])</text:p>
      <text:p text:style-name="P28">[1, 2, 3]</text:p>
      <text:p text:style-name="P28"/>
      <text:p text:style-name="P28">&gt; S.append(3, Cons(1, Cons(2, Nil)))</text:p>
      <text:p text:style-name="P28">Cons(1, Cons(2, Cons(3, Nil)))</text:p>
      <text:p text:style-name="P28"/>
      <text:p text:style-name="P28">&gt; S.append([1], S.Nothing)</text:p>
      <text:p text:style-name="P28">Just([1])</text:p>
      <text:p text:style-name="P28"/>
      <text:p text:style-name="P28">&gt; S.append([3], S.Just([1, 2]))</text:p>
      <text:p text:style-name="P30">Just([1, 2, 3])</text:p>
      <text:h text:style-name="Heading_20_4" text:outline-level="4"><text:bookmark text:name="user-content-prepend--applicativefsemigroupfa--a---fa---fa"/><text:a xlink:type="simple" xlink:href="https://github.com/sanctuary-js/sanctuary/blob/v0.14.1/index.js#L3332" text:style-name="Internet_20_link" text:visited-style-name="Visited_20_Internet_20_Link"><text:span text:style-name="Source_20_Text"><text:span text:style-name="T3">prepend :: (Applicative f, Semigroup (f a)) =&gt; a -⁠&gt; f a -⁠&gt; f a</text:span></text:span></text:a></text:h>
      <text:p text:style-name="P20">Returns the result of prepending the first argument to the second.</text:p>
      <text:p text:style-name="Text_20_body"><text:span text:style-name="T3">See also </text:span><text:a xlink:type="simple" xlink:href="https://github.com/sanctuary-js/sanctuary#append" text:style-name="Internet_20_link" text:visited-style-name="Visited_20_Internet_20_Link"><text:span text:style-name="Source_20_Text"><text:span text:style-name="T3">append</text:span></text:span></text:a><text:span text:style-name="T3">.</text:span></text:p>
      <text:p text:style-name="P28">&gt; S.prepend(1, [2, 3])</text:p>
      <text:p text:style-name="P28">[1, 2, 3]</text:p>
      <text:p text:style-name="P28"/>
      <text:p text:style-name="P28">&gt; S.prepend(1, Cons(2, Cons(3, Nil)))</text:p>
      <text:p text:style-name="P28">Cons(1, Cons(2, Cons(3, Nil)))</text:p>
      <text:p text:style-name="P28"/>
      <text:p text:style-name="P28">&gt; S.prepend([1], S.Nothing)</text:p>
      <text:p text:style-name="P28">Just([1])</text:p>
      <text:p text:style-name="P28"/>
      <text:p text:style-name="P28">&gt; S.prepend([1], S.Just([2, 3]))</text:p>
      <text:p text:style-name="P30">Just([1, 2, 3])</text:p>
      <text:h text:style-name="Heading_20_4" text:outline-level="4"><text:bookmark text:name="user-content-joinwith--string---arraystring---string"/><text:a xlink:type="simple" xlink:href="https://github.com/sanctuary-js/sanctuary/blob/v0.14.1/index.js#L3357" text:style-name="Internet_20_link" text:visited-style-name="Visited_20_Internet_20_Link"><text:span text:style-name="Source_20_Text"><text:span text:style-name="T3">joinWith :: String -⁠&gt; Array String -⁠&gt; String</text:span></text:span></text:a></text:h>
      <text:p text:style-name="P20">Joins the strings of the second argument separated by the first argument.</text:p>
      <text:p text:style-name="P20">Properties:</text:p>
      <text:list xml:id="list1995938727412309012" text:style-name="L12">
        <text:list-item>
          <text:p text:style-name="P13"><text:span text:style-name="Source_20_Text"><text:span text:style-name="T3">forall s :: String, t :: String. S.joinWith(s, S.splitOn(s, t)) = t</text:span></text:span><text:span text:style-name="T3"> </text:span></text:p>
        </text:list-item>
      </text:list>
      <text:p text:style-name="Text_20_body"><text:span text:style-name="T3">See also </text:span><text:a xlink:type="simple" xlink:href="https://github.com/sanctuary-js/sanctuary#splitOn" text:style-name="Internet_20_link" text:visited-style-name="Visited_20_Internet_20_Link"><text:span text:style-name="Source_20_Text"><text:span text:style-name="T3">splitOn</text:span></text:span></text:a><text:span text:style-name="T3">.</text:span></text:p>
      <text:p text:style-name="P28">&gt; S.joinWith(':', ['foo', 'bar', 'baz'])</text:p>
      <text:p text:style-name="P30">'foo:bar:baz'</text:p>
      <text:h text:style-name="Heading_20_4" text:outline-level="4"><text:bookmark text:name="user-content-elem--setoidafoldablef--a---fa---boolean"/><text:a xlink:type="simple" xlink:href="https://github.com/sanctuary-js/sanctuary/blob/v0.14.1/index.js#L3377" text:style-name="Internet_20_link" text:visited-style-name="Visited_20_Internet_20_Link"><text:span text:style-name="Source_20_Text"><text:span text:style-name="T3">elem :: (Setoid a, Foldable f) =&gt; a -⁠&gt; f a -⁠&gt; Boolean</text:span></text:span></text:a></text:h>
      <text:p text:style-name="Text_20_body"><text:span text:style-name="T3">Takes a value and a structure and 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value is an element of the structure.</text:span></text:p>
      <text:p text:style-name="Text_20_body"><text:span text:style-name="T3">See also </text:span><text:a xlink:type="simple" xlink:href="https://github.com/sanctuary-js/sanctuary#find" text:style-name="Internet_20_link" text:visited-style-name="Visited_20_Internet_20_Link"><text:span text:style-name="Source_20_Text"><text:span text:style-name="T3">find</text:span></text:span></text:a><text:span text:style-name="T3">.</text:span></text:p>
      <text:p text:style-name="P28">&gt; S.elem('c', ['a', 'b', 'c'])</text:p>
      <text:p text:style-name="P28">true</text:p>
      <text:p text:style-name="P28"/>
      <text:p text:style-name="P28">&gt; S.elem('x', ['a', 'b', 'c'])</text:p>
      <text:p text:style-name="P28">false</text:p>
      <text:p text:style-name="P28"/>
      <text:p text:style-name="P28">&gt; S.elem(3, {x: 1, y: 2, z: 3})</text:p>
      <text:p text:style-name="P28"><text:soft-page-break/>true</text:p>
      <text:p text:style-name="P28"/>
      <text:p text:style-name="P28">&gt; S.elem(8, {x: 1, y: 2, z: 3})</text:p>
      <text:p text:style-name="P28">false</text:p>
      <text:p text:style-name="P28"/>
      <text:p text:style-name="P28">&gt; S.elem(0, S.Just(0))</text:p>
      <text:p text:style-name="P28">true</text:p>
      <text:p text:style-name="P28"/>
      <text:p text:style-name="P28">&gt; S.elem(0, S.Just(1))</text:p>
      <text:p text:style-name="P28">false</text:p>
      <text:p text:style-name="P28"/>
      <text:p text:style-name="P28">&gt; S.elem(0, S.Nothing)</text:p>
      <text:p text:style-name="P30">false</text:p>
      <text:h text:style-name="Heading_20_4" text:outline-level="4"><text:bookmark text:name="user-content-find--foldablef--a-boolean---fa---maybea"/><text:a xlink:type="simple" xlink:href="https://github.com/sanctuary-js/sanctuary/blob/v0.14.1/index.js#L3409" text:style-name="Internet_20_link" text:visited-style-name="Visited_20_Internet_20_Link"><text:span text:style-name="Source_20_Text"><text:span text:style-name="T3">find :: Foldable f =&gt; (a -⁠&gt; Boolean) -⁠&gt; f a -⁠&gt; Maybe a</text:span></text:span></text:a></text:h>
      <text:p text:style-name="P20">Takes a predicate and a structure and returns Just the leftmost element of the structure which satisfies the predicate; Nothing if there is no such element.</text:p>
      <text:p text:style-name="Text_20_body"><text:span text:style-name="T3">See also </text:span><text:a xlink:type="simple" xlink:href="https://github.com/sanctuary-js/sanctuary#elem" text:style-name="Internet_20_link" text:visited-style-name="Visited_20_Internet_20_Link"><text:span text:style-name="Source_20_Text"><text:span text:style-name="T3">elem</text:span></text:span></text:a><text:span text:style-name="T3">.</text:span></text:p>
      <text:p text:style-name="P28">&gt; S.find(n =&gt; n &lt; 0, [1, -2, 3, -4, 5])</text:p>
      <text:p text:style-name="P28">Just(-2)</text:p>
      <text:p text:style-name="P28"/>
      <text:p text:style-name="P28">&gt; S.find(n =&gt; n &lt; 0, [1, 2, 3, 4, 5])</text:p>
      <text:p text:style-name="P30">Nothing</text:p>
      <text:h text:style-name="Heading_20_4" text:outline-level="4"><text:bookmark text:name="user-content-pluck--functorf--string---fa---fb"/><text:a xlink:type="simple" xlink:href="https://github.com/sanctuary-js/sanctuary/blob/v0.14.1/index.js#L3434" text:style-name="Internet_20_link" text:visited-style-name="Visited_20_Internet_20_Link"><text:span text:style-name="Source_20_Text"><text:span text:style-name="T3">pluck :: Functor f =&gt; String -⁠&gt; f a -⁠&gt; f b</text:span></text:span></text:a></text:h>
      <text:p text:style-name="Text_20_body"><text:span text:style-name="T3">Combines </text:span><text:a xlink:type="simple" xlink:href="https://github.com/sanctuary-js/sanctuary#map" text:style-name="Internet_20_link" text:visited-style-name="Visited_20_Internet_20_Link"><text:span text:style-name="Source_20_Text"><text:span text:style-name="T3">map</text:span></text:span></text:a><text:span text:style-name="T3"> and </text:span><text:a xlink:type="simple" xlink:href="https://github.com/sanctuary-js/sanctuary#prop" text:style-name="Internet_20_link" text:visited-style-name="Visited_20_Internet_20_Link"><text:span text:style-name="Source_20_Text"><text:span text:style-name="T3">prop</text:span></text:span></text:a><text:span text:style-name="T3">. </text:span><text:span text:style-name="Source_20_Text"><text:span text:style-name="T3">pluck(k, xs)</text:span></text:span><text:span text:style-name="T3"> is equivalent to </text:span><text:span text:style-name="Source_20_Text"><text:span text:style-name="T3">map(prop(k), xs)</text:span></text:span><text:span text:style-name="T3">.</text:span></text:p>
      <text:p text:style-name="P28">&gt; S.pluck('x', [{x: 1}, {x: 2}, {x: 3}])</text:p>
      <text:p text:style-name="P28">[1, 2, 3]</text:p>
      <text:p text:style-name="P28"/>
      <text:p text:style-name="P28">&gt; S.pluck('x', S.Just({x: 1, y: 2, z: 3}))</text:p>
      <text:p text:style-name="P30">Just(1)</text:p>
      <text:h text:style-name="Heading_20_4" text:outline-level="4"><text:bookmark text:name="user-content-unfoldr--b---maybepairab---b---arraya"/><text:a xlink:type="simple" xlink:href="https://github.com/sanctuary-js/sanctuary/blob/v0.14.1/index.js#L3456" text:style-name="Internet_20_link" text:visited-style-name="Visited_20_Internet_20_Link"><text:span text:style-name="Source_20_Text"><text:span text:style-name="T3">unfoldr :: (b -⁠&gt; Maybe (Pair a b)) -⁠&gt; b -⁠&gt; Array a</text:span></text:span></text:a></text:h>
      <text:p text:style-name="P20">Takes a function and a seed value, and returns an array generated by applying the function repeatedly. The array is initially empty. The function is initially applied to the seed value. Each application of the function should result in either:</text:p>
      <text:list xml:id="list3233169556012574980" text:style-name="L13">
        <text:list-item>
          <text:p text:style-name="P24">Nothing, in which case the array is returned; or</text:p>
        </text:list-item>
        <text:list-item>
          <text:p text:style-name="P24">Just a pair, in which case the first element is appended to the array and the function is applied to the second element.</text:p>
        </text:list-item>
      </text:list>
      <text:p text:style-name="P28">&gt; S.unfoldr(n =&gt; n &lt; 5 ? S.Just([n, n + 1]) : S.Nothing, 1)</text:p>
      <text:p text:style-name="P30">[1, 2, 3, 4]</text:p>
      <text:h text:style-name="Heading_20_4" text:outline-level="4"><text:bookmark text:name="user-content-range--integer---integer---arrayinteger"/><text:a xlink:type="simple" xlink:href="https://github.com/sanctuary-js/sanctuary/blob/v0.14.1/index.js#L3480" text:style-name="Internet_20_link" text:visited-style-name="Visited_20_Internet_20_Link"><text:span text:style-name="Source_20_Text"><text:span text:style-name="T3">range :: Integer -⁠&gt; Integer -⁠&gt; Array Integer</text:span></text:span></text:a></text:h>
      <text:p text:style-name="Text_20_body"><text:span text:style-name="T3">Returns an array of consecutive integers starting with the first argument and ending with the second argument minus one. Returns </text:span><text:span text:style-name="Source_20_Text"><text:span text:style-name="T3">[]</text:span></text:span><text:span text:style-name="T3"> if the second argument is less than or equal to the first argument.</text:span></text:p>
      <text:p text:style-name="P28">&gt; S.range(0, 10)</text:p>
      <text:p text:style-name="P28">[0, 1, 2, 3, 4, 5, 6, 7, 8, 9]</text:p>
      <text:p text:style-name="P28"/>
      <text:p text:style-name="P28">&gt; S.range(-5, 0)</text:p>
      <text:p text:style-name="P28"><text:soft-page-break/>[-5, -4, -3, -2, -1]</text:p>
      <text:p text:style-name="P28"/>
      <text:p text:style-name="P28">&gt; S.range(0, -5)</text:p>
      <text:p text:style-name="P30">[]</text:p>
      <text:h text:style-name="Heading_20_4" text:outline-level="4"><text:bookmark text:name="user-content-groupby--a-a-boolean---arraya---arrayarraya"/><text:a xlink:type="simple" xlink:href="https://github.com/sanctuary-js/sanctuary/blob/v0.14.1/index.js#L3504" text:style-name="Internet_20_link" text:visited-style-name="Visited_20_Internet_20_Link"><text:span text:style-name="Source_20_Text"><text:span text:style-name="T3">groupBy :: (a -⁠&gt; a -⁠&gt; Boolean) -⁠&gt; Array a -⁠&gt; Array (Array a)</text:span></text:span></text:a></text:h>
      <text:p text:style-name="Text_20_body"><text:span text:style-name="T3">Splits its array argument into an array of arrays of equal, adjacent elements. Equality is determined by the function provided as the first argument. Its behaviour can be surprising for functions that aren't reflexive, transitive, and symmetric (see </text:span><text:a xlink:type="simple" xlink:href="https://en.wikipedia.org/wiki/Equivalence_relation" text:style-name="Internet_20_link" text:visited-style-name="Visited_20_Internet_20_Link"><text:span text:style-name="T3">equivalence</text:span></text:a><text:span text:style-name="T3"> relation).</text:span></text:p>
      <text:p text:style-name="P20">Properties:</text:p>
      <text:list xml:id="list3528697246281158687" text:style-name="L14">
        <text:list-item>
          <text:p text:style-name="P14"><text:span text:style-name="Source_20_Text"><text:span text:style-name="T3">forall f :: a -&gt; a -&gt; Boolean, xs :: Array a. S.join(S.groupBy(f, xs)) = xs</text:span></text:span><text:span text:style-name="T3"> </text:span></text:p>
        </text:list-item>
      </text:list>
      <text:p text:style-name="P28">&gt; S.groupBy(S.equals, [1, 1, 2, 1, 1])</text:p>
      <text:p text:style-name="P28">[[1, 1], [2], [1, 1]]</text:p>
      <text:p text:style-name="P28"/>
      <text:p text:style-name="P28">&gt; S.groupBy(x =&gt; y =&gt; x + y === 0, [2, -3, 3, 3, 3, 4, -4, 4])</text:p>
      <text:p text:style-name="P30">[[2], [-3, 3, 3, 3], [4, -4], [4]]</text:p>
      <text:h text:style-name="Heading_20_4" text:outline-level="4"><text:bookmark text:name="user-content-reverse--applicativeffoldablefmonoidfa--fa---fa"/><text:a xlink:type="simple" xlink:href="https://github.com/sanctuary-js/sanctuary/blob/v0.14.1/index.js#L3541" text:style-name="Internet_20_link" text:visited-style-name="Visited_20_Internet_20_Link"><text:span text:style-name="Source_20_Text"><text:span text:style-name="T3">reverse :: (Applicative f, Foldable f, Monoid (f a)) =&gt; f a -⁠&gt; f a</text:span></text:span></text:a></text:h>
      <text:p text:style-name="P20">Reverses the elements of the given structure.</text:p>
      <text:p text:style-name="P28">&gt; S.reverse([1, 2, 3])</text:p>
      <text:p text:style-name="P28">[3, 2, 1]</text:p>
      <text:p text:style-name="P28"/>
      <text:p text:style-name="P28">&gt; S.reverse(Cons(1, Cons(2, Cons(3, Nil))))</text:p>
      <text:p text:style-name="P28">Cons(3, Cons(2, Cons(1, Nil)))</text:p>
      <text:p text:style-name="P28"/>
      <text:p text:style-name="P28">&gt; S.pipe([S.splitOn(''), S.reverse, S.joinWith('')], 'abc')</text:p>
      <text:p text:style-name="P30">'cba'</text:p>
      <text:h text:style-name="Heading_20_4" text:outline-level="4"><text:bookmark text:name="user-content-sort--ordaapplicativemfoldablemmonoidma--ma---ma"/><text:a xlink:type="simple" xlink:href="https://github.com/sanctuary-js/sanctuary/blob/v0.14.1/index.js#L3561" text:style-name="Internet_20_link" text:visited-style-name="Visited_20_Internet_20_Link"><text:span text:style-name="Source_20_Text"><text:span text:style-name="T3">sort :: (Ord a, Applicative m, Foldable m, Monoid (m a)) =&gt; m a -⁠&gt; m a</text:span></text:span></text:a></text:h>
      <text:p text:style-name="Text_20_body"><text:span text:style-name="T3">Performs a </text:span><text:a xlink:type="simple" xlink:href="https://en.wikipedia.org/wiki/Sorting_algorithm#Stability" text:style-name="Internet_20_link" text:visited-style-name="Visited_20_Internet_20_Link"><text:span text:style-name="T3">stable sort</text:span></text:a><text:span text:style-name="T3"> of the elements of the given structure, using </text:span><text:a xlink:type="simple" xlink:href="https://github.com/sanctuary-js/sanctuary-type-classes/tree/v7.1.1#lte" text:style-name="Internet_20_link" text:visited-style-name="Visited_20_Internet_20_Link"><text:span text:style-name="Source_20_Text"><text:span text:style-name="T3">Z.lte</text:span></text:span></text:a><text:span text:style-name="T3"> for comparisons.</text:span></text:p>
      <text:p text:style-name="P20">Properties:</text:p>
      <text:list xml:id="list6763219727393291801" text:style-name="L15">
        <text:list-item>
          <text:p text:style-name="P15"><text:span text:style-name="Source_20_Text"><text:span text:style-name="T3">S.sort(S.sort(m)) = S.sort(m)</text:span></text:span><text:span text:style-name="T3"> (idempotence) </text:span></text:p>
        </text:list-item>
      </text:list>
      <text:p text:style-name="Text_20_body"><text:span text:style-name="T3">See also </text:span><text:a xlink:type="simple" xlink:href="https://github.com/sanctuary-js/sanctuary#sortBy" text:style-name="Internet_20_link" text:visited-style-name="Visited_20_Internet_20_Link"><text:span text:style-name="Source_20_Text"><text:span text:style-name="T3">sortBy</text:span></text:span></text:a><text:span text:style-name="T3">.</text:span></text:p>
      <text:p text:style-name="P28">&gt; S.sort(['foo', 'bar', 'baz'])</text:p>
      <text:p text:style-name="P28">['bar', 'baz', 'foo']</text:p>
      <text:p text:style-name="P28"/>
      <text:p text:style-name="P28">&gt; S.sort([S.Left(4), S.Right(3), S.Left(2), S.Right(1)])</text:p>
      <text:p text:style-name="P30">[Left(2), Left(4), Right(1), Right(3)]</text:p>
      <text:h text:style-name="Heading_20_4" text:outline-level="4"><text:bookmark text:name="user-content-sortby--ordbapplicativemfoldablemmonoidma--a-b---ma---ma"/><text:a xlink:type="simple" xlink:href="https://github.com/sanctuary-js/sanctuary/blob/v0.14.1/index.js#L3585" text:style-name="Internet_20_link" text:visited-style-name="Visited_20_Internet_20_Link"><text:span text:style-name="Source_20_Text"><text:span text:style-name="T3">sortBy :: (Ord b, Applicative m, Foldable m, Monoid (m a)) =&gt; (a -⁠&gt; b) -⁠&gt; m a -⁠&gt; m a</text:span></text:span></text:a></text:h>
      <text:p text:style-name="Text_20_body"><text:span text:style-name="T3">Performs a </text:span><text:a xlink:type="simple" xlink:href="https://en.wikipedia.org/wiki/Sorting_algorithm#Stability" text:style-name="Internet_20_link" text:visited-style-name="Visited_20_Internet_20_Link"><text:span text:style-name="T3">stable sort</text:span></text:a><text:span text:style-name="T3"> of the elements of the given structure, using </text:span><text:a xlink:type="simple" xlink:href="https://github.com/sanctuary-js/sanctuary-type-classes/tree/v7.1.1#lte" text:style-name="Internet_20_link" text:visited-style-name="Visited_20_Internet_20_Link"><text:span text:style-name="Source_20_Text"><text:span text:style-name="T3">Z.lte</text:span></text:span></text:a><text:span text:style-name="T3"> to compare the values produced by applying the given function to each element of the structure.</text:span></text:p>
      <text:p text:style-name="P20">Properties:</text:p>
      <text:list xml:id="list5153967547979861581" text:style-name="L16">
        <text:list-item>
          <text:p text:style-name="P16"><text:span text:style-name="Source_20_Text"><text:span text:style-name="T3">S.sortBy(f, S.sortBy(f, m)) = S.sortBy(f, m)</text:span></text:span><text:span text:style-name="T3"> (idempotence) </text:span></text:p>
        </text:list-item>
      </text:list>
      <text:p text:style-name="Text_20_body"><text:span text:style-name="T3">See also </text:span><text:a xlink:type="simple" xlink:href="https://github.com/sanctuary-js/sanctuary#sort" text:style-name="Internet_20_link" text:visited-style-name="Visited_20_Internet_20_Link"><text:span text:style-name="Source_20_Text"><text:span text:style-name="T3">sort</text:span></text:span></text:a><text:span text:style-name="T3">.</text:span></text:p>
      <text:p text:style-name="P28"><text:soft-page-break/>&gt; S.sortBy(S.prop('rank'), [</text:p>
      <text:p text:style-name="P28">. <text:s text:c="2"/>{rank: 7, suit: 'spades'},</text:p>
      <text:p text:style-name="P28">. <text:s text:c="2"/>{rank: 5, suit: 'hearts'},</text:p>
      <text:p text:style-name="P28">. <text:s text:c="2"/>{rank: 2, suit: 'hearts'},</text:p>
      <text:p text:style-name="P28">. <text:s text:c="2"/>{rank: 5, suit: 'spades'},</text:p>
      <text:p text:style-name="P28">. ])</text:p>
      <text:p text:style-name="P28">[ {rank: 2, suit: 'hearts'},</text:p>
      <text:p text:style-name="P28">. {rank: 5, suit: 'hearts'},</text:p>
      <text:p text:style-name="P28">. {rank: 5, suit: 'spades'},</text:p>
      <text:p text:style-name="P28">. {rank: 7, suit: 'spades'} ]</text:p>
      <text:p text:style-name="P28"/>
      <text:p text:style-name="P28">&gt; S.sortBy(S.prop('suit'), [</text:p>
      <text:p text:style-name="P28">. <text:s text:c="2"/>{rank: 7, suit: 'spades'},</text:p>
      <text:p text:style-name="P28">. <text:s text:c="2"/>{rank: 5, suit: 'hearts'},</text:p>
      <text:p text:style-name="P28">. <text:s text:c="2"/>{rank: 2, suit: 'hearts'},</text:p>
      <text:p text:style-name="P28">. <text:s text:c="2"/>{rank: 5, suit: 'spades'},</text:p>
      <text:p text:style-name="P28">. ])</text:p>
      <text:p text:style-name="P28">[ {rank: 5, suit: 'hearts'},</text:p>
      <text:p text:style-name="P28">. {rank: 2, suit: 'hearts'},</text:p>
      <text:p text:style-name="P28">. {rank: 7, suit: 'spades'},</text:p>
      <text:p text:style-name="P30">. {rank: 5, suit: 'spades'} ]</text:p>
      <text:h text:style-name="P27" text:outline-level="3"><text:bookmark text:name="user-content-object"/>Object</text:h>
      <text:h text:style-name="Heading_20_4" text:outline-level="4"><text:bookmark text:name="user-content-prop--string---a---b"/><text:a xlink:type="simple" xlink:href="https://github.com/sanctuary-js/sanctuary/blob/v0.14.1/index.js#L3628" text:style-name="Internet_20_link" text:visited-style-name="Visited_20_Internet_20_Link"><text:span text:style-name="Source_20_Text"><text:span text:style-name="T3">prop :: String -⁠&gt; a -⁠&gt; b</text:span></text:span></text:a></text:h>
      <text:p text:style-name="P20">Takes a property name and an object with known properties and returns the value of the specified property. If for some reason the object lacks the specified property, a type error is thrown.</text:p>
      <text:p text:style-name="Text_20_body"><text:span text:style-name="T3">For accessing properties of uncertain objects, use </text:span><text:a xlink:type="simple" xlink:href="https://github.com/sanctuary-js/sanctuary#get" text:style-name="Internet_20_link" text:visited-style-name="Visited_20_Internet_20_Link"><text:span text:style-name="Source_20_Text"><text:span text:style-name="T3">get</text:span></text:span></text:a><text:span text:style-name="T3"> instead.</text:span></text:p>
      <text:p text:style-name="Text_20_body"><text:span text:style-name="T3">See also </text:span><text:a xlink:type="simple" xlink:href="https://github.com/sanctuary-js/sanctuary#pluck" text:style-name="Internet_20_link" text:visited-style-name="Visited_20_Internet_20_Link"><text:span text:style-name="Source_20_Text"><text:span text:style-name="T3">pluck</text:span></text:span></text:a><text:span text:style-name="T3">.</text:span></text:p>
      <text:p text:style-name="P28">&gt; S.prop('a', {a: 1, b: 2})</text:p>
      <text:p text:style-name="P30">1</text:p>
      <text:h text:style-name="Heading_20_4" text:outline-level="4"><text:bookmark text:name="user-content-props--arraystring---a---b"/><text:a xlink:type="simple" xlink:href="https://github.com/sanctuary-js/sanctuary/blob/v0.14.1/index.js#L3650" text:style-name="Internet_20_link" text:visited-style-name="Visited_20_Internet_20_Link"><text:span text:style-name="Source_20_Text"><text:span text:style-name="T3">props :: Array String -⁠&gt; a -⁠&gt; b</text:span></text:span></text:a></text:h>
      <text:p text:style-name="P20">Takes a property path (an array of property names) and an object with known structure and returns the value at the given path. If for some reason the path does not exist, a type error is thrown.</text:p>
      <text:p text:style-name="Text_20_body"><text:span text:style-name="T3">For accessing property paths of uncertain objects, use </text:span><text:a xlink:type="simple" xlink:href="https://github.com/sanctuary-js/sanctuary#gets" text:style-name="Internet_20_link" text:visited-style-name="Visited_20_Internet_20_Link"><text:span text:style-name="Source_20_Text"><text:span text:style-name="T3">gets</text:span></text:span></text:a><text:span text:style-name="T3"> instead.</text:span></text:p>
      <text:p text:style-name="P28">&gt; S.props(['a', 'b', 'c'], {a: {b: {c: 1}}})</text:p>
      <text:p text:style-name="P30">1</text:p>
      <text:h text:style-name="Heading_20_4" text:outline-level="4"><text:bookmark text:name="user-content-get--any-boolean---string---a---maybeb"/><text:a xlink:type="simple" xlink:href="https://github.com/sanctuary-js/sanctuary/blob/v0.14.1/index.js#L3674" text:style-name="Internet_20_link" text:visited-style-name="Visited_20_Internet_20_Link"><text:span text:style-name="Source_20_Text"><text:span text:style-name="T3">get :: (Any -⁠&gt; Boolean) -⁠&gt; String -⁠&gt; a -⁠&gt; Maybe b</text:span></text:span></text:a></text:h>
      <text:p text:style-name="P20">Takes a predicate, a property name, and an object and returns Just the value of the specified object property if it exists and the value satisfies the given predicate; Nothing otherwise.</text:p>
      <text:p text:style-name="Text_20_body"><text:span text:style-name="T3">See also </text:span><text:a xlink:type="simple" xlink:href="https://github.com/sanctuary-js/sanctuary#gets" text:style-name="Internet_20_link" text:visited-style-name="Visited_20_Internet_20_Link"><text:span text:style-name="Source_20_Text"><text:span text:style-name="T3">gets</text:span></text:span></text:a><text:span text:style-name="T3"> and </text:span><text:a xlink:type="simple" xlink:href="https://github.com/sanctuary-js/sanctuary#prop" text:style-name="Internet_20_link" text:visited-style-name="Visited_20_Internet_20_Link"><text:span text:style-name="Source_20_Text"><text:span text:style-name="T3">prop</text:span></text:span></text:a><text:span text:style-name="T3">.</text:span></text:p>
      <text:p text:style-name="P28">&gt; S.get(S.is(Number), 'x', {x: 1, y: 2})</text:p>
      <text:p text:style-name="P28">Just(1)</text:p>
      <text:p text:style-name="P28"/>
      <text:p text:style-name="P28">&gt; S.get(S.is(Number), 'x', {x: '1', y: '2'})</text:p>
      <text:p text:style-name="P28">Nothing</text:p>
      <text:p text:style-name="P28"/>
      <text:p text:style-name="P28">&gt; S.get(S.is(Number), 'x', {})</text:p>
      <text:p text:style-name="P28">Nothing</text:p>
      <text:p text:style-name="P28"><text:soft-page-break/></text:p>
      <text:p text:style-name="P28">&gt; S.get($.test([], $.Array($.Number)), 'x', {x: [1, 2, 3]})</text:p>
      <text:p text:style-name="P28">Just([1, 2, 3])</text:p>
      <text:p text:style-name="P28"/>
      <text:p text:style-name="P28">&gt; S.get($.test([], $.Array($.Number)), 'x', {x: [1, 2, 3, null]})</text:p>
      <text:p text:style-name="P30">Nothing</text:p>
      <text:h text:style-name="Heading_20_4" text:outline-level="4"><text:bookmark text:name="user-content-gets--any-boolean---arraystring---a---maybeb"/><text:a xlink:type="simple" xlink:href="https://github.com/sanctuary-js/sanctuary/blob/v0.14.1/index.js#L3708" text:style-name="Internet_20_link" text:visited-style-name="Visited_20_Internet_20_Link"><text:span text:style-name="Source_20_Text"><text:span text:style-name="T3">gets :: (Any -⁠&gt; Boolean) -⁠&gt; Array String -⁠&gt; a -⁠&gt; Maybe b</text:span></text:span></text:a></text:h>
      <text:p text:style-name="P20">Takes a predicate, a property path (an array of property names), and an object and returns Just the value at the given path if such a path exists and the value satisfies the given predicate; Nothing otherwise.</text:p>
      <text:p text:style-name="Text_20_body"><text:span text:style-name="T3">See also </text:span><text:a xlink:type="simple" xlink:href="https://github.com/sanctuary-js/sanctuary#get" text:style-name="Internet_20_link" text:visited-style-name="Visited_20_Internet_20_Link"><text:span text:style-name="Source_20_Text"><text:span text:style-name="T3">get</text:span></text:span></text:a><text:span text:style-name="T3">.</text:span></text:p>
      <text:p text:style-name="P28">&gt; S.gets(S.is(Number), ['a', 'b', 'c'], {a: {b: {c: 42}}})</text:p>
      <text:p text:style-name="P28">Just(42)</text:p>
      <text:p text:style-name="P28"/>
      <text:p text:style-name="P28">&gt; S.gets(S.is(Number), ['a', 'b', 'c'], {a: {b: {c: '42'}}})</text:p>
      <text:p text:style-name="P28">Nothing</text:p>
      <text:p text:style-name="P28"/>
      <text:p text:style-name="P28">&gt; S.gets(S.is(Number), ['a', 'b', 'c'], {})</text:p>
      <text:p text:style-name="P30">Nothing</text:p>
      <text:h text:style-name="P27" text:outline-level="3"><text:bookmark text:name="user-content-strmap"/>StrMap</text:h>
      <text:p text:style-name="Text_20_body"><text:span text:style-name="T3">StrMap is an abbreviation of </text:span><text:span text:style-name="Emphasis"><text:span text:style-name="T3">string map</text:span></text:span><text:span text:style-name="T3">. A string map is an object, such as </text:span><text:span text:style-name="Source_20_Text"><text:span text:style-name="T3">{foo: 1, bar: 2, baz: 3}</text:span></text:span><text:span text:style-name="T3">, whose values are all members of the same type. Formally, a value is a member of type </text:span><text:span text:style-name="Source_20_Text"><text:span text:style-name="T3">StrMap a</text:span></text:span><text:span text:style-name="T3"> if its </text:span><text:a xlink:type="simple" xlink:href="https://github.com/sanctuary-js/sanctuary-type-identifiers/tree/v2.0.1" text:style-name="Internet_20_link" text:visited-style-name="Visited_20_Internet_20_Link"><text:span text:style-name="T3">type identifier</text:span></text:a><text:span text:style-name="T3"> is </text:span><text:span text:style-name="Source_20_Text"><text:span text:style-name="T3">'Object'</text:span></text:span><text:span text:style-name="T3"> and the values of its enumerable own properties are all members of type </text:span><text:span text:style-name="Source_20_Text"><text:span text:style-name="T3">a</text:span></text:span><text:span text:style-name="T3">.</text:span></text:p>
      <text:h text:style-name="Heading_20_4" text:outline-level="4"><text:bookmark text:name="user-content-singleton--string---a---strmapa"/><text:a xlink:type="simple" xlink:href="https://github.com/sanctuary-js/sanctuary/blob/v0.14.1/index.js#L3745" text:style-name="Internet_20_link" text:visited-style-name="Visited_20_Internet_20_Link"><text:span text:style-name="Source_20_Text"><text:span text:style-name="T3">singleton :: String -⁠&gt; a -⁠&gt; StrMap a</text:span></text:span></text:a></text:h>
      <text:p text:style-name="P20">Takes a string and a value of any type, and returns a string map with a single entry (mapping the key to the value).</text:p>
      <text:p text:style-name="P28">&gt; S.singleton('foo', 42)</text:p>
      <text:p text:style-name="P30">{foo: 42}</text:p>
      <text:h text:style-name="Heading_20_4" text:outline-level="4"><text:bookmark text:name="user-content-insert--string---a---strmapa---strmapa"/><text:a xlink:type="simple" xlink:href="https://github.com/sanctuary-js/sanctuary/blob/v0.14.1/index.js#L3761" text:style-name="Internet_20_link" text:visited-style-name="Visited_20_Internet_20_Link"><text:span text:style-name="Source_20_Text"><text:span text:style-name="T3">insert :: String -⁠&gt; a -⁠&gt; StrMap a -⁠&gt; StrMap a</text:span></text:span></text:a></text:h>
      <text:p text:style-name="P20">Takes a string, a value of any type, and a string map, and returns a string map comprising all the entries of the given string map plus the entry specified by the first two arguments (which takes precedence).</text:p>
      <text:p text:style-name="Text_20_body"><text:span text:style-name="T3">Equivalent to Haskell's </text:span><text:span text:style-name="Source_20_Text"><text:span text:style-name="T3">insert</text:span></text:span><text:span text:style-name="T3"> function. Similar to Clojure's </text:span><text:span text:style-name="Source_20_Text"><text:span text:style-name="T3">assoc</text:span></text:span><text:span text:style-name="T3"> function.</text:span></text:p>
      <text:p text:style-name="P28">&gt; S.insert('c', 3, {a: 1, b: 2})</text:p>
      <text:p text:style-name="P28">{a: 1, b: 2, c: 3}</text:p>
      <text:p text:style-name="P28"/>
      <text:p text:style-name="P28">&gt; S.insert('a', 4, {a: 1, b: 2})</text:p>
      <text:p text:style-name="P30">{a: 4, b: 2}</text:p>
      <text:h text:style-name="Heading_20_4" text:outline-level="4"><text:bookmark text:name="user-content-remove--string---strmapa---strmapa"/><text:a xlink:type="simple" xlink:href="https://github.com/sanctuary-js/sanctuary/blob/v0.14.1/index.js#L3783" text:style-name="Internet_20_link" text:visited-style-name="Visited_20_Internet_20_Link"><text:span text:style-name="Source_20_Text"><text:span text:style-name="T3">remove :: String -⁠&gt; StrMap a -⁠&gt; StrMap a</text:span></text:span></text:a></text:h>
      <text:p text:style-name="P20">Takes a string and a string map, and returns a string map comprising all the entries of the given string map except the one whose key matches the given string (if such a key exists).</text:p>
      <text:p text:style-name="Text_20_body"><text:span text:style-name="T3">Equivalent to Haskell's </text:span><text:span text:style-name="Source_20_Text"><text:span text:style-name="T3">delete</text:span></text:span><text:span text:style-name="T3"> function. Similar to Clojure's </text:span><text:span text:style-name="Source_20_Text"><text:span text:style-name="T3">dissoc</text:span></text:span><text:span text:style-name="T3"> function.</text:span></text:p>
      <text:p text:style-name="P28">&gt; S.remove('c', {a: 1, b: 2, c: 3})</text:p>
      <text:p text:style-name="P28">{a: 1, b: 2}</text:p>
      <text:p text:style-name="P28"/>
      <text:p text:style-name="P28"><text:soft-page-break/>&gt; S.remove('c', {})</text:p>
      <text:p text:style-name="P30">{}</text:p>
      <text:h text:style-name="Heading_20_4" text:outline-level="4"><text:bookmark text:name="user-content-keys--strmapa---arraystring"/><text:a xlink:type="simple" xlink:href="https://github.com/sanctuary-js/sanctuary/blob/v0.14.1/index.js#L3806" text:style-name="Internet_20_link" text:visited-style-name="Visited_20_Internet_20_Link"><text:span text:style-name="Source_20_Text"><text:span text:style-name="T3">keys :: StrMap a -⁠&gt; Array String</text:span></text:span></text:a></text:h>
      <text:p text:style-name="P20">Returns the keys of the given string map, in arbitrary order.</text:p>
      <text:p text:style-name="P28">&gt; S.keys({b: 2, c: 3, a: 1}).sort()</text:p>
      <text:p text:style-name="P30">['a', 'b', 'c']</text:p>
      <text:h text:style-name="Heading_20_4" text:outline-level="4"><text:bookmark text:name="user-content-values--strmapa---arraya"/><text:a xlink:type="simple" xlink:href="https://github.com/sanctuary-js/sanctuary/blob/v0.14.1/index.js#L3816" text:style-name="Internet_20_link" text:visited-style-name="Visited_20_Internet_20_Link"><text:span text:style-name="Source_20_Text"><text:span text:style-name="T3">values :: StrMap a -⁠&gt; Array a</text:span></text:span></text:a></text:h>
      <text:p text:style-name="P20">Returns the values of the given string map, in arbitrary order.</text:p>
      <text:p text:style-name="P28">&gt; S.values({a: 1, c: 3, b: 2}).sort()</text:p>
      <text:p text:style-name="P30">[1, 2, 3]</text:p>
      <text:h text:style-name="Heading_20_4" text:outline-level="4"><text:bookmark text:name="user-content-pairs--strmapa---arraypairstringa"/><text:a xlink:type="simple" xlink:href="https://github.com/sanctuary-js/sanctuary/blob/v0.14.1/index.js#L3829" text:style-name="Internet_20_link" text:visited-style-name="Visited_20_Internet_20_Link"><text:span text:style-name="Source_20_Text"><text:span text:style-name="T3">pairs :: StrMap a -⁠&gt; Array (Pair String a)</text:span></text:span></text:a></text:h>
      <text:p text:style-name="P20">Returns the key–value pairs of the given string map, in arbitrary order.</text:p>
      <text:p text:style-name="P28">&gt; S.pairs({b: 2, a: 1, c: 3}).sort()</text:p>
      <text:p text:style-name="P30">[['a', 1], ['b', 2], ['c', 3]]</text:p>
      <text:h text:style-name="Heading_20_4" text:outline-level="4"><text:bookmark text:name="user-content-frompairs--foldablef--fpairstringa---strmapa"/><text:a xlink:type="simple" xlink:href="https://github.com/sanctuary-js/sanctuary/blob/v0.14.1/index.js#L3843" text:style-name="Internet_20_link" text:visited-style-name="Visited_20_Internet_20_Link"><text:span text:style-name="Source_20_Text"><text:span text:style-name="T3">fromPairs :: Foldable f =&gt; f (Pair String a) -⁠&gt; StrMap a</text:span></text:span></text:a></text:h>
      <text:p text:style-name="Text_20_body"><text:span text:style-name="T3">Returns a string map containing the key–value pairs specified by the given </text:span><text:a xlink:type="simple" xlink:href="https://github.com/fantasyland/fantasy-land/tree/v3.4.0#foldable" text:style-name="Internet_20_link" text:visited-style-name="Visited_20_Internet_20_Link"><text:span text:style-name="T3">Foldable</text:span></text:a><text:span text:style-name="T3">. If a key appears in multiple pairs, the rightmost pair takes precedence.</text:span></text:p>
      <text:p text:style-name="P28">&gt; S.fromPairs([['a', 1], ['b', 2], ['c', 3]])</text:p>
      <text:p text:style-name="P28">{a: 1, b: 2, c: 3}</text:p>
      <text:p text:style-name="P28"/>
      <text:p text:style-name="P28">&gt; S.fromPairs([['x', 1], ['x', 2]])</text:p>
      <text:p text:style-name="P30">{x: 2}</text:p>
      <text:h text:style-name="P27" text:outline-level="3"><text:bookmark text:name="user-content-number"/>Number</text:h>
      <text:h text:style-name="Heading_20_4" text:outline-level="4"><text:bookmark text:name="user-content-negate--validnumber---validnumber"/><text:a xlink:type="simple" xlink:href="https://github.com/sanctuary-js/sanctuary/blob/v0.14.1/index.js#L3870" text:style-name="Internet_20_link" text:visited-style-name="Visited_20_Internet_20_Link"><text:span text:style-name="Source_20_Text"><text:span text:style-name="T3">negate :: ValidNumber -⁠&gt; ValidNumber</text:span></text:span></text:a></text:h>
      <text:p text:style-name="P20">Negates its argument.</text:p>
      <text:p text:style-name="P28">&gt; S.negate(12.5)</text:p>
      <text:p text:style-name="P28">-12.5</text:p>
      <text:p text:style-name="P28"/>
      <text:p text:style-name="P28">&gt; S.negate(-42)</text:p>
      <text:p text:style-name="P30">42</text:p>
      <text:h text:style-name="Heading_20_4" text:outline-level="4"><text:bookmark text:name="user-content-add--finitenumber---finitenumber---finitenumber"/><text:a xlink:type="simple" xlink:href="https://github.com/sanctuary-js/sanctuary/blob/v0.14.1/index.js#L3886" text:style-name="Internet_20_link" text:visited-style-name="Visited_20_Internet_20_Link"><text:span text:style-name="Source_20_Text"><text:span text:style-name="T3">add :: FiniteNumber -⁠&gt; FiniteNumber -⁠&gt; FiniteNumber</text:span></text:span></text:a></text:h>
      <text:p text:style-name="P20">Returns the sum of two (finite) numbers.</text:p>
      <text:p text:style-name="P28">&gt; S.add(1, 1)</text:p>
      <text:p text:style-name="P30">2</text:p>
      <text:h text:style-name="Heading_20_4" text:outline-level="4"><text:bookmark text:name="user-content-sum--foldablef--ffinitenumber---finitenumber"/><text:a xlink:type="simple" xlink:href="https://github.com/sanctuary-js/sanctuary/blob/v0.14.1/index.js#L3900" text:style-name="Internet_20_link" text:visited-style-name="Visited_20_Internet_20_Link"><text:span text:style-name="Source_20_Text"><text:span text:style-name="T3">sum :: Foldable f =&gt; f FiniteNumber -⁠&gt; FiniteNumber</text:span></text:span></text:a></text:h>
      <text:p text:style-name="P20">Returns the sum of the given array of (finite) numbers.</text:p>
      <text:p text:style-name="P28">&gt; S.sum([1, 2, 3, 4, 5])</text:p>
      <text:p text:style-name="P28">15</text:p>
      <text:p text:style-name="P28"><text:soft-page-break/></text:p>
      <text:p text:style-name="P28">&gt; S.sum([])</text:p>
      <text:p text:style-name="P28">0</text:p>
      <text:p text:style-name="P28"/>
      <text:p text:style-name="P28">&gt; S.sum(S.Just(42))</text:p>
      <text:p text:style-name="P28">42</text:p>
      <text:p text:style-name="P28"/>
      <text:p text:style-name="P28">&gt; S.sum(S.Nothing)</text:p>
      <text:p text:style-name="P30">0</text:p>
      <text:h text:style-name="Heading_20_4" text:outline-level="4"><text:bookmark text:name="user-content-sub--finitenumber---finitenumber-finitenumber"/><text:a xlink:type="simple" xlink:href="https://github.com/sanctuary-js/sanctuary/blob/v0.14.1/index.js#L3923" text:style-name="Internet_20_link" text:visited-style-name="Visited_20_Internet_20_Link"><text:span text:style-name="Source_20_Text"><text:span text:style-name="T3">sub :: FiniteNumber -⁠&gt; (FiniteNumber -⁠&gt; FiniteNumber)</text:span></text:span></text:a></text:h>
      <text:p text:style-name="Text_20_body"><text:span text:style-name="T3">Takes a finite number </text:span><text:span text:style-name="Source_20_Text"><text:span text:style-name="T3">n</text:span></text:span><text:span text:style-name="T3"> and returns the </text:span><text:span text:style-name="Emphasis"><text:span text:style-name="T3">subtract </text:span></text:span><text:span text:style-name="Emphasis"><text:span text:style-name="Source_20_Text"><text:span text:style-name="T3">n</text:span></text:span></text:span><text:span text:style-name="T3"> function.</text:span></text:p>
      <text:p text:style-name="Text_20_body"><text:span text:style-name="T3">See also </text:span><text:a xlink:type="simple" xlink:href="https://github.com/sanctuary-js/sanctuary#sub_" text:style-name="Internet_20_link" text:visited-style-name="Visited_20_Internet_20_Link"><text:span text:style-name="Source_20_Text"><text:span text:style-name="T3">sub_</text:span></text:span></text:a><text:span text:style-name="T3">.</text:span></text:p>
      <text:p text:style-name="P28">&gt; S.map(S.sub(1), [1, 2, 3])</text:p>
      <text:p text:style-name="P30">[0, 1, 2]</text:p>
      <text:h text:style-name="Heading_20_4" text:outline-level="4"><text:bookmark text:name="user-content-sub_--finitenumber---finitenumber---finitenumber"/><text:a xlink:type="simple" xlink:href="https://github.com/sanctuary-js/sanctuary/blob/v0.14.1/index.js#L3939" text:style-name="Internet_20_link" text:visited-style-name="Visited_20_Internet_20_Link"><text:span text:style-name="Source_20_Text"><text:span text:style-name="T3">sub_ :: FiniteNumber -⁠&gt; FiniteNumber -⁠&gt; FiniteNumber</text:span></text:span></text:a></text:h>
      <text:p text:style-name="P20">Returns the difference between two (finite) numbers.</text:p>
      <text:p text:style-name="Text_20_body"><text:span text:style-name="T3">See also </text:span><text:a xlink:type="simple" xlink:href="https://github.com/sanctuary-js/sanctuary#sub" text:style-name="Internet_20_link" text:visited-style-name="Visited_20_Internet_20_Link"><text:span text:style-name="Source_20_Text"><text:span text:style-name="T3">sub</text:span></text:span></text:a><text:span text:style-name="T3">.</text:span></text:p>
      <text:p text:style-name="P28">&gt; S.sub_(4, 2)</text:p>
      <text:p text:style-name="P30">2</text:p>
      <text:h text:style-name="Heading_20_4" text:outline-level="4"><text:bookmark text:name="user-content-mult--finitenumber---finitenumber---finitenumber"/><text:a xlink:type="simple" xlink:href="https://github.com/sanctuary-js/sanctuary/blob/v0.14.1/index.js#L3955" text:style-name="Internet_20_link" text:visited-style-name="Visited_20_Internet_20_Link"><text:span text:style-name="Source_20_Text"><text:span text:style-name="T3">mult :: FiniteNumber -⁠&gt; FiniteNumber -⁠&gt; FiniteNumber</text:span></text:span></text:a></text:h>
      <text:p text:style-name="P20">Returns the product of two (finite) numbers.</text:p>
      <text:p text:style-name="P28">&gt; S.mult(4, 2)</text:p>
      <text:p text:style-name="P30">8</text:p>
      <text:h text:style-name="Heading_20_4" text:outline-level="4"><text:bookmark text:name="user-content-product--foldablef--ffinitenumber---finitenumber"/><text:a xlink:type="simple" xlink:href="https://github.com/sanctuary-js/sanctuary/blob/v0.14.1/index.js#L3969" text:style-name="Internet_20_link" text:visited-style-name="Visited_20_Internet_20_Link"><text:span text:style-name="Source_20_Text"><text:span text:style-name="T3">product :: Foldable f =&gt; f FiniteNumber -⁠&gt; FiniteNumber</text:span></text:span></text:a></text:h>
      <text:p text:style-name="P20">Returns the product of the given array of (finite) numbers.</text:p>
      <text:p text:style-name="P28">&gt; S.product([1, 2, 3, 4, 5])</text:p>
      <text:p text:style-name="P28">120</text:p>
      <text:p text:style-name="P28"/>
      <text:p text:style-name="P28">&gt; S.product([])</text:p>
      <text:p text:style-name="P28">1</text:p>
      <text:p text:style-name="P28"/>
      <text:p text:style-name="P28">&gt; S.product(S.Just(42))</text:p>
      <text:p text:style-name="P28">42</text:p>
      <text:p text:style-name="P28"/>
      <text:p text:style-name="P28">&gt; S.product(S.Nothing)</text:p>
      <text:p text:style-name="P30">1</text:p>
      <text:h text:style-name="Heading_20_4" text:outline-level="4"><text:bookmark text:name="user-content-div--nonzerofinitenumber---finitenumber-finitenumber"/><text:a xlink:type="simple" xlink:href="https://github.com/sanctuary-js/sanctuary/blob/v0.14.1/index.js#L3995" text:style-name="Internet_20_link" text:visited-style-name="Visited_20_Internet_20_Link"><text:span text:style-name="Source_20_Text"><text:span text:style-name="T3">div :: NonZeroFiniteNumber -⁠&gt; (FiniteNumber -⁠&gt; FiniteNumber)</text:span></text:span></text:a></text:h>
      <text:p text:style-name="Text_20_body"><text:span text:style-name="T3">Takes a non-zero finite number </text:span><text:span text:style-name="Source_20_Text"><text:span text:style-name="T3">n</text:span></text:span><text:span text:style-name="T3"> and returns the </text:span><text:span text:style-name="Emphasis"><text:span text:style-name="T3">divide by </text:span></text:span><text:span text:style-name="Emphasis"><text:span text:style-name="Source_20_Text"><text:span text:style-name="T3">n</text:span></text:span></text:span><text:span text:style-name="T3"> function.</text:span></text:p>
      <text:p text:style-name="Text_20_body"><text:span text:style-name="T3">See also </text:span><text:a xlink:type="simple" xlink:href="https://github.com/sanctuary-js/sanctuary#div_" text:style-name="Internet_20_link" text:visited-style-name="Visited_20_Internet_20_Link"><text:span text:style-name="Source_20_Text"><text:span text:style-name="T3">div_</text:span></text:span></text:a><text:span text:style-name="T3">.</text:span></text:p>
      <text:p text:style-name="P28">&gt; S.map(S.div(2), [0, 1, 2, 3])</text:p>
      <text:p text:style-name="P30">[0, 0.5, 1, 1.5]</text:p>
      <text:h text:style-name="Heading_20_4" text:outline-level="4"><text:bookmark text:name="user-content-div_--finitenumber---nonzerofinitenumber---finitenumber"/><text:soft-page-break/><text:a xlink:type="simple" xlink:href="https://github.com/sanctuary-js/sanctuary/blob/v0.14.1/index.js#L4012" text:style-name="Internet_20_link" text:visited-style-name="Visited_20_Internet_20_Link"><text:span text:style-name="Source_20_Text"><text:span text:style-name="T3">div_ :: FiniteNumber -⁠&gt; NonZeroFiniteNumber -⁠&gt; FiniteNumber</text:span></text:span></text:a></text:h>
      <text:p text:style-name="P20">Returns the result of dividing its first argument (a finite number) by its second argument (a non-zero finite number).</text:p>
      <text:p text:style-name="Text_20_body"><text:span text:style-name="T3">See also </text:span><text:a xlink:type="simple" xlink:href="https://github.com/sanctuary-js/sanctuary#div" text:style-name="Internet_20_link" text:visited-style-name="Visited_20_Internet_20_Link"><text:span text:style-name="Source_20_Text"><text:span text:style-name="T3">div</text:span></text:span></text:a><text:span text:style-name="T3">.</text:span></text:p>
      <text:p text:style-name="P28">&gt; S.div_(7, 2)</text:p>
      <text:p text:style-name="P28">3.5</text:p>
      <text:p text:style-name="P28"/>
      <text:p text:style-name="P28">&gt; S.map(S.div_(24), [1, 2, 3, 4])</text:p>
      <text:p text:style-name="P30">[24, 12, 8, 6]</text:p>
      <text:h text:style-name="Heading_20_4" text:outline-level="4"><text:bookmark text:name="user-content-pow--finitenumber---finitenumber-finitenumber"/><text:a xlink:type="simple" xlink:href="https://github.com/sanctuary-js/sanctuary/blob/v0.14.1/index.js#L4035" text:style-name="Internet_20_link" text:visited-style-name="Visited_20_Internet_20_Link"><text:span text:style-name="Source_20_Text"><text:span text:style-name="T3">pow :: FiniteNumber -⁠&gt; (FiniteNumber -⁠&gt; FiniteNumber)</text:span></text:span></text:a></text:h>
      <text:p text:style-name="Text_20_body"><text:span text:style-name="T3">Takes a finite number </text:span><text:span text:style-name="Source_20_Text"><text:span text:style-name="T3">n</text:span></text:span><text:span text:style-name="T3"> and returns the </text:span><text:span text:style-name="Emphasis"><text:span text:style-name="T3">power of </text:span></text:span><text:span text:style-name="Emphasis"><text:span text:style-name="Source_20_Text"><text:span text:style-name="T3">n</text:span></text:span></text:span><text:span text:style-name="T3"> function.</text:span></text:p>
      <text:p text:style-name="Text_20_body"><text:span text:style-name="T3">See also </text:span><text:a xlink:type="simple" xlink:href="https://github.com/sanctuary-js/sanctuary#pow_" text:style-name="Internet_20_link" text:visited-style-name="Visited_20_Internet_20_Link"><text:span text:style-name="Source_20_Text"><text:span text:style-name="T3">pow_</text:span></text:span></text:a><text:span text:style-name="T3">.</text:span></text:p>
      <text:p text:style-name="P28">&gt; S.map(S.pow(2), [-3, -2, -1, 0, 1, 2, 3])</text:p>
      <text:p text:style-name="P28">[9, 4, 1, 0, 1, 4, 9]</text:p>
      <text:p text:style-name="P28"/>
      <text:p text:style-name="P28">&gt; S.map(S.pow(0.5), [1, 4, 9, 16, 25])</text:p>
      <text:p text:style-name="P30">[1, 2, 3, 4, 5]</text:p>
      <text:h text:style-name="Heading_20_4" text:outline-level="4"><text:bookmark text:name="user-content-pow_--finitenumber---finitenumber---finitenumber"/><text:a xlink:type="simple" xlink:href="https://github.com/sanctuary-js/sanctuary/blob/v0.14.1/index.js#L4054" text:style-name="Internet_20_link" text:visited-style-name="Visited_20_Internet_20_Link"><text:span text:style-name="Source_20_Text"><text:span text:style-name="T3">pow_ :: FiniteNumber -⁠&gt; FiniteNumber -⁠&gt; FiniteNumber</text:span></text:span></text:a></text:h>
      <text:p text:style-name="Text_20_body"><text:span text:style-name="T3">Curried version of </text:span><text:a xlink:type="simple" xlink:href="https://developer.mozilla.org/en-US/docs/Web/JavaScript/Reference/Global_Objects/Math/pow" text:style-name="Internet_20_link" text:visited-style-name="Visited_20_Internet_20_Link"><text:span text:style-name="Source_20_Text"><text:span text:style-name="T3">Math.pow</text:span></text:span></text:a><text:span text:style-name="T3">.</text:span></text:p>
      <text:p text:style-name="Text_20_body"><text:span text:style-name="T3">See also </text:span><text:a xlink:type="simple" xlink:href="https://github.com/sanctuary-js/sanctuary#pow" text:style-name="Internet_20_link" text:visited-style-name="Visited_20_Internet_20_Link"><text:span text:style-name="Source_20_Text"><text:span text:style-name="T3">pow</text:span></text:span></text:a><text:span text:style-name="T3">.</text:span></text:p>
      <text:p text:style-name="P28">&gt; S.map(S.pow_(10), [-3, -2, -1, 0, 1, 2, 3])</text:p>
      <text:p text:style-name="P30">[0.001, 0.01, 0.1, 1, 10, 100, 1000]</text:p>
      <text:h text:style-name="Heading_20_4" text:outline-level="4"><text:bookmark text:name="user-content-mean--foldablef--ffinitenumber---maybefinitenumber"/><text:a xlink:type="simple" xlink:href="https://github.com/sanctuary-js/sanctuary/blob/v0.14.1/index.js#L4067" text:style-name="Internet_20_link" text:visited-style-name="Visited_20_Internet_20_Link"><text:span text:style-name="Source_20_Text"><text:span text:style-name="T3">mean :: Foldable f =&gt; f FiniteNumber -⁠&gt; Maybe FiniteNumber</text:span></text:span></text:a></text:h>
      <text:p text:style-name="P20">Returns the mean of the given array of (finite) numbers.</text:p>
      <text:p text:style-name="P28">&gt; S.mean([1, 2, 3, 4, 5])</text:p>
      <text:p text:style-name="P28">Just(3)</text:p>
      <text:p text:style-name="P28"/>
      <text:p text:style-name="P28">&gt; S.mean([])</text:p>
      <text:p text:style-name="P28">Nothing</text:p>
      <text:p text:style-name="P28"/>
      <text:p text:style-name="P28">&gt; S.mean(S.Just(42))</text:p>
      <text:p text:style-name="P28">Just(42)</text:p>
      <text:p text:style-name="P28"/>
      <text:p text:style-name="P28">&gt; S.mean(S.Nothing)</text:p>
      <text:p text:style-name="P30">Nothing</text:p>
      <text:h text:style-name="P27" text:outline-level="3"><text:bookmark text:name="user-content-integer"/>Integer</text:h>
      <text:h text:style-name="Heading_20_4" text:outline-level="4"><text:bookmark text:name="user-content-even--integer---boolean"/><text:a xlink:type="simple" xlink:href="https://github.com/sanctuary-js/sanctuary/blob/v0.14.1/index.js#L4104" text:style-name="Internet_20_link" text:visited-style-name="Visited_20_Internet_20_Link"><text:span text:style-name="Source_20_Text"><text:span text:style-name="T3">even :: Integer -⁠&gt; Boolean</text:span></text:span></text:a></text:h>
      <text:p text:style-name="Text_20_body"><text:span text:style-name="T3">Returns </text:span><text:span text:style-name="Source_20_Text"><text:span text:style-name="T3">true</text:span></text:span><text:span text:style-name="T3"> if the given integer is even; </text:span><text:span text:style-name="Source_20_Text"><text:span text:style-name="T3">false</text:span></text:span><text:span text:style-name="T3"> if it is odd.</text:span></text:p>
      <text:p text:style-name="P28">&gt; S.even(42)</text:p>
      <text:p text:style-name="P28">true</text:p>
      <text:p text:style-name="P28"/>
      <text:p text:style-name="P28">&gt; S.even(99)</text:p>
      <text:p text:style-name="P30">false</text:p>
      <text:h text:style-name="Heading_20_4" text:outline-level="4"><text:bookmark text:name="user-content-odd--integer---boolean"/><text:soft-page-break/><text:a xlink:type="simple" xlink:href="https://github.com/sanctuary-js/sanctuary/blob/v0.14.1/index.js#L4120" text:style-name="Internet_20_link" text:visited-style-name="Visited_20_Internet_20_Link"><text:span text:style-name="Source_20_Text"><text:span text:style-name="T3">odd :: Integer -⁠&gt; Boolean</text:span></text:span></text:a></text:h>
      <text:p text:style-name="Text_20_body"><text:span text:style-name="T3">Returns </text:span><text:span text:style-name="Source_20_Text"><text:span text:style-name="T3">true</text:span></text:span><text:span text:style-name="T3"> if the given integer is odd; </text:span><text:span text:style-name="Source_20_Text"><text:span text:style-name="T3">false</text:span></text:span><text:span text:style-name="T3"> if it is even.</text:span></text:p>
      <text:p text:style-name="P28">&gt; S.odd(99)</text:p>
      <text:p text:style-name="P28">true</text:p>
      <text:p text:style-name="P28"/>
      <text:p text:style-name="P28">&gt; S.odd(42)</text:p>
      <text:p text:style-name="P30">false</text:p>
      <text:h text:style-name="P27" text:outline-level="3"><text:bookmark text:name="user-content-parse"/>Parse</text:h>
      <text:h text:style-name="Heading_20_4" text:outline-level="4"><text:bookmark text:name="user-content-parsedate--string---maybevaliddate"/><text:a xlink:type="simple" xlink:href="https://github.com/sanctuary-js/sanctuary/blob/v0.14.1/index.js#L4138" text:style-name="Internet_20_link" text:visited-style-name="Visited_20_Internet_20_Link"><text:span text:style-name="Source_20_Text"><text:span text:style-name="T3">parseDate :: String -⁠&gt; Maybe ValidDate</text:span></text:span></text:a></text:h>
      <text:p text:style-name="P20">Takes a string and returns Just the date represented by the string if it does in fact represent a date; Nothing otherwise.</text:p>
      <text:p text:style-name="P28">&gt; S.parseDate('2011-01-19T17:40:00Z')</text:p>
      <text:p text:style-name="P28">Just(new Date('2011-01-19T17:40:00.000Z'))</text:p>
      <text:p text:style-name="P28"/>
      <text:p text:style-name="P28">&gt; S.parseDate('today')</text:p>
      <text:p text:style-name="P30">Nothing</text:p>
      <text:h text:style-name="Heading_20_4" text:outline-level="4"><text:bookmark text:name="user-content-parsefloat--string---maybenumber"/><text:a xlink:type="simple" xlink:href="https://github.com/sanctuary-js/sanctuary/blob/v0.14.1/index.js#L4191" text:style-name="Internet_20_link" text:visited-style-name="Visited_20_Internet_20_Link"><text:span text:style-name="Source_20_Text"><text:span text:style-name="T3">parseFloat :: String -⁠&gt; Maybe Number</text:span></text:span></text:a></text:h>
      <text:p text:style-name="P20">Takes a string and returns Just the number represented by the string if it does in fact represent a number; Nothing otherwise.</text:p>
      <text:p text:style-name="P28">&gt; S.parseFloat('-123.45')</text:p>
      <text:p text:style-name="P28">Just(-123.45)</text:p>
      <text:p text:style-name="P28"/>
      <text:p text:style-name="P28">&gt; S.parseFloat('foo.bar')</text:p>
      <text:p text:style-name="P30">Nothing</text:p>
      <text:h text:style-name="Heading_20_4" text:outline-level="4"><text:bookmark text:name="user-content-parseint--radix---string---maybeinteger"/><text:a xlink:type="simple" xlink:href="https://github.com/sanctuary-js/sanctuary/blob/v0.14.1/index.js#L4216" text:style-name="Internet_20_link" text:visited-style-name="Visited_20_Internet_20_Link"><text:span text:style-name="Source_20_Text"><text:span text:style-name="T3">parseInt :: Radix -⁠&gt; String -⁠&gt; Maybe Integer</text:span></text:span></text:a></text:h>
      <text:p text:style-name="P20">Takes a radix (an integer between 2 and 36 inclusive) and a string, and returns Just the number represented by the string if it does in fact represent a number in the base specified by the radix; Nothing otherwise.</text:p>
      <text:p text:style-name="Text_20_body"><text:span text:style-name="T3">This function is stricter than </text:span><text:a xlink:type="simple" xlink:href="https://developer.mozilla.org/en-US/docs/Web/JavaScript/Reference/Global_Objects/parseInt" text:style-name="Internet_20_link" text:visited-style-name="Visited_20_Internet_20_Link"><text:span text:style-name="Source_20_Text"><text:span text:style-name="T3">parseInt</text:span></text:span></text:a><text:span text:style-name="T3">: a string is considered to represent an integer only if all its non-prefix characters are members of the character set specified by the radix.</text:span></text:p>
      <text:p text:style-name="P28">&gt; S.parseInt(10, '-42')</text:p>
      <text:p text:style-name="P28">Just(-42)</text:p>
      <text:p text:style-name="P28"/>
      <text:p text:style-name="P28">&gt; S.parseInt(16, '0xFF')</text:p>
      <text:p text:style-name="P28">Just(255)</text:p>
      <text:p text:style-name="P28"/>
      <text:p text:style-name="P28">&gt; S.parseInt(16, '0xGG')</text:p>
      <text:p text:style-name="P30">Nothing</text:p>
      <text:h text:style-name="Heading_20_4" text:outline-level="4"><text:bookmark text:name="user-content-parsejson--any-boolean---string---maybea"/><text:a xlink:type="simple" xlink:href="https://github.com/sanctuary-js/sanctuary/blob/v0.14.1/index.js#L4251" text:style-name="Internet_20_link" text:visited-style-name="Visited_20_Internet_20_Link"><text:span text:style-name="Source_20_Text"><text:span text:style-name="T3">parseJson :: (Any -⁠&gt; Boolean) -⁠&gt; String -⁠&gt; Maybe a</text:span></text:span></text:a></text:h>
      <text:p text:style-name="Text_20_body"><text:span text:style-name="T3">Takes a predicate and a string which may or may not be valid JSON, and returns Just the result of applying </text:span><text:span text:style-name="Source_20_Text"><text:span text:style-name="T3">JSON.parse</text:span></text:span><text:span text:style-name="T3"> to the string </text:span><text:span text:style-name="Emphasis"><text:span text:style-name="T3">if</text:span></text:span><text:span text:style-name="T3"> the result satisfies the predicate; Nothing otherwise.</text:span></text:p>
      <text:p text:style-name="P28">&gt; S.parseJson($.test([], $.Array($.Integer)), '[')</text:p>
      <text:p text:style-name="P28">Nothing</text:p>
      <text:p text:style-name="P28"/>
      <text:p text:style-name="P28">&gt; S.parseJson($.test([], $.Array($.Integer)), '["1","2","3"]')</text:p>
      <text:p text:style-name="P28"><text:soft-page-break/>Nothing</text:p>
      <text:p text:style-name="P28"/>
      <text:p text:style-name="P28">&gt; S.parseJson($.test([], $.Array($.Integer)), '[0,1.5,3,4.5]')</text:p>
      <text:p text:style-name="P28">Nothing</text:p>
      <text:p text:style-name="P28"/>
      <text:p text:style-name="P28">&gt; S.parseJson($.test([], $.Array($.Integer)), '[1,2,3]')</text:p>
      <text:p text:style-name="P30">Just([1, 2, 3])</text:p>
      <text:h text:style-name="P27" text:outline-level="3"><text:bookmark text:name="user-content-regexp"/>RegExp</text:h>
      <text:h text:style-name="Heading_20_4" text:outline-level="4"><text:bookmark text:name="user-content-regex--regexflags---string---regexp"/><text:a xlink:type="simple" xlink:href="https://github.com/sanctuary-js/sanctuary/blob/v0.14.1/index.js#L4297" text:style-name="Internet_20_link" text:visited-style-name="Visited_20_Internet_20_Link"><text:span text:style-name="Source_20_Text"><text:span text:style-name="T3">regex :: RegexFlags -⁠&gt; String -⁠&gt; RegExp</text:span></text:span></text:a></text:h>
      <text:p text:style-name="Text_20_body"><text:span text:style-name="T3">Takes a </text:span><text:a xlink:type="simple" xlink:href="https://github.com/sanctuary-js/sanctuary-def/tree/v0.14.0#RegexFlags" text:style-name="Internet_20_link" text:visited-style-name="Visited_20_Internet_20_Link"><text:span text:style-name="T3">RegexFlags</text:span></text:a><text:span text:style-name="T3"> and a pattern, and returns a RegExp.</text:span></text:p>
      <text:p text:style-name="P28">&gt; S.regex('g', ':\\d+:')</text:p>
      <text:p text:style-name="P30">/:\d+:/g</text:p>
      <text:h text:style-name="Heading_20_4" text:outline-level="4"><text:bookmark text:name="user-content-regexescape--string---string"/><text:a xlink:type="simple" xlink:href="https://github.com/sanctuary-js/sanctuary/blob/v0.14.1/index.js#L4310" text:style-name="Internet_20_link" text:visited-style-name="Visited_20_Internet_20_Link"><text:span text:style-name="Source_20_Text"><text:span text:style-name="T3">regexEscape :: String -⁠&gt; String</text:span></text:span></text:a></text:h>
      <text:p text:style-name="P20">Takes a string which may contain regular expression metacharacters, and returns a string with those metacharacters escaped.</text:p>
      <text:p text:style-name="P20">Properties:</text:p>
      <text:list xml:id="list7379762244573175990" text:style-name="L17">
        <text:list-item>
          <text:p text:style-name="P17"><text:span text:style-name="Source_20_Text"><text:span text:style-name="T3">forall s :: String. S.test(S.regex('', S.regexEscape(s)), s) = true</text:span></text:span><text:span text:style-name="T3"> </text:span></text:p>
        </text:list-item>
      </text:list>
      <text:p text:style-name="P28">&gt; S.regexEscape('-=*{XYZ}*=-')</text:p>
      <text:p text:style-name="P30">'\\-=\\*\\{XYZ\\}\\*=\\-'</text:p>
      <text:h text:style-name="Heading_20_4" text:outline-level="4"><text:bookmark text:name="user-content-test--regexp---string---boolean"/><text:a xlink:type="simple" xlink:href="https://github.com/sanctuary-js/sanctuary/blob/v0.14.1/index.js#L4328" text:style-name="Internet_20_link" text:visited-style-name="Visited_20_Internet_20_Link"><text:span text:style-name="Source_20_Text"><text:span text:style-name="T3">test :: RegExp -⁠&gt; String -⁠&gt; Boolean</text:span></text:span></text:a></text:h>
      <text:p text:style-name="Text_20_body"><text:span text:style-name="T3">Takes a pattern and a string, and returns </text:span><text:span text:style-name="Source_20_Text"><text:span text:style-name="T3">true</text:span></text:span><text:span text:style-name="T3"> </text:span><text:a xlink:type="simple" xlink:href="https://en.wikipedia.org/wiki/If_and_only_if" text:style-name="Internet_20_link" text:visited-style-name="Visited_20_Internet_20_Link"><text:span text:style-name="T3">iff</text:span></text:a><text:span text:style-name="T3"> the pattern matches the string.</text:span></text:p>
      <text:p text:style-name="P28">&gt; S.test(/^a/, 'abacus')</text:p>
      <text:p text:style-name="P28">true</text:p>
      <text:p text:style-name="P28"/>
      <text:p text:style-name="P28">&gt; S.test(/^a/, 'banana')</text:p>
      <text:p text:style-name="P30">false</text:p>
      <text:h text:style-name="Heading_20_4" text:outline-level="4"><text:bookmark text:name="user-content-match--nonglobalregexp---string---maybematch--stringgroups--arraymaybestring"/><text:a xlink:type="simple" xlink:href="https://github.com/sanctuary-js/sanctuary/blob/v0.14.1/index.js#L4345" text:style-name="Internet_20_link" text:visited-style-name="Visited_20_Internet_20_Link"><text:span text:style-name="Source_20_Text"><text:span text:style-name="T3">match :: NonGlobalRegExp -⁠&gt; String -⁠&gt; Maybe { match :: String, groups :: Array (Maybe String) }</text:span></text:span></text:a></text:h>
      <text:p text:style-name="P20">Takes a pattern and a string, and returns Just a match record if the pattern matches the string; Nothing otherwise.</text:p>
      <text:p text:style-name="Text_20_body"><text:span text:style-name="Source_20_Text"><text:span text:style-name="T3">groups :: Array (Maybe String)</text:span></text:span><text:span text:style-name="T3"> acknowledges the existence of optional capturing groups.</text:span></text:p>
      <text:p text:style-name="P20">Properties:</text:p>
      <text:list xml:id="list534583442989025931" text:style-name="L18">
        <text:list-item>
          <text:p text:style-name="P18"><text:span text:style-name="Source_20_Text"><text:span text:style-name="T3">forall p :: Pattern, s :: String. S.head(S.matchAll(S.regex('g', p), s)) = S.match(S.regex('', p), s)</text:span></text:span><text:span text:style-name="T3"> </text:span></text:p>
        </text:list-item>
      </text:list>
      <text:p text:style-name="Text_20_body"><text:span text:style-name="T3">See also </text:span><text:a xlink:type="simple" xlink:href="https://github.com/sanctuary-js/sanctuary#matchAll" text:style-name="Internet_20_link" text:visited-style-name="Visited_20_Internet_20_Link"><text:span text:style-name="Source_20_Text"><text:span text:style-name="T3">matchAll</text:span></text:span></text:a><text:span text:style-name="T3">.</text:span></text:p>
      <text:p text:style-name="P28">&gt; S.match(/(good)?bye/, 'goodbye')</text:p>
      <text:p text:style-name="P28">Just({match: 'goodbye', groups: [Just('good')]})</text:p>
      <text:p text:style-name="P28"/>
      <text:p text:style-name="P28">&gt; S.match(/(good)?bye/, 'bye')</text:p>
      <text:p text:style-name="P30">Just({match: 'bye', groups: [Nothing]})</text:p>
      <text:h text:style-name="Heading_20_4" text:outline-level="4"><text:bookmark text:name="user-content-matchall--globalregexp---string---arraymatch--stringgroups--arraymaybestring"/><text:soft-page-break/><text:a xlink:type="simple" xlink:href="https://github.com/sanctuary-js/sanctuary/blob/v0.14.1/index.js#L4373" text:style-name="Internet_20_link" text:visited-style-name="Visited_20_Internet_20_Link"><text:span text:style-name="Source_20_Text"><text:span text:style-name="T3">matchAll :: GlobalRegExp -⁠&gt; String -⁠&gt; Array { match :: String, groups :: Array (Maybe String) }</text:span></text:span></text:a></text:h>
      <text:p text:style-name="P20">Takes a pattern and a string, and returns an array of match records.</text:p>
      <text:p text:style-name="Text_20_body"><text:span text:style-name="Source_20_Text"><text:span text:style-name="T3">groups :: Array (Maybe String)</text:span></text:span><text:span text:style-name="T3"> acknowledges the existence of optional capturing groups.</text:span></text:p>
      <text:p text:style-name="Text_20_body"><text:span text:style-name="T3">See also </text:span><text:a xlink:type="simple" xlink:href="https://github.com/sanctuary-js/sanctuary#match" text:style-name="Internet_20_link" text:visited-style-name="Visited_20_Internet_20_Link"><text:span text:style-name="Source_20_Text"><text:span text:style-name="T3">match</text:span></text:span></text:a><text:span text:style-name="T3">.</text:span></text:p>
      <text:p text:style-name="P28">&gt; S.matchAll(/@([a-z]+)/g, 'Hello, world!')</text:p>
      <text:p text:style-name="P28">[]</text:p>
      <text:p text:style-name="P28"/>
      <text:p text:style-name="P28">&gt; S.matchAll(/@([a-z]+)/g, 'Hello, @foo! Hello, @bar! Hello, @baz!')</text:p>
      <text:p text:style-name="P28">[ {match: '@foo', groups: [Just('foo')]},</text:p>
      <text:p text:style-name="P28">. {match: '@bar', groups: [Just('bar')]},</text:p>
      <text:p text:style-name="P30">. {match: '@baz', groups: [Just('baz')]} ]</text:p>
      <text:h text:style-name="P27" text:outline-level="3"><text:bookmark text:name="user-content-string"/>String</text:h>
      <text:h text:style-name="Heading_20_4" text:outline-level="4"><text:bookmark text:name="user-content-toupper--string---string"/><text:a xlink:type="simple" xlink:href="https://github.com/sanctuary-js/sanctuary/blob/v0.14.1/index.js#L4405" text:style-name="Internet_20_link" text:visited-style-name="Visited_20_Internet_20_Link"><text:span text:style-name="Source_20_Text"><text:span text:style-name="T3">toUpper :: String -⁠&gt; String</text:span></text:span></text:a></text:h>
      <text:p text:style-name="P20">Returns the upper-case equivalent of its argument.</text:p>
      <text:p text:style-name="Text_20_body"><text:span text:style-name="T3">See also </text:span><text:a xlink:type="simple" xlink:href="https://github.com/sanctuary-js/sanctuary#toLower" text:style-name="Internet_20_link" text:visited-style-name="Visited_20_Internet_20_Link"><text:span text:style-name="Source_20_Text"><text:span text:style-name="T3">toLower</text:span></text:span></text:a><text:span text:style-name="T3">.</text:span></text:p>
      <text:p text:style-name="P28">&gt; S.toUpper('ABC def 123')</text:p>
      <text:p text:style-name="P30">'ABC DEF 123'</text:p>
      <text:h text:style-name="Heading_20_4" text:outline-level="4"><text:bookmark text:name="user-content-tolower--string---string"/><text:a xlink:type="simple" xlink:href="https://github.com/sanctuary-js/sanctuary/blob/v0.14.1/index.js#L4420" text:style-name="Internet_20_link" text:visited-style-name="Visited_20_Internet_20_Link"><text:span text:style-name="Source_20_Text"><text:span text:style-name="T3">toLower :: String -⁠&gt; String</text:span></text:span></text:a></text:h>
      <text:p text:style-name="P20">Returns the lower-case equivalent of its argument.</text:p>
      <text:p text:style-name="Text_20_body"><text:span text:style-name="T3">See also </text:span><text:a xlink:type="simple" xlink:href="https://github.com/sanctuary-js/sanctuary#toUpper" text:style-name="Internet_20_link" text:visited-style-name="Visited_20_Internet_20_Link"><text:span text:style-name="Source_20_Text"><text:span text:style-name="T3">toUpper</text:span></text:span></text:a><text:span text:style-name="T3">.</text:span></text:p>
      <text:p text:style-name="P28">&gt; S.toLower('ABC def 123')</text:p>
      <text:p text:style-name="P30">'abc def 123'</text:p>
      <text:h text:style-name="Heading_20_4" text:outline-level="4"><text:bookmark text:name="user-content-trim--string---string"/><text:a xlink:type="simple" xlink:href="https://github.com/sanctuary-js/sanctuary/blob/v0.14.1/index.js#L4435" text:style-name="Internet_20_link" text:visited-style-name="Visited_20_Internet_20_Link"><text:span text:style-name="Source_20_Text"><text:span text:style-name="T3">trim :: String -⁠&gt; String</text:span></text:span></text:a></text:h>
      <text:p text:style-name="P20">Strips leading and trailing whitespace characters.</text:p>
      <text:p text:style-name="P28">&gt; S.trim('\t\t foo bar \n')</text:p>
      <text:p text:style-name="P30">'foo bar'</text:p>
      <text:h text:style-name="Heading_20_4" text:outline-level="4"><text:bookmark text:name="user-content-stripprefix--string---string---maybestring"/><text:a xlink:type="simple" xlink:href="https://github.com/sanctuary-js/sanctuary/blob/v0.14.1/index.js#L4448" text:style-name="Internet_20_link" text:visited-style-name="Visited_20_Internet_20_Link"><text:span text:style-name="Source_20_Text"><text:span text:style-name="T3">stripPrefix :: String -⁠&gt; String -⁠&gt; Maybe String</text:span></text:span></text:a></text:h>
      <text:p text:style-name="P20">Returns Just the portion of the given string (the second argument) left after removing the given prefix (the first argument) if the string starts with the prefix; Nothing otherwise.</text:p>
      <text:p text:style-name="Text_20_body"><text:span text:style-name="T3">See also </text:span><text:a xlink:type="simple" xlink:href="https://github.com/sanctuary-js/sanctuary#stripSuffix" text:style-name="Internet_20_link" text:visited-style-name="Visited_20_Internet_20_Link"><text:span text:style-name="Source_20_Text"><text:span text:style-name="T3">stripSuffix</text:span></text:span></text:a><text:span text:style-name="T3">.</text:span></text:p>
      <text:p text:style-name="P28">&gt; S.stripPrefix('https://', 'https://sanctuary.js.org')</text:p>
      <text:p text:style-name="P28">Just('sanctuary.js.org')</text:p>
      <text:p text:style-name="P28"/>
      <text:p text:style-name="P28">&gt; S.stripPrefix('https://', 'http://sanctuary.js.org')</text:p>
      <text:p text:style-name="P30">Nothing</text:p>
      <text:h text:style-name="Heading_20_4" text:outline-level="4"><text:bookmark text:name="user-content-stripsuffix--string---string---maybestring"/><text:a xlink:type="simple" xlink:href="https://github.com/sanctuary-js/sanctuary/blob/v0.14.1/index.js#L4470" text:style-name="Internet_20_link" text:visited-style-name="Visited_20_Internet_20_Link"><text:span text:style-name="Source_20_Text"><text:span text:style-name="T3">stripSuffix :: String -⁠&gt; String -⁠&gt; Maybe String</text:span></text:span></text:a></text:h>
      <text:p text:style-name="P20">Returns Just the portion of the given string (the second argument) left after removing the given suffix (the first argument) if the string ends with the suffix; Nothing otherwise.</text:p>
      <text:p text:style-name="Text_20_body"><text:soft-page-break/><text:span text:style-name="T3">See also </text:span><text:a xlink:type="simple" xlink:href="https://github.com/sanctuary-js/sanctuary#stripPrefix" text:style-name="Internet_20_link" text:visited-style-name="Visited_20_Internet_20_Link"><text:span text:style-name="Source_20_Text"><text:span text:style-name="T3">stripPrefix</text:span></text:span></text:a><text:span text:style-name="T3">.</text:span></text:p>
      <text:p text:style-name="P28">&gt; S.stripSuffix('.md', 'README.md')</text:p>
      <text:p text:style-name="P28">Just('README')</text:p>
      <text:p text:style-name="P28"/>
      <text:p text:style-name="P28">&gt; S.stripSuffix('.md', 'README')</text:p>
      <text:p text:style-name="P30">Nothing</text:p>
      <text:h text:style-name="Heading_20_4" text:outline-level="4"><text:bookmark text:name="user-content-words--string---arraystring"/><text:a xlink:type="simple" xlink:href="https://github.com/sanctuary-js/sanctuary/blob/v0.14.1/index.js#L4492" text:style-name="Internet_20_link" text:visited-style-name="Visited_20_Internet_20_Link"><text:span text:style-name="Source_20_Text"><text:span text:style-name="T3">words :: String -⁠&gt; Array String</text:span></text:span></text:a></text:h>
      <text:p text:style-name="P20">Takes a string and returns the array of words the string contains (words are delimited by whitespace characters).</text:p>
      <text:p text:style-name="Text_20_body"><text:span text:style-name="T3">See also </text:span><text:a xlink:type="simple" xlink:href="https://github.com/sanctuary-js/sanctuary#unwords" text:style-name="Internet_20_link" text:visited-style-name="Visited_20_Internet_20_Link"><text:span text:style-name="Source_20_Text"><text:span text:style-name="T3">unwords</text:span></text:span></text:a><text:span text:style-name="T3">.</text:span></text:p>
      <text:p text:style-name="P28">&gt; S.words(' foo bar baz ')</text:p>
      <text:p text:style-name="P30">['foo', 'bar', 'baz']</text:p>
      <text:h text:style-name="Heading_20_4" text:outline-level="4"><text:bookmark text:name="user-content-unwords--arraystring---string"/><text:a xlink:type="simple" xlink:href="https://github.com/sanctuary-js/sanctuary/blob/v0.14.1/index.js#L4510" text:style-name="Internet_20_link" text:visited-style-name="Visited_20_Internet_20_Link"><text:span text:style-name="Source_20_Text"><text:span text:style-name="T3">unwords :: Array String -⁠&gt; String</text:span></text:span></text:a></text:h>
      <text:p text:style-name="P20">Takes an array of words and returns the result of joining the words with separating spaces.</text:p>
      <text:p text:style-name="Text_20_body"><text:span text:style-name="T3">See also </text:span><text:a xlink:type="simple" xlink:href="https://github.com/sanctuary-js/sanctuary#words" text:style-name="Internet_20_link" text:visited-style-name="Visited_20_Internet_20_Link"><text:span text:style-name="Source_20_Text"><text:span text:style-name="T3">words</text:span></text:span></text:a><text:span text:style-name="T3">.</text:span></text:p>
      <text:p text:style-name="P28">&gt; S.unwords(['foo', 'bar', 'baz'])</text:p>
      <text:p text:style-name="P30">'foo bar baz'</text:p>
      <text:h text:style-name="Heading_20_4" text:outline-level="4"><text:bookmark text:name="user-content-lines--string---arraystring"/><text:a xlink:type="simple" xlink:href="https://github.com/sanctuary-js/sanctuary/blob/v0.14.1/index.js#L4526" text:style-name="Internet_20_link" text:visited-style-name="Visited_20_Internet_20_Link"><text:span text:style-name="Source_20_Text"><text:span text:style-name="T3">lines :: String -⁠&gt; Array String</text:span></text:span></text:a></text:h>
      <text:p text:style-name="Text_20_body"><text:span text:style-name="T3">Takes a string and returns the array of lines the string contains (lines are delimited by newlines: </text:span><text:span text:style-name="Source_20_Text"><text:span text:style-name="T3">'\n'</text:span></text:span><text:span text:style-name="T3"> or </text:span><text:span text:style-name="Source_20_Text"><text:span text:style-name="T3">'\r\n'</text:span></text:span><text:span text:style-name="T3"> or </text:span><text:span text:style-name="Source_20_Text"><text:span text:style-name="T3">'\r'</text:span></text:span><text:span text:style-name="T3">). The resulting strings do not contain newlines.</text:span></text:p>
      <text:p text:style-name="Text_20_body"><text:span text:style-name="T3">See also </text:span><text:a xlink:type="simple" xlink:href="https://github.com/sanctuary-js/sanctuary#unlines" text:style-name="Internet_20_link" text:visited-style-name="Visited_20_Internet_20_Link"><text:span text:style-name="Source_20_Text"><text:span text:style-name="T3">unlines</text:span></text:span></text:a><text:span text:style-name="T3">.</text:span></text:p>
      <text:p text:style-name="P28">&gt; S.lines('foo\nbar\nbaz\n')</text:p>
      <text:p text:style-name="P30">['foo', 'bar', 'baz']</text:p>
      <text:h text:style-name="Heading_20_4" text:outline-level="4"><text:bookmark text:name="user-content-unlines--arraystring---string"/><text:a xlink:type="simple" xlink:href="https://github.com/sanctuary-js/sanctuary/blob/v0.14.1/index.js#L4544" text:style-name="Internet_20_link" text:visited-style-name="Visited_20_Internet_20_Link"><text:span text:style-name="Source_20_Text"><text:span text:style-name="T3">unlines :: Array String -⁠&gt; String</text:span></text:span></text:a></text:h>
      <text:p text:style-name="Text_20_body"><text:span text:style-name="T3">Takes an array of lines and returns the result of joining the lines after appending a terminating line feed (</text:span><text:span text:style-name="Source_20_Text"><text:span text:style-name="T3">'\n'</text:span></text:span><text:span text:style-name="T3">) to each.</text:span></text:p>
      <text:p text:style-name="Text_20_body"><text:span text:style-name="T3">See also </text:span><text:a xlink:type="simple" xlink:href="https://github.com/sanctuary-js/sanctuary#lines" text:style-name="Internet_20_link" text:visited-style-name="Visited_20_Internet_20_Link"><text:span text:style-name="Source_20_Text"><text:span text:style-name="T3">lines</text:span></text:span></text:a><text:span text:style-name="T3">.</text:span></text:p>
      <text:p text:style-name="P28">&gt; S.unlines(['foo', 'bar', 'baz'])</text:p>
      <text:p text:style-name="P30">'foo\nbar\nbaz\n'</text:p>
      <text:h text:style-name="Heading_20_4" text:outline-level="4"><text:bookmark text:name="user-content-spliton--string---string---arraystring"/><text:a xlink:type="simple" xlink:href="https://github.com/sanctuary-js/sanctuary/blob/v0.14.1/index.js#L4560" text:style-name="Internet_20_link" text:visited-style-name="Visited_20_Internet_20_Link"><text:span text:style-name="Source_20_Text"><text:span text:style-name="T3">splitOn :: String -⁠&gt; String -⁠&gt; Array String</text:span></text:span></text:a></text:h>
      <text:p text:style-name="P20">Returns the substrings of its second argument separated by occurrences of its first argument.</text:p>
      <text:p text:style-name="Text_20_body"><text:span text:style-name="T3">See also </text:span><text:a xlink:type="simple" xlink:href="https://github.com/sanctuary-js/sanctuary#joinWith" text:style-name="Internet_20_link" text:visited-style-name="Visited_20_Internet_20_Link"><text:span text:style-name="Source_20_Text"><text:span text:style-name="T3">joinWith</text:span></text:span></text:a><text:span text:style-name="T3"> and </text:span><text:a xlink:type="simple" xlink:href="https://github.com/sanctuary-js/sanctuary#splitOnRegex" text:style-name="Internet_20_link" text:visited-style-name="Visited_20_Internet_20_Link"><text:span text:style-name="Source_20_Text"><text:span text:style-name="T3">splitOnRegex</text:span></text:span></text:a><text:span text:style-name="T3">.</text:span></text:p>
      <text:p text:style-name="P28">&gt; S.splitOn('::', 'foo::bar::baz')</text:p>
      <text:p text:style-name="P30">['foo', 'bar', 'baz']</text:p>
      <text:h text:style-name="Heading_20_4" text:outline-level="4"><text:bookmark text:name="user-content-splitonregex--globalregexp---string---arraystring"/><text:a xlink:type="simple" xlink:href="https://github.com/sanctuary-js/sanctuary/blob/v0.14.1/index.js#L4577" text:style-name="Internet_20_link" text:visited-style-name="Visited_20_Internet_20_Link"><text:span text:style-name="Source_20_Text"><text:span text:style-name="T3">splitOnRegex :: GlobalRegExp -⁠&gt; String -⁠&gt; Array String</text:span></text:span></text:a></text:h>
      <text:p text:style-name="P20">Takes a pattern and a string, and returns the result of splitting the string at every non-overlapping occurrence of the pattern.</text:p>
      <text:p text:style-name="P20"><text:soft-page-break/>Properties:</text:p>
      <text:list xml:id="list8636651153877694512" text:style-name="L19">
        <text:list-item>
          <text:p text:style-name="P19"><text:span text:style-name="Source_20_Text"><text:span text:style-name="T3">forall s :: String, t :: String. S.joinWith(s, S.splitOnRegex(S.regex('g', S.regexEscape(s)), t)) = t</text:span></text:span><text:span text:style-name="T3"> </text:span></text:p>
        </text:list-item>
      </text:list>
      <text:p text:style-name="Text_20_body"><text:span text:style-name="T3">See also </text:span><text:a xlink:type="simple" xlink:href="https://github.com/sanctuary-js/sanctuary#splitOn" text:style-name="Internet_20_link" text:visited-style-name="Visited_20_Internet_20_Link"><text:span text:style-name="Source_20_Text"><text:span text:style-name="T3">splitOn</text:span></text:span></text:a><text:span text:style-name="T3">.</text:span></text:p>
      <text:p text:style-name="P28">&gt; S.splitOnRegex(/[,;][ ]*/g, 'foo, bar, baz')</text:p>
      <text:p text:style-name="P28">['foo', 'bar', 'baz']</text:p>
      <text:p text:style-name="P28"/>
      <text:p text:style-name="P28">&gt; S.splitOnRegex(/[,;][ ]*/g, 'foo;bar;baz')</text:p>
      <text:p text:style-name="P30">['foo', 'bar', 'baz']</text:p>
      <text:p text:style-name="P20"><office:annotation><dc:date>2018-01-12T13:05:40.456577500</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5:38.195845921</meta:creation-date>
    <dc:date>2018-01-12T13:09:54.817455404</dc:date>
    <meta:editing-duration>PT2M10S</meta:editing-duration>
    <meta:editing-cycles>2</meta:editing-cycles>
    <meta:generator>LibreOffice/5.1.6.2$Linux_X86_64 LibreOffice_project/10m0$Build-2</meta:generator>
    <meta:document-statistic meta:table-count="0" meta:image-count="0" meta:object-count="0" meta:page-count="48" meta:paragraph-count="1599" meta:word-count="12754" meta:character-count="69045" meta:non-whitespace-character-count="58598"/>
  </office:meta>
</office:document-meta>
</file>